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A0000003C0670250A1E9EFB3A7.png" manifest:media-type="image/png"/>
  <manifest:file-entry manifest:full-path="Pictures/10000001000003480000025C8FE1D75E44805E12.png" manifest:media-type="image/png"/>
  <manifest:file-entry manifest:full-path="Pictures/10000001000002E10000027D3D0CDFF357D38B3E.png" manifest:media-type="image/png"/>
  <manifest:file-entry manifest:full-path="Pictures/100000010000048E000003561579F68A830BA9CE.png" manifest:media-type="image/png"/>
  <manifest:file-entry manifest:full-path="Pictures/100000000000010400000118AADE70BAD9ECFB52.png" manifest:media-type="image/png"/>
  <manifest:file-entry manifest:full-path="Pictures/100000000000031900000462479AEE5AC796C3D3.png" manifest:media-type="image/png"/>
  <manifest:file-entry manifest:full-path="Pictures/10000001000001D70000014EACF9C873E1C03F45.png" manifest:media-type="image/png"/>
  <manifest:file-entry manifest:full-path="Pictures/10000001000002DA00000273F7AB320B3FA4C962.png" manifest:media-type="image/png"/>
  <manifest:file-entry manifest:full-path="Pictures/10000000000005A0000003C0319BBA0547130EA1.png" manifest:media-type="image/png"/>
  <manifest:file-entry manifest:full-path="Pictures/10000001000000A7000000A90C6B2F8490645F4A.png" manifest:media-type="image/png"/>
  <manifest:file-entry manifest:full-path="Pictures/10000001000001080000010B530B94C0D9AED7F5.png" manifest:media-type="image/png"/>
  <manifest:file-entry manifest:full-path="Pictures/10000001000005A00000042CC5407536D65415BD.png" manifest:media-type="image/png"/>
  <manifest:file-entry manifest:full-path="Pictures/10000001000001B0000000521E39BECB6C37F1D8.png" manifest:media-type="image/png"/>
  <manifest:file-entry manifest:full-path="Pictures/10000001000002D40000003E351238ABD3EBA30E.png" manifest:media-type="image/png"/>
  <manifest:file-entry manifest:full-path="Pictures/1000000100000371000002814FB47B4F8F7EF07C.png" manifest:media-type="image/png"/>
  <manifest:file-entry manifest:full-path="Pictures/100000010000013E00000174A770992BBD8F1FE6.png" manifest:media-type="image/png"/>
  <manifest:file-entry manifest:full-path="Pictures/10000001000002EA0000028041AC9FD954B05A16.png" manifest:media-type="image/png"/>
  <manifest:file-entry manifest:full-path="Pictures/10000001000002EA000002806F906D05D37BA015.png" manifest:media-type="image/png"/>
  <manifest:file-entry manifest:full-path="Pictures/10000001000002FD0000028759639052BFE7AEFB.png" manifest:media-type="image/png"/>
  <manifest:file-entry manifest:full-path="Pictures/10000001000002D700000256E159AF3BE6B5C829.png" manifest:media-type="image/png"/>
  <manifest:file-entry manifest:full-path="Pictures/1000000100000130000000DC2CB0FA2DC8FCFA7C.png" manifest:media-type="image/png"/>
  <manifest:file-entry manifest:full-path="Pictures/100000010000028C000001C28F205BDDEE7ABDD5.png" manifest:media-type="image/png"/>
  <manifest:file-entry manifest:full-path="Pictures/100000010000022300000193EBC77EE0306770A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svg:stroke-color="#111111" draw:fill-color="#111111" draw:opacity="100%" draw:opacity-name="Transparency_20_6" draw:textarea-horizontal-align="justify" draw:textarea-vertical-align="middle" draw:auto-grow-height="false" fo:min-height="0.29cm" fo:min-width="0.04cm" style:writing-mode="lr-tb"/>
      <style:paragraph-properties style:writing-mode="lr-tb"/>
    </style:style>
    <style:style style:name="gr3" style:family="graphic" style:parent-style-name="Default_5f_1">
      <style:graphic-properties svg:stroke-color="#ffbf00" draw:fill-color="#ffbf00" draw:textarea-horizontal-align="justify" draw:textarea-vertical-align="middle" draw:auto-grow-height="false" fo:min-height="0.004cm" fo:min-width="0cm"/>
    </style:style>
    <style:style style:name="gr4" style:family="graphic" style:parent-style-name="Default_5f_1">
      <style:graphic-properties svg:stroke-color="#f10d0c" draw:fill-color="#ff3838" draw:textarea-horizontal-align="justify" draw:textarea-vertical-align="middle" draw:auto-grow-height="false" fo:min-height="0.004cm" fo:min-width="0cm"/>
    </style:style>
    <style:style style:name="gr5" style:family="graphic" style:parent-style-name="Default_5f_1">
      <style:graphic-properties svg:stroke-color="#ec9ba4" draw:fill-color="#ffa6a6" draw:textarea-horizontal-align="justify" draw:textarea-vertical-align="middle" draw:auto-grow-height="false" fo:min-height="0.004cm" fo:min-width="0cm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Default_5f_1">
      <style:graphic-properties draw:stroke="none" draw:fill="none" fo:min-height="0.447cm"/>
      <style:paragraph-properties style:writing-mode="lr-tb"/>
    </style:style>
    <style:style style:name="gr8" style:family="graphic" style:parent-style-name="Default_5f_1">
      <style:graphic-properties svg:stroke-color="#729fcf" draw:fill-color="#729fcf" draw:textarea-horizontal-align="justify" draw:textarea-vertical-align="middle" draw:auto-grow-height="false" fo:min-height="0.004cm" fo:min-width="0cm"/>
    </style:style>
    <style:style style:name="gr9" style:family="graphic" style:parent-style-name="Default_5f_1">
      <style:graphic-properties draw:stroke="none" draw:fill="none" fo:min-height="0.714cm"/>
      <style:paragraph-properties style:writing-mode="lr-tb"/>
    </style:style>
    <style:style style:name="gr10" style:family="graphic" style:parent-style-name="Default_5f_1">
      <style:graphic-properties draw:stroke="solid" svg:stroke-width="0.071cm" svg:stroke-color="#0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hidden" draw:shadow-offset-x="0cm" draw:shadow-offset-y="0.051cm" draw:shadow-color="#000000" draw:shadow-opacity="38%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5cm, 3.535cm, 0cm, 5.61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48cm, 14.409cm, 21.526cm, 0.96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75cm, 4.463cm, 1.257cm, 7.15cm)" draw:image-opacity="100%" style:mirror="none"/>
    </style:style>
    <style:style style:name="gr14" style:family="graphic" style:parent-style-name="Default_5f_1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8.916cm" fo:min-width="7.488cm" fo:padding-top="0.178cm" fo:padding-bottom="0.178cm" fo:padding-left="0.303cm" fo:padding-right="0.303cm"/>
    </style:style>
    <style:style style:name="gr15" style:family="graphic" style:parent-style-name="objectwithoutfill">
      <style:graphic-properties svg:stroke-color="#000000" draw:fill="solid" draw:textarea-vertical-align="middle"/>
    </style:style>
    <style:style style:name="gr16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638cm" fo:min-width="0.661cm"/>
      <style:paragraph-properties style:writing-mode="lr-tb"/>
    </style:style>
    <style:style style:name="gr18" style:family="graphic" style:parent-style-name="Default_5f_1">
      <style:graphic-properties svg:stroke-width="0.053cm" svg:stroke-color="#ff860d" draw:marker-start-width="0.279cm" draw:marker-end-width="0.279cm" draw:fill-color="#ff860d" draw:opacity="100%" draw:opacity-name="Transparency_20_6" draw:textarea-horizontal-align="justify" draw:textarea-vertical-align="middle" draw:auto-grow-height="false" fo:min-height="0.237cm" fo:min-width="0cm" fo:padding-top="0.151cm" fo:padding-bottom="0.151cm" fo:padding-left="0.276cm" fo:padding-right="0.276cm" style:writing-mode="lr-tb"/>
      <style:paragraph-properties style:writing-mode="lr-tb"/>
    </style:style>
    <style:style style:name="gr19" style:family="graphic" style:parent-style-name="Default_5f_1">
      <style:graphic-properties svg:stroke-width="0.053cm" svg:stroke-color="#00a933" draw:marker-start-width="0.279cm" draw:marker-end-width="0.279cm" draw:fill-color="#00a933" draw:opacity="100%" draw:opacity-name="Transparency_20_6" draw:textarea-horizontal-align="justify" draw:textarea-vertical-align="middle" draw:auto-grow-height="false" fo:min-height="0.775cm" fo:min-width="0.525cm" fo:padding-top="0.151cm" fo:padding-bottom="0.151cm" fo:padding-left="0.276cm" fo:padding-right="0.276cm" style:writing-mode="lr-tb"/>
      <style:paragraph-properties style:writing-mode="lr-tb"/>
    </style:style>
    <style:style style:name="gr20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2" style:family="graphic" style:parent-style-name="Default_5f_1">
      <style:graphic-properties svg:stroke-width="0.053cm" svg:stroke-color="#bf0041" draw:marker-start-width="0.279cm" draw:marker-end-width="0.279cm" draw:fill-color="#bf0041" draw:opacity="100%" draw:opacity-name="Transparency_20_6" draw:textarea-horizontal-align="justify" draw:textarea-vertical-align="middle" draw:auto-grow-height="false" fo:min-height="0.23cm" fo:min-width="0.234cm" fo:padding-top="0.151cm" fo:padding-bottom="0.151cm" fo:padding-left="0.276cm" fo:padding-right="0.276cm" draw:shadow="hidden"/>
    </style:style>
    <style:style style:name="gr23" style:family="graphic" style:parent-style-name="Default_5f_1">
      <style:graphic-properties svg:stroke-width="0.053cm" svg:stroke-color="#2a6099" draw:marker-start-width="0.279cm" draw:marker-end-width="0.279cm" draw:fill-color="#2a6099" draw:opacity="100%" draw:opacity-name="Transparency_20_6" draw:textarea-horizontal-align="justify" draw:textarea-vertical-align="middle" draw:auto-grow-height="false" fo:min-height="0.774cm" fo:min-width="0.516cm" fo:padding-top="0.151cm" fo:padding-bottom="0.151cm" fo:padding-left="0.276cm" fo:padding-right="0.276cm" style:writing-mode="lr-tb"/>
      <style:paragraph-properties style:writing-mode="lr-tb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23cm" fo:min-width="0cm"/>
      <style:paragraph-properties style:writing-mode="lr-tb"/>
    </style:style>
    <style:style style:name="gr25" style:family="graphic" style:parent-style-name="Default_5f_1">
      <style:graphic-properties draw:stroke="none" draw:fill="none" fo:min-height="0.723cm"/>
      <style:paragraph-properties style:writing-mode="lr-tb"/>
    </style:style>
    <style:style style:name="gr26" style:family="graphic" style:parent-style-name="Default_5f_1">
      <style:graphic-properties draw:stroke="none" draw:fill="none" fo:min-height="0.822cm"/>
      <style:paragraph-properties style:writing-mode="lr-tb"/>
    </style:style>
    <style:style style:name="gr27" style:family="graphic" style:parent-style-name="Default_5f_1">
      <style:graphic-properties draw:stroke="none" draw:fill="none" fo:min-height="1.638cm"/>
      <style:paragraph-properties style:writing-mode="lr-tb"/>
    </style:style>
    <style:style style:name="gr28" style:family="graphic" style:parent-style-name="Default_5f_1">
      <style:graphic-properties draw:stroke="none" draw:fill="none" fo:min-height="0.493cm"/>
      <style:paragraph-properties style:writing-mode="lr-tb"/>
    </style:style>
    <style:style style:name="gr29" style:family="graphic" style:parent-style-name="Default_5f_1">
      <style:graphic-properties svg:stroke-width="0.053cm" svg:stroke-color="#bf0041" draw:marker-start-width="0.279cm" draw:marker-end-width="0.279cm" draw:fill-color="#bf0041" draw:opacity="100%" draw:opacity-name="Transparency_20_6" draw:textarea-horizontal-align="justify" draw:textarea-vertical-align="middle" draw:auto-grow-height="false" fo:min-height="0.187cm" fo:min-width="0.17cm" fo:padding-top="0.151cm" fo:padding-bottom="0.151cm" fo:padding-left="0.276cm" fo:padding-right="0.276cm" draw:shadow="hidden"/>
    </style:style>
    <style:style style:name="gr30" style:family="graphic" style:parent-style-name="Default_5f_1">
      <style:graphic-properties svg:stroke-width="0.053cm" svg:stroke-color="#bf0041" draw:marker-start-width="0.279cm" draw:marker-end-width="0.279cm" draw:fill-color="#bf0041" draw:opacity="100%" draw:opacity-name="Transparency_20_6" draw:textarea-horizontal-align="justify" draw:textarea-vertical-align="middle" draw:auto-grow-height="false" fo:min-height="0.121cm" fo:min-width="0.073cm" fo:padding-top="0.151cm" fo:padding-bottom="0.151cm" fo:padding-left="0.276cm" fo:padding-right="0.276cm" draw:shadow="hidden"/>
    </style:style>
    <style:style style:name="gr31" style:family="graphic" style:parent-style-name="Default_5f_1">
      <style:graphic-properties svg:stroke-width="0.053cm" svg:stroke-color="#ff8000" draw:marker-start-width="0.279cm" draw:marker-end-width="0.279cm" draw:fill-color="#ff8000" draw:opacity="100%" draw:opacity-name="Transparency_20_6" draw:textarea-horizontal-align="justify" draw:textarea-vertical-align="middle" draw:auto-grow-height="false" fo:min-height="0.695cm" fo:min-width="0.437cm" fo:padding-top="0.151cm" fo:padding-bottom="0.151cm" fo:padding-left="0.276cm" fo:padding-right="0.276cm" style:writing-mode="lr-tb"/>
      <style:paragraph-properties style:writing-mode="lr-tb"/>
    </style:style>
    <style:style style:name="gr32" style:family="graphic" style:parent-style-name="Default_5f_1">
      <style:graphic-properties svg:stroke-width="0.053cm" svg:stroke-color="#2a6099" draw:marker-start-width="0.279cm" draw:marker-end-width="0.279cm" draw:fill-color="#2a6099" draw:opacity="100%" draw:opacity-name="Transparency_20_6" draw:textarea-horizontal-align="justify" draw:textarea-vertical-align="middle" draw:auto-grow-height="false" fo:min-height="0.606cm" fo:min-width="0.346cm" fo:padding-top="0.151cm" fo:padding-bottom="0.151cm" fo:padding-left="0.276cm" fo:padding-right="0.276cm" style:writing-mode="lr-tb"/>
      <style:paragraph-properties style:writing-mode="lr-tb"/>
    </style:style>
    <style:style style:name="gr33" style:family="graphic" style:parent-style-name="standard">
      <style:graphic-properties draw:stroke="none" draw:fill="none" fo:min-height="0.723cm"/>
      <style:paragraph-properties style:writing-mode="lr-tb"/>
    </style:style>
    <style:style style:name="gr34" style:family="graphic" style:parent-style-name="Default_5f_1">
      <style:graphic-properties svg:stroke-width="0.053cm" svg:stroke-color="#00a933" draw:marker-start-width="0.279cm" draw:marker-end-width="0.279cm" draw:fill-color="#00a933" draw:opacity="100%" draw:opacity-name="Transparency_20_6" draw:textarea-horizontal-align="justify" draw:textarea-vertical-align="middle" draw:auto-grow-height="false" fo:min-height="0.424cm" fo:min-width="0.167cm" fo:padding-top="0.151cm" fo:padding-bottom="0.151cm" fo:padding-left="0.276cm" fo:padding-right="0.276cm" style:writing-mode="lr-tb"/>
      <style:paragraph-properties style:writing-mode="lr-tb"/>
    </style:style>
    <style:style style:name="gr35" style:family="graphic" style:parent-style-name="Default_5f_1">
      <style:graphic-properties svg:stroke-width="0.053cm" svg:stroke-color="#00a933" draw:marker-start-width="0.279cm" draw:marker-end-width="0.279cm" draw:fill-color="#00a933" draw:opacity="100%" draw:opacity-name="Transparency_20_6" draw:textarea-horizontal-align="justify" draw:textarea-vertical-align="middle" draw:auto-grow-height="false" fo:min-height="0.514cm" fo:min-width="0.256cm" fo:padding-top="0.151cm" fo:padding-bottom="0.151cm" fo:padding-left="0.276cm" fo:padding-right="0.276cm" style:writing-mode="lr-tb"/>
      <style:paragraph-properties style:writing-mode="lr-tb"/>
    </style:style>
    <style:style style:name="gr36" style:family="graphic" style:parent-style-name="Default_5f_1">
      <style:graphic-properties svg:stroke-width="0.053cm" svg:stroke-color="#ff8000" draw:marker-start-width="0.279cm" draw:marker-end-width="0.279cm" draw:fill-color="#ff8000" draw:opacity="100%" draw:opacity-name="Transparency_20_6" draw:textarea-horizontal-align="justify" draw:textarea-vertical-align="middle" draw:auto-grow-height="false" fo:min-height="0.148cm" fo:min-width="0cm" fo:padding-top="0.151cm" fo:padding-bottom="0.151cm" fo:padding-left="0.276cm" fo:padding-right="0.276cm" style:writing-mode="lr-tb"/>
      <style:paragraph-properties style:writing-mode="lr-tb"/>
    </style:style>
    <style:style style:name="gr37" style:family="graphic" style:parent-style-name="Default_5f_1">
      <style:graphic-properties svg:stroke-width="0.053cm" svg:stroke-color="#ff860d" draw:marker-start-width="0.279cm" draw:marker-end-width="0.279cm" draw:fill-color="#ff860d" draw:opacity="100%" draw:opacity-name="Transparency_20_6" draw:textarea-horizontal-align="justify" draw:textarea-vertical-align="middle" draw:auto-grow-height="false" fo:min-height="0.058cm" fo:min-width="0cm" fo:padding-top="0.151cm" fo:padding-bottom="0.151cm" fo:padding-left="0.276cm" fo:padding-right="0.276cm" style:writing-mode="lr-tb"/>
      <style:paragraph-properties style:writing-mode="lr-tb"/>
    </style:style>
    <style:style style:name="gr38" style:family="graphic" style:parent-style-name="Default_5f_1">
      <style:graphic-properties draw:stroke="solid" svg:stroke-width="0.071cm" svg:stroke-color="#ffc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hidden" draw:shadow-offset-x="0cm" draw:shadow-offset-y="0.051cm" draw:shadow-color="#000000" draw:shadow-opacity="38%"/>
    </style:style>
    <style:style style:name="gr39" style:family="graphic" style:parent-style-name="Default_5f_1">
      <style:graphic-properties draw:stroke="solid" svg:stroke-width="0.026cm" svg:stroke-color="#2a6099" draw:stroke-linejoin="round" svg:stroke-linecap="butt" draw:fill="solid" draw:fill-color="#2a6099" draw:textarea-vertical-align="top" draw:auto-grow-height="false" fo:min-height="0.293cm" fo:min-width="0.27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0" style:family="graphic" style:parent-style-name="Default_5f_1">
      <style:graphic-properties draw:stroke="solid" svg:stroke-width="0.026cm" svg:stroke-color="#ffc000" draw:stroke-linejoin="round" svg:stroke-linecap="butt" draw:fill="solid" draw:fill-color="#ffc000" draw:textarea-vertical-align="top" draw:auto-grow-height="false" fo:min-height="0.374cm" fo:min-width="0.372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1" style:family="graphic" style:parent-style-name="Default_5f_1">
      <style:graphic-properties draw:stroke="solid" svg:stroke-width="0.071cm" svg:stroke-color="#2a6099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hidden" draw:shadow-offset-x="0cm" draw:shadow-offset-y="0.051cm" draw:shadow-color="#000000" draw:shadow-opacity="38%"/>
    </style:style>
    <style:style style:name="gr42" style:family="graphic" style:parent-style-name="Default_5f_1">
      <style:graphic-properties draw:stroke="solid" svg:stroke-width="0.071cm" svg:stroke-color="#bf0041" draw:stroke-linejoin="round" svg:stroke-linecap="butt" draw:fill="none" draw:textarea-vertical-align="top" draw:auto-grow-height="false" fo:min-height="0.179cm" fo:min-width="2.784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43" style:family="graphic" style:parent-style-name="Default_5f_1">
      <style:graphic-properties draw:stroke="solid" svg:stroke-width="0.026cm" svg:stroke-color="#bf0041" draw:stroke-linejoin="round" svg:stroke-linecap="butt" draw:fill="solid" draw:fill-color="#bf0041" draw:textarea-vertical-align="top" draw:auto-grow-height="false" fo:min-height="0.275cm" fo:min-width="0.274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4" style:family="graphic" style:parent-style-name="Default_5f_1">
      <style:graphic-properties draw:stroke="solid" svg:stroke-width="0.026cm" svg:stroke-color="#00b050" draw:stroke-linejoin="round" svg:stroke-linecap="butt" draw:fill="solid" draw:fill-color="#00b050" draw:textarea-vertical-align="top" draw:auto-grow-height="false" fo:min-height="0.355cm" fo:min-width="0.009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5" style:family="graphic" style:parent-style-name="Default_5f_1">
      <style:graphic-properties draw:stroke="solid" svg:stroke-width="0.071cm" svg:stroke-color="#00b05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hidden" draw:shadow-offset-x="0cm" draw:shadow-offset-y="0.051cm" draw:shadow-color="#000000" draw:shadow-opacity="38%"/>
    </style:style>
    <style:style style:name="gr46" style:family="graphic" style:parent-style-name="Default_5f_1">
      <style:graphic-properties draw:stroke="solid" svg:stroke-width="0.081cm" svg:stroke-color="#ffc000" draw:marker-start-width="0.215cm" draw:marker-end-width="0.215cm" draw:stroke-linejoin="round" svg:stroke-linecap="butt" draw:fill="none" draw:textarea-horizontal-align="center" draw:textarea-vertical-align="top" draw:auto-grow-height="false" fo:padding-top="0.13cm" fo:padding-bottom="0.13cm" fo:padding-left="0.255cm" fo:padding-right="0.255cm" fo:wrap-option="wrap" draw:shadow="hidden" draw:shadow-offset-x="0cm" draw:shadow-offset-y="0.051cm" draw:shadow-color="#000000" draw:shadow-opacity="38%"/>
    </style:style>
    <style:style style:name="gr47" style:family="graphic" style:parent-style-name="Default_5f_1">
      <style:graphic-properties draw:stroke="solid" svg:stroke-width="0.071cm" svg:stroke-color="#00a933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hidden" draw:shadow-offset-x="0cm" draw:shadow-offset-y="0.051cm" draw:shadow-color="#000000" draw:shadow-opacity="38%"/>
    </style:style>
    <style:style style:name="gr48" style:family="graphic" style:parent-style-name="Default_5f_1">
      <style:graphic-properties svg:stroke-width="0.035cm" svg:stroke-color="#2a6099" draw:marker-start-width="0.252cm" draw:marker-end-width="0.252cm" draw:fill-color="#2a6099" draw:opacity="100%" draw:opacity-name="Transparency_20_6" draw:textarea-horizontal-align="justify" draw:textarea-vertical-align="middle" draw:auto-grow-height="false" fo:min-height="0.378cm" fo:min-width="0.166cm" fo:padding-top="0.142cm" fo:padding-bottom="0.142cm" fo:padding-left="0.267cm" fo:padding-right="0.267cm" style:writing-mode="lr-tb"/>
      <style:paragraph-properties style:writing-mode="lr-tb"/>
    </style:style>
    <style:style style:name="gr49" style:family="graphic" style:parent-style-name="Default_5f_1">
      <style:graphic-properties svg:stroke-width="0.035cm" svg:stroke-color="#ff8000" draw:marker-start-width="0.252cm" draw:marker-end-width="0.252cm" draw:fill-color="#ff8000" draw:opacity="100%" draw:opacity-name="Transparency_20_6" draw:textarea-horizontal-align="justify" draw:textarea-vertical-align="middle" draw:auto-grow-height="false" fo:min-height="0.378cm" fo:min-width="0.167cm" fo:padding-top="0.142cm" fo:padding-bottom="0.142cm" fo:padding-left="0.267cm" fo:padding-right="0.267cm" style:writing-mode="lr-tb"/>
      <style:paragraph-properties style:writing-mode="lr-tb"/>
    </style:style>
    <style:style style:name="gr50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1" style:family="graphic" style:parent-style-name="Default_5f_1">
      <style:graphic-properties draw:stroke="solid" svg:stroke-width="0.026cm" svg:stroke-color="#2a6099" draw:stroke-linejoin="round" svg:stroke-linecap="butt" draw:fill="solid" draw:fill-color="#2a6099" draw:textarea-vertical-align="top" draw:auto-grow-height="false" fo:min-height="0cm" fo:min-width="0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52" style:family="graphic" style:parent-style-name="objectwithoutfill">
      <style:graphic-properties svg:stroke-width="0.081cm" svg:stroke-color="#bf0041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3" style:family="graphic" style:parent-style-name="Default_5f_1">
      <style:graphic-properties draw:stroke="solid" svg:stroke-width="0.026cm" svg:stroke-color="#bf0041" draw:stroke-linejoin="round" svg:stroke-linecap="butt" draw:fill="solid" draw:fill-color="#bf0041" draw:textarea-vertical-align="top" draw:auto-grow-height="false" fo:min-height="0cm" fo:min-width="0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54" style:family="graphic" style:parent-style-name="Default_5f_1">
      <style:graphic-properties svg:stroke-width="0.035cm" svg:stroke-color="#00a933" draw:marker-start-width="0.252cm" draw:marker-end-width="0.252cm" draw:fill-color="#00a933" draw:opacity="100%" draw:opacity-name="Transparency_20_6" draw:textarea-horizontal-align="justify" draw:textarea-vertical-align="middle" draw:auto-grow-height="false" fo:min-height="0.378cm" fo:min-width="0.166cm" fo:padding-top="0.142cm" fo:padding-bottom="0.142cm" fo:padding-left="0.267cm" fo:padding-right="0.267cm" style:writing-mode="lr-tb"/>
      <style:paragraph-properties style:writing-mode="lr-tb"/>
    </style:style>
    <style:style style:name="gr55" style:family="graphic" style:parent-style-name="Default_5f_1">
      <style:graphic-properties draw:stroke="solid" svg:stroke-width="0.026cm" svg:stroke-color="#00a933" draw:stroke-linejoin="round" svg:stroke-linecap="butt" draw:fill="solid" draw:fill-color="#00a933" draw:textarea-vertical-align="top" draw:auto-grow-height="false" fo:min-height="0cm" fo:min-width="0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56" style:family="graphic" style:parent-style-name="Default_5f_1">
      <style:graphic-properties draw:stroke="solid" svg:stroke-width="0.026cm" svg:stroke-color="#ffbf00" draw:stroke-linejoin="round" svg:stroke-linecap="butt" draw:fill="solid" draw:fill-color="#ffbf00" draw:textarea-vertical-align="top" draw:auto-grow-height="false" fo:min-height="0cm" fo:min-width="0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57" style:family="graphic" style:parent-style-name="objectwithoutfill">
      <style:graphic-properties svg:stroke-width="0.081cm" svg:stroke-color="#ffbf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8" style:family="graphic" style:parent-style-name="Default_5f_1">
      <style:graphic-properties svg:stroke-width="0.035cm" svg:stroke-color="#bf0041" draw:marker-start-width="0.252cm" draw:marker-end-width="0.252cm" draw:fill-color="#bf0041" draw:opacity="100%" draw:opacity-name="Transparency_20_6" draw:textarea-horizontal-align="justify" draw:textarea-vertical-align="middle" draw:auto-grow-height="false" fo:min-height="0.097cm" fo:min-width="0.095cm" fo:padding-top="0.142cm" fo:padding-bottom="0.142cm" fo:padding-left="0.267cm" fo:padding-right="0.267cm" draw:shadow="hidden"/>
    </style:style>
    <style:style style:name="gr59" style:family="graphic" style:parent-style-name="Default_5f_1">
      <style:graphic-properties svg:stroke-width="0.053cm" svg:stroke-color="#158466" draw:marker-start-width="0.279cm" draw:marker-end-width="0.279cm" draw:fill-color="#00a933" draw:opacity="100%" draw:opacity-name="Transparency_20_6" draw:textarea-horizontal-align="justify" draw:textarea-vertical-align="middle" draw:auto-grow-height="false" fo:min-height="0.775cm" fo:min-width="0.525cm" fo:padding-top="0.151cm" fo:padding-bottom="0.151cm" fo:padding-left="0.276cm" fo:padding-right="0.276cm" style:writing-mode="lr-tb"/>
      <style:paragraph-properties style:writing-mode="lr-tb"/>
    </style:style>
    <style:style style:name="gr60" style:family="graphic" style:parent-style-name="Default_5f_1">
      <style:graphic-properties svg:stroke-width="0.053cm" svg:stroke-color="#ff860d" draw:marker-start-width="0.279cm" draw:marker-end-width="0.279cm" draw:fill-color="#ff860d" draw:opacity="100%" draw:opacity-name="Transparency_20_6" draw:textarea-horizontal-align="justify" draw:textarea-vertical-align="middle" draw:auto-grow-height="false" fo:min-height="0.772cm" fo:min-width="0.525cm" fo:padding-top="0.151cm" fo:padding-bottom="0.151cm" fo:padding-left="0.276cm" fo:padding-right="0.276cm" style:writing-mode="lr-tb"/>
      <style:paragraph-properties style:writing-mode="lr-tb"/>
    </style:style>
    <style:style style:name="gr61" style:family="graphic" style:parent-style-name="Default_5f_1">
      <style:graphic-properties svg:stroke-width="0.053cm" svg:stroke-color="#ff860d" draw:marker-start-width="0.279cm" draw:marker-end-width="0.279cm" draw:fill-color="#ff860d" draw:opacity="100%" draw:opacity-name="Transparency_20_6" draw:textarea-horizontal-align="justify" draw:textarea-vertical-align="middle" draw:auto-grow-height="false" fo:min-height="0.103cm" fo:min-width="0cm" fo:padding-top="0.151cm" fo:padding-bottom="0.151cm" fo:padding-left="0.276cm" fo:padding-right="0.276cm" style:writing-mode="lr-tb"/>
      <style:paragraph-properties style:writing-mode="lr-tb"/>
    </style:style>
    <style:style style:name="gr62" style:family="graphic" style:parent-style-name="Default_5f_1">
      <style:graphic-properties svg:stroke-width="0.053cm" svg:stroke-color="#ff860d" draw:marker-start-width="0.279cm" draw:marker-end-width="0.279cm" draw:fill-color="#ff860d" draw:opacity="100%" draw:opacity-name="Transparency_20_6" draw:textarea-horizontal-align="justify" draw:textarea-vertical-align="middle" draw:auto-grow-height="false" fo:min-height="0.234cm" fo:min-width="0cm" fo:padding-top="0.151cm" fo:padding-bottom="0.151cm" fo:padding-left="0.276cm" fo:padding-right="0.276cm" style:writing-mode="lr-tb"/>
      <style:paragraph-properties style:writing-mode="lr-tb"/>
    </style:style>
    <style:style style:name="gr63" style:family="graphic" style:parent-style-name="Default_5f_1">
      <style:graphic-properties svg:stroke-width="0.053cm" svg:stroke-color="#bf0041" draw:marker-start-width="0.279cm" draw:marker-end-width="0.279cm" draw:fill-color="#bf0041" draw:opacity="100%" draw:opacity-name="Transparency_20_6" draw:textarea-horizontal-align="justify" draw:textarea-vertical-align="middle" draw:auto-grow-height="false" fo:min-height="0.177cm" fo:min-width="0cm" fo:padding-top="0.151cm" fo:padding-bottom="0.151cm" fo:padding-left="0.276cm" fo:padding-right="0.276cm" draw:shadow="hidden"/>
    </style:style>
    <style:style style:name="gr64" style:family="graphic" style:parent-style-name="Default_5f_1">
      <style:graphic-properties svg:stroke-width="0.053cm" svg:stroke-color="#2a6099" draw:marker-start-width="0.279cm" draw:marker-end-width="0.279cm" draw:fill-color="#2a6099" draw:opacity="100%" draw:opacity-name="Transparency_20_6" draw:textarea-horizontal-align="justify" draw:textarea-vertical-align="middle" draw:auto-grow-height="false" fo:min-height="0.641cm" fo:min-width="0.391cm" fo:padding-top="0.151cm" fo:padding-bottom="0.151cm" fo:padding-left="0.276cm" fo:padding-right="0.276cm" style:writing-mode="lr-tb"/>
      <style:paragraph-properties style:writing-mode="lr-tb"/>
    </style:style>
    <style:style style:name="gr65" style:family="graphic" style:parent-style-name="Default_5f_1">
      <style:graphic-properties svg:stroke-width="0.053cm" svg:stroke-color="#bf0041" draw:marker-start-width="0.279cm" draw:marker-end-width="0.279cm" draw:fill-color="#bf0041" draw:opacity="100%" draw:opacity-name="Transparency_20_6" draw:textarea-horizontal-align="justify" draw:textarea-vertical-align="middle" draw:auto-grow-height="false" fo:min-height="0.206cm" fo:min-width="0.21cm" fo:padding-top="0.151cm" fo:padding-bottom="0.151cm" fo:padding-left="0.276cm" fo:padding-right="0.276cm" draw:shadow="hidden"/>
    </style:style>
    <style:style style:name="gr66" style:family="graphic" style:parent-style-name="Default_5f_1">
      <style:graphic-properties svg:stroke-width="0.053cm" svg:stroke-color="#00a933" draw:marker-start-width="0.279cm" draw:marker-end-width="0.279cm" draw:fill-color="#00a933" draw:opacity="100%" draw:opacity-name="Transparency_20_6" draw:textarea-horizontal-align="justify" draw:textarea-vertical-align="middle" draw:auto-grow-height="false" fo:min-height="0.642cm" fo:min-width="0.346cm" fo:padding-top="0.151cm" fo:padding-bottom="0.151cm" fo:padding-left="0.276cm" fo:padding-right="0.276cm" style:writing-mode="lr-tb"/>
      <style:paragraph-properties style:writing-mode="lr-tb"/>
    </style:style>
    <style:style style:name="gr67" style:family="graphic" style:parent-style-name="Default_5f_1">
      <style:graphic-properties draw:stroke="none" draw:fill="none" fo:min-height="2.29cm"/>
      <style:paragraph-properties style:writing-mode="lr-tb"/>
    </style:style>
    <style:style style:name="gr68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69" style:family="graphic" style:parent-style-name="objectwithoutfill">
      <style:graphic-properties draw:marker-end="Arrow" draw:marker-end-width="0.3cm" draw:fill="solid" draw:textarea-vertical-align="middle"/>
    </style:style>
    <style:style style:name="gr70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71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72" style:family="graphic" style:parent-style-name="Default_5f_1">
      <style:graphic-properties draw:stroke="none" draw:fill="none" fo:min-height="1.414cm"/>
      <style:paragraph-properties style:writing-mode="lr-tb"/>
    </style:style>
    <style:style style:name="gr73" style:family="graphic" style:parent-style-name="Default_5f_1">
      <style:graphic-properties svg:stroke-width="0.053cm" svg:stroke-color="#ff8000" draw:marker-start-width="0.279cm" draw:marker-end-width="0.279cm" draw:fill-color="#ff8000" draw:opacity="100%" draw:opacity-name="Transparency_20_6" draw:textarea-horizontal-align="justify" draw:textarea-vertical-align="middle" draw:auto-grow-height="false" fo:min-height="0.774cm" fo:min-width="0.516cm" fo:padding-top="0.151cm" fo:padding-bottom="0.151cm" fo:padding-left="0.276cm" fo:padding-right="0.276cm" style:writing-mode="lr-tb"/>
      <style:paragraph-properties style:writing-mode="lr-tb"/>
    </style:style>
    <style:style style:name="gr7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4cm" fo:min-width="0cm"/>
      <style:paragraph-properties style:writing-mode="lr-tb"/>
    </style:style>
    <style:style style:name="gr75" style:family="graphic" style:parent-style-name="Default_5f_1">
      <style:graphic-properties draw:stroke="none" draw:fill="none" fo:min-height="0.74cm"/>
      <style:paragraph-properties style:writing-mode="lr-tb"/>
    </style:style>
    <style:style style:name="gr76" style:family="graphic" style:parent-style-name="Default_5f_1">
      <style:graphic-properties draw:stroke="none" draw:fill="none" fo:min-height="1.961cm"/>
      <style:paragraph-properties style:writing-mode="lr-tb"/>
    </style:style>
    <style:style style:name="gr77" style:family="graphic" style:parent-style-name="standard">
      <style:graphic-properties draw:stroke="none" draw:fill="none" fo:min-height="0.74cm"/>
      <style:paragraph-properties style:writing-mode="lr-tb"/>
    </style:style>
    <style:style style:name="gr78" style:family="graphic" style:parent-style-name="standard">
      <style:graphic-properties svg:stroke-width="0.081cm" svg:stroke-color="#000000" draw:marker-start-width="0.321cm" draw:marker-end-width="0.321cm" draw:fill="gradient" draw:fill-color="#729fcf" draw:fill-gradient-name="Gradient_20_11" draw:textarea-horizontal-align="justify" draw:textarea-vertical-align="middle" draw:auto-grow-height="false" fo:min-height="0.211cm" fo:min-width="0cm" fo:padding-top="0.165cm" fo:padding-bottom="0.165cm" fo:padding-left="0.29cm" fo:padding-right="0.29cm"/>
    </style:style>
    <style:style style:name="gr79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0" style:family="graphic" style:parent-style-name="Default_5f_1">
      <style:graphic-properties draw:stroke="solid" svg:stroke-width="0.035cm" svg:stroke-color="#000000" draw:marker-start-width="0.146cm" draw:marker-end-width="0.146cm" draw:stroke-linejoin="round" svg:stroke-linecap="butt" draw:fill="none" draw:textarea-horizontal-align="center" draw:textarea-vertical-align="top" draw:auto-grow-height="false" fo:padding-top="0.107cm" fo:padding-bottom="0.107cm" fo:padding-left="0.232cm" fo:padding-right="0.232cm" fo:wrap-option="wrap" draw:shadow="hidden" draw:shadow-offset-x="0cm" draw:shadow-offset-y="0.051cm" draw:shadow-color="#000000" draw:shadow-opacity="38%"/>
    </style:style>
    <style:style style:name="gr81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9cm, 1.54cm, 1.853cm, 1.401cm)" draw:image-opacity="100%" style:mirror="none"/>
    </style:style>
    <style:style style:name="gr83" style:family="graphic" style:parent-style-name="objectwithoutfill">
      <style:graphic-properties svg:stroke-width="0.053cm" svg:stroke-color="#111111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65cm" fo:min-width="0.661cm"/>
      <style:paragraph-properties style:writing-mode="lr-tb"/>
    </style:style>
    <style:style style:name="gr8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831cm" fo:min-width="0cm"/>
      <style:paragraph-properties style:writing-mode="lr-tb"/>
    </style:style>
    <style:style style:name="gr86" style:family="graphic" style:parent-style-name="Default_5f_1">
      <style:graphic-properties draw:stroke="none" draw:fill="none" fo:min-height="0.762cm"/>
      <style:paragraph-properties style:writing-mode="lr-tb"/>
    </style:style>
    <style:style style:name="gr87" style:family="graphic" style:parent-style-name="Default_5f_1">
      <style:graphic-properties draw:stroke="none" draw:fill="none" fo:min-height="0.805cm"/>
      <style:paragraph-properties style:writing-mode="lr-tb"/>
    </style:style>
    <style:style style:name="gr88" style:family="graphic" style:parent-style-name="Default_5f_1">
      <style:graphic-properties draw:stroke="none" draw:fill="none" fo:min-height="1.603cm"/>
      <style:paragraph-properties style:writing-mode="lr-tb"/>
    </style:style>
    <style:style style:name="gr89" style:family="graphic" style:parent-style-name="Default_5f_1">
      <style:graphic-properties draw:stroke="none" draw:fill="none" fo:min-height="2.809cm"/>
      <style:paragraph-properties style:writing-mode="lr-tb"/>
    </style:style>
    <style:style style:name="gr90" style:family="graphic" style:parent-style-name="standard">
      <style:graphic-properties draw:stroke="none" draw:fill="none" fo:min-height="0.762cm"/>
      <style:paragraph-properties style:writing-mode="lr-tb"/>
    </style:style>
    <style:style style:name="gr91" style:family="graphic" style:parent-style-name="Default_5f_1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7.257cm" fo:min-width="7.488cm" fo:padding-top="0.178cm" fo:padding-bottom="0.178cm" fo:padding-left="0.303cm" fo:padding-right="0.303cm"/>
    </style:style>
    <style:style style:name="gr92" style:family="graphic" style:parent-style-name="standard">
      <style:graphic-properties draw:stroke="none" draw:fill="none" fo:min-height="0.734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95cm"/>
      <style:paragraph-properties style:writing-mode="lr-tb"/>
    </style:style>
    <style:style style:name="gr94" style:family="graphic" style:parent-style-name="standard">
      <style:graphic-properties draw:stroke="none" draw:fill="none" fo:min-height="1.398cm"/>
      <style:paragraph-properties style:writing-mode="lr-tb"/>
    </style:style>
    <style:style style:name="gr95" style:family="graphic" style:parent-style-name="Default_5f_1">
      <style:graphic-properties svg:stroke-color="#000000" draw:fill-color="#000000" draw:opacity="100%" draw:opacity-name="Transparency_20_6" draw:textarea-horizontal-align="justify" draw:textarea-vertical-align="middle" draw:auto-grow-height="false" fo:min-height="0.29cm" fo:min-width="0.04cm" style:writing-mode="lr-tb"/>
      <style:paragraph-properties style:writing-mode="lr-tb"/>
    </style:style>
    <style:style style:name="gr96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97" style:family="graphic" style:parent-style-name="Default_5f_1">
      <style:graphic-properties draw:stroke="none" draw:fill="none" fo:min-height="0.887cm"/>
      <style:paragraph-properties style:writing-mode="lr-tb"/>
    </style:style>
    <style:style style:name="gr98" style:family="graphic" style:parent-style-name="Default_5f_1">
      <style:graphic-properties svg:stroke-color="#ff0000" draw:fill-color="#ff0000" draw:textarea-horizontal-align="justify" draw:textarea-vertical-align="middle" draw:auto-grow-height="false" fo:min-height="0.004cm" fo:min-width="0cm"/>
    </style:style>
    <style:style style:name="gr99" style:family="graphic" style:parent-style-name="Default_5f_1">
      <style:graphic-properties svg:stroke-color="#bf0041" draw:fill-color="#bf0041" draw:textarea-horizontal-align="justify" draw:textarea-vertical-align="middle" draw:auto-grow-height="false" fo:min-height="0.004cm" fo:min-width="0cm"/>
    </style:style>
    <style:style style:name="gr100" style:family="graphic" style:parent-style-name="Default_5f_1">
      <style:graphic-properties svg:stroke-color="#333333" draw:fill-color="#333333" draw:textarea-horizontal-align="justify" draw:textarea-vertical-align="middle" draw:auto-grow-height="false" fo:min-height="0.004cm" fo:min-width="0cm"/>
    </style:style>
    <style:style style:name="gr101" style:family="graphic" style:parent-style-name="Default_5f_1">
      <style:graphic-properties draw:stroke="none" draw:fill="none" fo:min-height="0.645cm"/>
      <style:paragraph-properties style:writing-mode="lr-tb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938cm, 1.869cm)" draw:image-opacity="100%" style:mirror="none"/>
    </style:style>
    <style:style style:name="gr103" style:family="graphic" style:parent-style-name="standard">
      <style:graphic-properties svg:stroke-color="#ff8000" draw:fill-color="#ffbf00" draw:textarea-horizontal-align="justify" draw:textarea-vertical-align="middle" draw:auto-grow-height="false" fo:min-height="0.004cm" fo:min-width="0.033cm"/>
    </style:style>
    <style:style style:name="gr104" style:family="graphic" style:parent-style-name="standard">
      <style:graphic-properties svg:stroke-color="#069a2e" draw:fill-color="#069a2e" draw:textarea-horizontal-align="justify" draw:textarea-vertical-align="middle" draw:auto-grow-height="false" fo:min-height="0.004cm" fo:min-width="0.008cm"/>
    </style:style>
    <style:style style:name="gr105" style:family="graphic" style:parent-style-name="standard">
      <style:graphic-properties svg:stroke-color="#2a6099" draw:fill-color="#2a6099" draw:textarea-horizontal-align="justify" draw:textarea-vertical-align="middle" draw:auto-grow-height="false" fo:min-height="0.004cm" fo:min-width="0.008cm"/>
    </style:style>
    <style:style style:name="gr106" style:family="graphic" style:parent-style-name="standard">
      <style:graphic-properties svg:stroke-color="#bf0041" draw:fill-color="#bf0041" draw:textarea-horizontal-align="justify" draw:textarea-vertical-align="middle" draw:auto-grow-height="false" fo:min-height="0.004cm" fo:min-width="0.008cm"/>
    </style:style>
    <style:style style:name="gr107" style:family="graphic" style:parent-style-name="standard">
      <style:graphic-properties svg:stroke-color="#ff8000" draw:fill="gradient" draw:fill-color="#ffbf00" draw:fill-gradient-name="Gradient_20_20" draw:textarea-horizontal-align="justify" draw:textarea-vertical-align="middle" draw:auto-grow-height="false" fo:min-height="0.004cm" fo:min-width="0.033cm"/>
    </style:style>
    <style:style style:name="gr108" style:family="graphic" style:parent-style-name="standard">
      <style:graphic-properties svg:stroke-color="#069a2e" draw:fill="gradient" draw:fill-color="#069a2e" draw:fill-gradient-name="Gradient_20_12" draw:textarea-horizontal-align="justify" draw:textarea-vertical-align="middle" draw:auto-grow-height="false" fo:min-height="0.004cm" fo:min-width="0.008cm"/>
    </style:style>
    <style:style style:name="gr109" style:family="graphic" style:parent-style-name="standard">
      <style:graphic-properties svg:stroke-color="#2a6099" draw:fill="gradient" draw:fill-color="#2a6099" draw:fill-gradient-name="Gradient_20_16" draw:textarea-horizontal-align="justify" draw:textarea-vertical-align="middle" draw:auto-grow-height="false" fo:min-height="0.004cm" fo:min-width="0.008cm"/>
    </style:style>
    <style:style style:name="gr110" style:family="graphic" style:parent-style-name="standard">
      <style:graphic-properties svg:stroke-color="#bf0041" draw:fill="gradient" draw:fill-color="#bf0041" draw:fill-gradient-name="Pastel_20_Bouquet" draw:textarea-horizontal-align="justify" draw:textarea-vertical-align="middle" draw:auto-grow-height="false" fo:min-height="0.004cm" fo:min-width="0.008cm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85cm" fo:min-width="0.903cm"/>
      <style:paragraph-properties style:writing-mode="lr-tb"/>
    </style:style>
    <style:style style:name="gr112" style:family="graphic" style:parent-style-name="standard" style:list-style-name="L1">
      <style:graphic-properties draw:stroke="none" draw:fill="none" fo:min-height="0.766cm"/>
      <style:paragraph-properties style:writing-mode="lr-tb"/>
    </style:style>
    <style:style style:name="gr113" style:family="graphic" style:parent-style-name="standard" style:list-style-name="L1">
      <style:graphic-properties draw:stroke="none" draw:fill="none" fo:min-height="1.076cm"/>
      <style:paragraph-properties style:writing-mode="lr-tb"/>
    </style:style>
    <style:style style:name="gr114" style:family="graphic" style:parent-style-name="standard" style:list-style-name="L1">
      <style:graphic-properties draw:stroke="none" draw:fill="none" fo:min-height="0.705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13cm" fo:min-width="1.808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85cm" fo:min-width="0.903cm"/>
      <style:paragraph-properties style:writing-mode="lr-tb"/>
    </style:style>
    <style:style style:name="gr117" style:family="graphic" style:parent-style-name="standard" style:list-style-name="L1">
      <style:graphic-properties draw:stroke="none" draw:fill="none" fo:min-height="0.766cm"/>
      <style:paragraph-properties style:writing-mode="lr-tb"/>
    </style:style>
    <style:style style:name="gr118" style:family="graphic" style:parent-style-name="standard" style:list-style-name="L1">
      <style:graphic-properties draw:stroke="none" draw:fill="none" fo:min-height="1.076cm"/>
      <style:paragraph-properties style:writing-mode="lr-tb"/>
    </style:style>
    <style:style style:name="gr119" style:family="graphic" style:parent-style-name="standard">
      <style:graphic-properties draw:stroke="none" draw:fill="none" fo:min-height="1.285cm"/>
      <style:paragraph-properties style:writing-mode="lr-tb"/>
    </style:style>
    <style:style style:name="gr120" style:family="graphic" style:parent-style-name="standard">
      <style:graphic-properties draw:stroke="none" draw:fill="none" fo:min-height="1.407cm"/>
      <style:paragraph-properties style:writing-mode="lr-tb"/>
    </style:style>
    <style:style style:name="gr121" style:family="graphic" style:parent-style-name="standard">
      <style:graphic-properties svg:stroke-color="#ffffff" draw:fill-color="#ffffff" draw:textarea-horizontal-align="justify" draw:textarea-vertical-align="middle" draw:auto-grow-height="false" fo:min-height="2.544cm" fo:min-width="0.516cm"/>
    </style:style>
    <style:style style:name="gr122" style:family="graphic" style:parent-style-name="standard">
      <style:graphic-properties draw:stroke="none" draw:fill="none" fo:min-height="1.423cm"/>
      <style:paragraph-properties style:writing-mode="lr-tb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4cm, 0cm, 1.931cm, 1.87cm)" draw:image-opacity="100%" style:mirror="none"/>
    </style:style>
    <style:style style:name="gr124" style:family="graphic" style:parent-style-name="standard">
      <style:graphic-properties svg:stroke-color="#ff8000" draw:fill="gradient" draw:fill-color="#ffbf00" draw:fill-gradient-name="Gradient_20_20" draw:textarea-horizontal-align="justify" draw:textarea-vertical-align="middle" draw:auto-grow-height="false" fo:min-height="0.004cm" fo:min-width="0.008cm"/>
    </style:style>
    <style:style style:name="gr125" style:family="graphic" style:parent-style-name="standard">
      <style:graphic-properties svg:stroke-color="#bf0041" draw:fill="gradient" draw:fill-color="#bf0041" draw:fill-gradient-name="Pastel_20_Bouquet" draw:textarea-horizontal-align="justify" draw:textarea-vertical-align="middle" draw:auto-grow-height="false" fo:min-height="0.003cm" fo:min-width="0.008cm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85cm" fo:min-width="0.903cm"/>
      <style:paragraph-properties style:writing-mode="lr-tb"/>
    </style:style>
    <style:style style:name="gr127" style:family="graphic" style:parent-style-name="standard" style:list-style-name="L1">
      <style:graphic-properties draw:stroke="none" draw:fill="none" fo:min-height="0.766cm"/>
      <style:paragraph-properties style:writing-mode="lr-tb"/>
    </style:style>
    <style:style style:name="gr128" style:family="graphic" style:parent-style-name="standard" style:list-style-name="L1">
      <style:graphic-properties draw:stroke="none" draw:fill="none" fo:min-height="1.076cm"/>
      <style:paragraph-properties style:writing-mode="lr-tb"/>
    </style:style>
    <style:style style:name="gr129" style:family="graphic" style:parent-style-name="standard" style:list-style-name="L1">
      <style:graphic-properties draw:stroke="none" draw:fill="none" fo:min-height="0.705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13cm" fo:min-width="1.808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85cm" fo:min-width="0.903cm"/>
      <style:paragraph-properties style:writing-mode="lr-tb"/>
    </style:style>
    <style:style style:name="gr132" style:family="graphic" style:parent-style-name="standard" style:list-style-name="L1">
      <style:graphic-properties draw:stroke="none" draw:fill="none" fo:min-height="0.766cm"/>
      <style:paragraph-properties style:writing-mode="lr-tb"/>
    </style:style>
    <style:style style:name="gr133" style:family="graphic" style:parent-style-name="standard" style:list-style-name="L1">
      <style:graphic-properties draw:stroke="none" draw:fill="none" fo:min-height="1.076cm"/>
      <style:paragraph-properties style:writing-mode="lr-tb"/>
    </style:style>
    <style:style style:name="gr134" style:family="graphic" style:parent-style-name="standard">
      <style:graphic-properties draw:stroke="none" draw:fill="none" fo:min-height="0.628cm"/>
      <style:paragraph-properties style:writing-mode="lr-tb"/>
    </style:style>
    <style:style style:name="gr135" style:family="graphic" style:parent-style-name="standard">
      <style:graphic-properties draw:stroke="none" draw:fill="none" fo:min-height="1.737cm"/>
      <style:paragraph-properties style:writing-mode="lr-tb"/>
    </style:style>
    <style:style style:name="gr136" style:family="graphic" style:parent-style-name="objectwithoutfill">
      <style:graphic-properties svg:stroke-color="#000000" draw:fill="solid" draw:textarea-vertical-align="middle" draw:shadow="hidden"/>
    </style:style>
    <style:style style:name="gr137" style:family="graphic" style:parent-style-name="standard">
      <style:graphic-properties svg:stroke-color="#069a2e" draw:fill="gradient" draw:fill-color="#069a2e" draw:fill-gradient-name="Gradient_20_12" draw:textarea-horizontal-align="justify" draw:textarea-vertical-align="middle" draw:auto-grow-height="false" fo:min-height="0.004cm" fo:min-width="0.033cm"/>
    </style:style>
    <style:style style:name="gr138" style:family="graphic" style:parent-style-name="standard">
      <style:graphic-properties svg:stroke-color="#2a6099" draw:fill="gradient" draw:fill-color="#2a6099" draw:fill-gradient-name="Gradient_20_16" draw:textarea-horizontal-align="justify" draw:textarea-vertical-align="middle" draw:auto-grow-height="false" fo:min-height="0.004cm" fo:min-width="0.059cm"/>
    </style:style>
    <style:style style:name="gr139" style:family="graphic" style:parent-style-name="objectwithoutfill">
      <style:graphic-properties svg:stroke-width="0.035cm" svg:stroke-color="#000000" draw:marker-start-width="0.252cm" draw:marker-end="Arrowheads_20_1" draw:marker-end-width="0.352cm" draw:fill="solid" draw:textarea-vertical-align="middle" fo:padding-top="0.142cm" fo:padding-bottom="0.142cm" fo:padding-left="0.267cm" fo:padding-right="0.267cm"/>
    </style:style>
    <style:style style:name="gr140" style:family="graphic" style:parent-style-name="objectwithoutfill">
      <style:graphic-properties svg:stroke-width="0.035cm" svg:stroke-color="#000000" draw:marker-start-width="0.252cm" draw:marker-end="Arrowheads_20_3" draw:marker-end-width="0.352cm" draw:fill="solid" draw:textarea-vertical-align="middle" fo:padding-top="0.142cm" fo:padding-bottom="0.142cm" fo:padding-left="0.267cm" fo:padding-right="0.267cm"/>
    </style:style>
    <style:style style:name="gr141" style:family="graphic" style:parent-style-name="standard">
      <style:graphic-properties draw:stroke="none" draw:fill="none" fo:min-height="1.41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11111" draw:opacity="100%" draw:opacity-name="Transparency_20_6"/>
      <style:paragraph-properties fo:text-align="center" style:writing-mode="lr-tb"/>
      <style:text-properties fo:color="#c9211e" loext:opacity="100%" loext:color-lum-mod="100%" loext:color-lum-off="0%" style:font-name="Nimbus Roman" fo:font-size="12pt" style:font-size-asian="12pt" style:font-size-complex="12pt"/>
    </style:style>
    <style:style style:name="P3" style:family="paragraph">
      <loext:graphic-properties draw:fill-color="#ffbf00"/>
      <style:paragraph-properties fo:text-align="center"/>
      <style:text-properties fo:font-weight="normal" style:font-weight-asian="bold" style:font-weight-complex="bold"/>
    </style:style>
    <style:style style:name="P4" style:family="paragraph">
      <loext:graphic-properties draw:fill-color="#ff3838"/>
      <style:paragraph-properties fo:text-align="center"/>
      <style:text-properties fo:font-weight="normal" style:font-weight-asian="bold" style:font-weight-complex="bold"/>
    </style:style>
    <style:style style:name="P5" style:family="paragraph">
      <loext:graphic-properties draw:fill-color="#ffa6a6"/>
      <style:paragraph-properties fo:text-align="center"/>
      <style:text-properties fo:font-weight="normal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text-properties fo:color="#ec9ba4" loext:opacity="100%" loext:color-lum-mod="100%" loext:color-lum-off="0%" fo:font-size="10.8999996185303pt" style:font-size-asian="11pt" style:font-size-complex="11pt"/>
    </style:style>
    <style:style style:name="P8" style:family="paragraph">
      <loext:graphic-properties draw:fill="none"/>
      <style:text-properties fo:color="#ff8000" loext:opacity="100%" loext:color-lum-mod="100%" loext:color-lum-off="0%" fo:font-size="17.8999996185303pt"/>
    </style:style>
    <style:style style:name="P9" style:family="paragraph">
      <loext:graphic-properties draw:fill-color="#729fcf"/>
      <style:paragraph-properties fo:text-align="center"/>
      <style:text-properties fo:font-weight="normal" style:font-weight-asian="bold" style:font-weight-complex="bold"/>
    </style:style>
    <style:style style:name="P10" style:family="paragraph">
      <loext:graphic-properties draw:fill="none"/>
      <style:text-properties fo:color="#ff4000" loext:opacity="100%" loext:color-lum-mod="100%" loext:color-lum-off="0%" fo:font-size="10.8999996185303pt" style:font-size-asian="11pt" style:font-size-complex="11pt"/>
    </style:style>
    <style:style style:name="P11" style:family="paragraph">
      <loext:graphic-properties draw:fill="none"/>
      <style:text-properties fo:color="#729fcf" loext:opacity="100%" loext:color-lum-mod="100%" loext:color-lum-off="0%" fo:font-size="10.8999996185303pt" style:font-size-asian="11pt" style:font-size-complex="11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text-properties style:font-name="Nimbus Roman" fo:font-size="19.8999996185303pt" fo:font-weight="normal" style:font-size-asian="20pt" style:font-weight-asian="normal" style:font-size-complex="20pt" style:font-weight-complex="normal"/>
    </style:style>
    <style:style style:name="P15" style:family="paragraph">
      <loext:graphic-properties draw:fill-color="#ff860d" draw:opacity="100%" draw:opacity-name="Transparency_20_6"/>
      <style:paragraph-properties fo:text-align="center" style:writing-mode="lr-tb"/>
      <style:text-properties fo:color="#ffffff" loext:opacity="100%" loext:color-lum-mod="100%" loext:color-lum-off="0%" style:font-name="Nimbus Roman" fo:font-size="12pt" style:font-size-asian="12pt" style:font-size-complex="12pt"/>
    </style:style>
    <style:style style:name="P16" style:family="paragraph">
      <loext:graphic-properties draw:fill-color="#00a933" draw:opacity="100%" draw:opacity-name="Transparency_20_6"/>
      <style:paragraph-properties fo:text-align="center" style:writing-mode="lr-tb"/>
      <style:text-properties fo:color="#ffffff" loext:opacity="100%" loext:color-lum-mod="100%" loext:color-lum-off="0%" style:font-name="Nimbus Roman" fo:font-size="13pt" style:font-size-asian="13pt" style:font-size-complex="13pt"/>
    </style:style>
    <style:style style:name="P17" style:family="paragraph">
      <loext:graphic-properties draw:fill-color="#bf0041" draw:opacity="100%" draw:opacity-name="Transparency_20_6"/>
      <style:paragraph-properties fo:text-align="center"/>
    </style:style>
    <style:style style:name="P18" style:family="paragraph">
      <style:paragraph-properties fo:text-align="center" style:writing-mode="lr-tb"/>
      <style:text-properties fo:color="#ffffff" loext:opacity="100%" style:font-name="Nimbus Roman" fo:font-size="14.8999996185303pt" style:font-size-asian="15pt" style:font-size-complex="15pt"/>
    </style:style>
    <style:style style:name="P19" style:family="paragraph">
      <loext:graphic-properties draw:fill-color="#2a6099" draw:opacity="100%" draw:opacity-name="Transparency_20_6"/>
      <style:paragraph-properties fo:text-align="center" style:writing-mode="lr-tb"/>
      <style:text-properties fo:color="#ffffff" loext:opacity="100%" loext:color-lum-mod="100%" loext:color-lum-off="0%" style:font-name="Nimbus Roman" fo:font-size="14.8999996185303pt" style:font-size-asian="15pt" style:font-size-complex="15pt"/>
    </style:style>
    <style:style style:name="P20" style:family="paragraph">
      <loext:graphic-properties draw:fill="none" draw:fill-color="#ffffff"/>
      <style:text-properties fo:color="#ff8000" loext:opacity="100%" loext:color-lum-mod="100%" loext:color-lum-off="0%" style:font-name="Nimbus Roman" fo:font-size="17.8999996185303pt"/>
    </style:style>
    <style:style style:name="P21" style:family="paragraph">
      <loext:graphic-properties draw:fill="none"/>
      <style:text-properties fo:color="#c9211e" loext:opacity="100%" loext:color-lum-mod="100%" loext:color-lum-off="0%" style:font-name="Nimbus Roman" fo:font-size="17.8999996185303pt"/>
    </style:style>
    <style:style style:name="P22" style:family="paragraph">
      <loext:graphic-properties draw:fill="none"/>
      <style:text-properties fo:color="#158466" loext:opacity="100%" loext:color-lum-mod="100%" loext:color-lum-off="0%" style:font-name="Nimbus Roman" fo:font-size="17.8999996185303pt"/>
    </style:style>
    <style:style style:name="P23" style:family="paragraph">
      <loext:graphic-properties draw:fill="none"/>
      <style:text-properties fo:font-size="17.8999996185303pt"/>
    </style:style>
    <style:style style:name="P24" style:family="paragraph">
      <loext:graphic-properties draw:fill="none"/>
      <style:text-properties fo:color="#000000" loext:opacity="100%" loext:color-lum-mod="100%" loext:color-lum-off="0%" fo:font-size="17.8999996185303pt"/>
    </style:style>
    <style:style style:name="P25" style:family="paragraph">
      <loext:graphic-properties draw:fill-color="#ff8000" draw:opacity="100%" draw:opacity-name="Transparency_20_6"/>
      <style:paragraph-properties fo:text-align="center" style:writing-mode="lr-tb"/>
      <style:text-properties fo:color="#ffffff" loext:opacity="100%" loext:color-lum-mod="100%" loext:color-lum-off="0%" style:font-name="Nimbus Roman" fo:font-size="14.8999996185303pt" style:font-size-asian="15pt" style:font-size-complex="15pt"/>
    </style:style>
    <style:style style:name="P26" style:family="paragraph">
      <loext:graphic-properties draw:fill="none"/>
      <style:text-properties fo:color="#2a6099" loext:opacity="100%" loext:color-lum-mod="100%" loext:color-lum-off="0%" fo:font-size="17.8999996185303pt"/>
    </style:style>
    <style:style style:name="P27" style:family="paragraph">
      <loext:graphic-properties draw:fill-color="#00a933" draw:opacity="100%" draw:opacity-name="Transparency_20_6"/>
      <style:paragraph-properties fo:text-align="center" style:writing-mode="lr-tb"/>
      <style:text-properties fo:color="#ffffff" loext:opacity="100%" loext:color-lum-mod="100%" loext:color-lum-off="0%" style:font-name="Nimbus Roman" fo:font-size="14.8999996185303pt" style:font-size-asian="15pt" style:font-size-complex="15pt"/>
    </style:style>
    <style:style style:name="P28" style:family="paragraph">
      <loext:graphic-properties draw:fill="solid" draw:fill-color="#2a6099"/>
      <style:paragraph-properties fo:text-align="start"/>
      <style:text-properties fo:font-size="18pt"/>
    </style:style>
    <style:style style:name="P29" style:family="paragraph">
      <loext:graphic-properties draw:fill="solid" draw:fill-color="#ffc000"/>
      <style:paragraph-properties fo:text-align="start"/>
      <style:text-properties fo:font-size="18pt"/>
    </style:style>
    <style:style style:name="P30" style:family="paragraph">
      <loext:graphic-properties draw:fill="solid" draw:fill-color="#bf0041"/>
      <style:paragraph-properties fo:text-align="start"/>
      <style:text-properties fo:font-size="18pt"/>
    </style:style>
    <style:style style:name="P31" style:family="paragraph">
      <loext:graphic-properties draw:fill="solid" draw:fill-color="#00b050"/>
      <style:paragraph-properties fo:text-align="start"/>
      <style:text-properties fo:font-size="18pt"/>
    </style:style>
    <style:style style:name="P32" style:family="paragraph">
      <loext:graphic-properties draw:fill-color="#ff8000" draw:opacity="100%" draw:opacity-name="Transparency_20_6"/>
      <style:paragraph-properties fo:text-align="center" style:writing-mode="lr-tb"/>
      <style:text-properties fo:color="#ffffff" loext:opacity="100%" loext:color-lum-mod="100%" loext:color-lum-off="0%" style:font-name="Nimbus Roman" fo:font-size="15pt" style:font-size-asian="15pt" style:font-size-complex="15pt"/>
    </style:style>
    <style:style style:name="P33" style:family="paragraph">
      <loext:graphic-properties draw:fill-color="#00a933" draw:opacity="100%" draw:opacity-name="Transparency_20_6"/>
      <style:paragraph-properties fo:text-align="center" style:writing-mode="lr-tb"/>
      <style:text-properties fo:color="#158466" loext:opacity="100%" loext:color-lum-mod="100%" loext:color-lum-off="0%" style:font-name="Nimbus Roman" fo:font-size="15pt" style:font-size-asian="15pt" style:font-size-complex="15pt"/>
    </style:style>
    <style:style style:name="P34" style:family="paragraph">
      <loext:graphic-properties draw:fill="solid" draw:fill-color="#00a933"/>
      <style:paragraph-properties fo:text-align="start"/>
      <style:text-properties fo:font-size="18pt"/>
    </style:style>
    <style:style style:name="P35" style:family="paragraph">
      <loext:graphic-properties draw:fill="solid" draw:fill-color="#ffbf00"/>
      <style:paragraph-properties fo:text-align="start"/>
      <style:text-properties fo:font-size="18pt"/>
    </style:style>
    <style:style style:name="P36" style:family="paragraph">
      <loext:graphic-properties draw:fill="none"/>
      <style:text-properties fo:color="#bf0041" loext:opacity="100%" loext:color-lum-mod="100%" loext:color-lum-off="0%" fo:font-size="17.8999996185303pt"/>
    </style:style>
    <style:style style:name="P37" style:family="paragraph">
      <style:paragraph-properties fo:text-align="center"/>
      <style:text-properties fo:color="#ffffff" loext:opacity="100%" style:font-name="Nimbus Roman" fo:font-size="12pt" style:font-size-asian="12pt" style:font-size-complex="12pt"/>
    </style:style>
    <style:style style:name="P38" style:family="paragraph">
      <style:paragraph-properties fo:text-align="center"/>
      <style:text-properties fo:color="#ffffff" loext:opacity="100%" style:font-name="Nimbus Roman" fo:font-size="13pt" style:font-size-asian="13pt" style:font-size-complex="13pt"/>
    </style:style>
    <style:style style:name="P39" style:family="paragraph">
      <loext:graphic-properties draw:fill="none"/>
      <style:text-properties fo:color="#2a6099" loext:opacity="100%" loext:color-lum-mod="100%" loext:color-lum-off="0%" style:font-name="Nimbus Roman" fo:font-size="17.8999996185303pt"/>
    </style:style>
    <style:style style:name="P40" style:family="paragraph">
      <loext:graphic-properties draw:fill="none" draw:fill-color="#ffffff"/>
      <style:text-properties fo:color="#000000" loext:opacity="100%" loext:color-lum-mod="100%" loext:color-lum-off="0%" style:font-name="Nimbus Roman" fo:font-size="17.8999996185303pt"/>
    </style:style>
    <style:style style:name="P41" style:family="paragraph">
      <loext:graphic-properties draw:fill="none"/>
      <style:text-properties fo:color="#000000" loext:opacity="100%" loext:color-lum-mod="100%" loext:color-lum-off="0%" style:font-name="Nimbus Roman" fo:font-size="17.8999996185303pt" fo:font-weight="normal" style:font-weight-asian="normal" style:font-weight-complex="normal"/>
    </style:style>
    <style:style style:name="P42" style:family="paragraph">
      <loext:graphic-properties draw:fill-color="#00a933" draw:opacity="100%" draw:opacity-name="Transparency_20_6"/>
      <style:paragraph-properties fo:text-align="center" style:writing-mode="lr-tb"/>
      <style:text-properties fo:color="#ffffff" loext:opacity="100%" loext:color-lum-mod="100%" loext:color-lum-off="0%" style:font-name="Nimbus Roman" fo:font-size="15pt" style:font-size-asian="15pt" style:font-size-complex="15pt"/>
    </style:style>
    <style:style style:name="P43" style:family="paragraph">
      <loext:graphic-properties draw:fill="none"/>
      <style:text-properties fo:color="#000000" loext:opacity="100%" loext:color-lum-mod="100%" loext:color-lum-off="0%" style:font-name="Nimbus Roman" fo:font-size="17.8999996185303pt"/>
    </style:style>
    <style:style style:name="P44" style:family="paragraph">
      <loext:graphic-properties draw:fill="none"/>
      <style:text-properties fo:color="#000000" loext:opacity="100%" loext:color-lum-mod="100%" loext:color-lum-off="0%" fo:font-size="15.8999996185303pt" style:font-size-asian="16pt" style:font-size-complex="16pt"/>
    </style:style>
    <style:style style:name="P45" style:family="paragraph">
      <loext:graphic-properties draw:fill="solid"/>
      <style:paragraph-properties fo:text-align="center"/>
      <style:text-properties fo:color="#000000" loext:opacity="100%" loext:color-lum-mod="100%" loext:color-lum-off="0%"/>
    </style:style>
    <style:style style:name="P46" style:family="paragraph">
      <loext:graphic-properties draw:fill="gradient" draw:fill-color="#729fcf" draw:fill-gradient-name="Gradient_20_11"/>
      <style:paragraph-properties fo:text-align="center"/>
    </style:style>
    <style:style style:name="P47" style:family="paragraph">
      <loext:graphic-properties draw:fill="none" draw:fill-color="#ffffff"/>
      <style:text-properties style:font-name="Times New Roman" fo:font-size="19.8999996185303pt" fo:font-weight="normal" style:font-size-asian="20pt" style:font-weight-asian="normal" style:font-size-complex="20pt" style:font-weight-complex="normal"/>
    </style:style>
    <style:style style:name="P48" style:family="paragraph">
      <loext:graphic-properties draw:fill="none" draw:fill-color="#ffffff"/>
      <style:text-properties fo:color="#000000" loext:opacity="100%" loext:color-lum-mod="100%" loext:color-lum-off="0%" style:font-name="Times New Roman" fo:font-size="18.8999996185303pt" style:font-size-asian="19pt" style:font-size-complex="19pt"/>
    </style:style>
    <style:style style:name="P49" style:family="paragraph">
      <loext:graphic-properties draw:fill="none"/>
      <style:text-properties fo:color="#000000" loext:opacity="100%" loext:color-lum-mod="100%" loext:color-lum-off="0%" style:font-name="Times New Roman" fo:font-size="18.8999996185303pt" fo:font-weight="normal" style:font-size-asian="19pt" style:font-weight-asian="normal" style:font-size-complex="19pt" style:font-weight-complex="normal"/>
    </style:style>
    <style:style style:name="P50" style:family="paragraph">
      <loext:graphic-properties draw:fill="none"/>
      <style:text-properties fo:color="#000000" loext:opacity="100%" loext:color-lum-mod="100%" loext:color-lum-off="0%" style:font-name="Times New Roman" fo:font-size="18.8999996185303pt" style:font-size-asian="19pt" style:font-size-complex="19pt"/>
    </style:style>
    <style:style style:name="P51" style:family="paragraph">
      <loext:graphic-properties draw:fill="none"/>
      <style:text-properties style:font-name="Times New Roman" fo:font-size="17.8999996185303pt"/>
    </style:style>
    <style:style style:name="P52" style:family="paragraph">
      <loext:graphic-properties draw:fill="none"/>
      <style:text-properties fo:color="#000000" loext:opacity="100%" loext:color-lum-mod="100%" loext:color-lum-off="0%" style:font-name="Times New Roman" fo:font-size="24pt" style:font-size-asian="24pt" style:font-size-complex="24pt"/>
    </style:style>
    <style:style style:name="P53" style:family="paragraph">
      <loext:graphic-properties draw:fill="none" draw:fill-color="#ffffff"/>
      <style:text-properties fo:color="#000000" loext:opacity="100%" loext:color-lum-mod="100%" loext:color-lum-off="0%" style:font-name="Times New Roman" fo:font-size="17.8999996185303pt"/>
    </style:style>
    <style:style style:name="P54" style:family="paragraph">
      <loext:graphic-properties draw:fill="none"/>
      <style:text-properties fo:color="#000000" loext:opacity="100%" loext:color-lum-mod="100%" loext:color-lum-off="0%" style:font-name="Times New Roman" fo:font-size="17.8999996185303pt" fo:font-weight="normal" style:font-weight-asian="normal" style:font-weight-complex="normal"/>
    </style:style>
    <style:style style:name="P55" style:family="paragraph">
      <loext:graphic-properties draw:fill="none"/>
      <style:text-properties fo:color="#000000" loext:opacity="100%" loext:color-lum-mod="100%" loext:color-lum-off="0%" style:font-name="Times New Roman" fo:font-size="17.8999996185303pt"/>
    </style:style>
    <style:style style:name="P56" style:family="paragraph">
      <loext:graphic-properties draw:fill="none"/>
      <style:text-properties fo:color="#000000" loext:opacity="100%" loext:color-lum-mod="100%" loext:color-lum-off="0%" style:font-name="Times New Roman" fo:font-size="19.8999996185303pt" style:font-size-asian="20pt" style:font-size-complex="20pt"/>
    </style:style>
    <style:style style:name="P57" style:family="paragraph">
      <loext:graphic-properties draw:fill="none" draw:fill-color="#ffffff"/>
      <style:text-properties fo:font-size="17.8999996185303pt"/>
    </style:style>
    <style:style style:name="P58" style:family="paragraph">
      <loext:graphic-properties draw:fill-color="#000000" draw:opacity="100%" draw:opacity-name="Transparency_20_6"/>
      <style:paragraph-properties fo:text-align="center" style:writing-mode="lr-tb"/>
      <style:text-properties fo:color="#c9211e" loext:opacity="100%" loext:color-lum-mod="100%" loext:color-lum-off="0%" style:font-name="Nimbus Roman" fo:font-size="11.8999996185303pt" style:font-size-asian="12pt" style:font-size-complex="12pt"/>
    </style:style>
    <style:style style:name="P59" style:family="paragraph">
      <loext:graphic-properties draw:fill="none"/>
      <style:text-properties fo:color="#ff0000" loext:opacity="100%" loext:color-lum-mod="100%" loext:color-lum-off="0%" fo:font-size="17.8999996185303pt" fo:font-weight="bold" style:font-weight-asian="bold" style:font-weight-complex="bold"/>
    </style:style>
    <style:style style:name="P60" style:family="paragraph">
      <loext:graphic-properties draw:fill-color="#ff0000"/>
      <style:paragraph-properties fo:text-align="center"/>
      <style:text-properties fo:font-weight="normal" style:font-weight-asian="bold" style:font-weight-complex="bold"/>
    </style:style>
    <style:style style:name="P61" style:family="paragraph">
      <loext:graphic-properties draw:fill-color="#bf0041"/>
      <style:paragraph-properties fo:text-align="center"/>
      <style:text-properties fo:font-weight="normal" style:font-weight-asian="bold" style:font-weight-complex="bold"/>
    </style:style>
    <style:style style:name="P62" style:family="paragraph">
      <loext:graphic-properties draw:fill-color="#333333"/>
      <style:paragraph-properties fo:text-align="center"/>
      <style:text-properties fo:font-weight="normal" style:font-weight-asian="bold" style:font-weight-complex="bold"/>
    </style:style>
    <style:style style:name="P63" style:family="paragraph">
      <loext:graphic-properties draw:fill="none"/>
      <style:text-properties fo:color="#bf0041" loext:opacity="100%" loext:color-lum-mod="100%" loext:color-lum-off="0%" fo:font-size="10.8999996185303pt" fo:font-weight="bold" style:font-size-asian="11pt" style:font-weight-asian="bold" style:font-size-complex="11pt" style:font-weight-complex="bold"/>
    </style:style>
    <style:style style:name="P64" style:family="paragraph">
      <loext:graphic-properties draw:fill="none"/>
      <style:text-properties fo:color="#333333" loext:opacity="100%" loext:color-lum-mod="100%" loext:color-lum-off="0%" fo:font-size="10.8999996185303pt" fo:font-weight="bold" style:font-size-asian="11pt" style:font-weight-asian="bold" style:font-size-complex="11pt" style:font-weight-complex="bold"/>
    </style:style>
    <style:style style:name="P65" style:family="paragraph">
      <loext:graphic-properties draw:fill-color="#000000" draw:opacity="100%" draw:opacity-name="Transparency_20_6"/>
      <style:paragraph-properties fo:text-align="center" style:writing-mode="lr-tb"/>
      <style:text-properties fo:color="#c9211e" loext:opacity="100%" loext:color-lum-mod="100%" loext:color-lum-off="0%" style:font-name="Nimbus Roman" fo:font-size="12pt" style:font-size-asian="12pt" style:font-size-complex="12pt"/>
    </style:style>
    <style:style style:name="P66" style:family="paragraph">
      <loext:graphic-properties draw:fill-color="#ffbf00"/>
      <style:paragraph-properties fo:text-align="center"/>
    </style:style>
    <style:style style:name="P67" style:family="paragraph">
      <loext:graphic-properties draw:fill-color="#069a2e"/>
      <style:paragraph-properties fo:text-align="center"/>
    </style:style>
    <style:style style:name="P68" style:family="paragraph">
      <loext:graphic-properties draw:fill-color="#2a6099"/>
      <style:paragraph-properties fo:text-align="center"/>
    </style:style>
    <style:style style:name="P69" style:family="paragraph">
      <loext:graphic-properties draw:fill-color="#bf0041"/>
      <style:paragraph-properties fo:text-align="center"/>
    </style:style>
    <style:style style:name="P70" style:family="paragraph">
      <loext:graphic-properties draw:fill="gradient" draw:fill-color="#ffbf00" draw:fill-gradient-name="Gradient_20_20"/>
      <style:paragraph-properties fo:text-align="center"/>
    </style:style>
    <style:style style:name="P71" style:family="paragraph">
      <loext:graphic-properties draw:fill="gradient" draw:fill-color="#069a2e" draw:fill-gradient-name="Gradient_20_12"/>
      <style:paragraph-properties fo:text-align="center"/>
    </style:style>
    <style:style style:name="P72" style:family="paragraph">
      <loext:graphic-properties draw:fill="gradient" draw:fill-color="#2a6099" draw:fill-gradient-name="Gradient_20_16"/>
      <style:paragraph-properties fo:text-align="center"/>
    </style:style>
    <style:style style:name="P73" style:family="paragraph">
      <loext:graphic-properties draw:fill="gradient" draw:fill-color="#bf0041" draw:fill-gradient-name="Pastel_20_Bouquet"/>
      <style:paragraph-properties fo:text-align="center"/>
    </style:style>
    <style:style style:name="P74" style:family="paragraph">
      <style:paragraph-properties fo:margin-left="0cm" fo:margin-right="0cm" fo:margin-top="0cm" fo:margin-bottom="0cm" fo:line-height="100%" fo:text-indent="0cm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Times New Roman" fo:font-size="15.8999996185303pt" style:font-size-asian="16pt" style:font-size-complex="16pt"/>
    </style:style>
    <style:style style:name="P76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5.8999996185303pt" style:font-size-asian="16pt" style:font-size-complex="16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Liberation Sans2" fo:font-size="17.8999996185303pt"/>
    </style:style>
    <style:style style:name="P78" style:family="paragraph">
      <loext:graphic-properties draw:fill="none"/>
      <style:text-properties style:font-name="Liberation Sans2" fo:font-size="17.8999996185303pt"/>
    </style:style>
    <style:style style:name="P79" style:family="paragraph">
      <loext:graphic-properties draw:fill="none"/>
      <style:text-properties fo:font-size="21.8999996185303pt" style:font-size-asian="22pt" style:font-size-complex="22pt"/>
    </style:style>
    <style:style style:name="P80" style:family="paragraph">
      <loext:graphic-properties draw:fill="none"/>
      <style:text-properties fo:color="#000000" loext:opacity="100%" loext:color-lum-mod="100%" loext:color-lum-off="0%" fo:font-size="17.8999996185303pt" fo:font-weight="bold" style:font-weight-asian="bold" style:font-weight-complex="bold"/>
    </style:style>
    <style:style style:name="P81" style:family="paragraph">
      <loext:graphic-properties draw:fill="none"/>
      <style:text-properties fo:color="#000000" loext:opacity="100%" loext:color-lum-mod="100%" loext:color-lum-off="0%" fo:font-size="10.8999996185303pt" fo:font-weight="bold" style:font-size-asian="11pt" style:font-weight-asian="bold" style:font-size-complex="11pt" style:font-weight-complex="bold"/>
    </style:style>
    <style:style style:name="T1" style:family="text">
      <style:text-properties fo:color="#ec9ba4" loext:opacity="100%" fo:font-size="11pt" style:font-size-asian="11pt" style:font-size-complex="11pt"/>
    </style:style>
    <style:style style:name="T2" style:family="text">
      <style:text-properties fo:color="#ff8000" loext:opacity="100%" fo:font-size="11pt" style:font-size-asian="11pt" style:font-size-complex="11pt"/>
    </style:style>
    <style:style style:name="T3" style:family="text">
      <style:text-properties fo:color="#ff4000" loext:opacity="100%" fo:font-size="11pt" style:font-size-asian="11pt" style:font-size-complex="11pt"/>
    </style:style>
    <style:style style:name="T4" style:family="text">
      <style:text-properties fo:color="#729fcf" loext:opacity="100%" fo:font-size="11pt" style:font-size-asian="11pt" style:font-size-complex="11pt"/>
    </style:style>
    <style:style style:name="T5" style:family="text">
      <style:text-properties style:font-name="Nimbus Roman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ffffff" loext:opacity="100%" style:font-name="Nimbus Roman" fo:font-size="15pt" style:font-size-asian="15pt" style:font-size-complex="15pt"/>
    </style:style>
    <style:style style:name="T7" style:family="text">
      <style:text-properties fo:color="#ff8000" loext:opacity="100%" style:font-name="Nimbus Roman" fo:font-size="17.8999996185303pt"/>
    </style:style>
    <style:style style:name="T8" style:family="text">
      <style:text-properties fo:color="#c9211e" loext:opacity="100%" style:font-name="Nimbus Roman" fo:font-size="17.8999996185303pt"/>
    </style:style>
    <style:style style:name="T9" style:family="text">
      <style:text-properties fo:color="#158466" loext:opacity="100%" style:font-name="Nimbus Roman" fo:font-size="17.8999996185303pt"/>
    </style:style>
    <style:style style:name="T10" style:family="text">
      <style:text-properties fo:color="#000000" loext:opacity="100%" style:font-name="Nimbus Roman" fo:font-size="12pt" style:font-size-asian="12pt" style:font-size-complex="12pt"/>
    </style:style>
    <style:style style:name="T11" style:family="text">
      <style:text-properties fo:color="#2a6099" loext:opacity="100%" style:font-name="Nimbus Roman" fo:font-size="17.8999996185303pt"/>
    </style:style>
    <style:style style:name="T12" style:family="text">
      <style:text-properties fo:color="#2a6099" loext:opacity="100%" style:font-name="Nimbus Roman" fo:font-size="20pt" style:font-size-asian="20pt" style:font-size-complex="20pt"/>
    </style:style>
    <style:style style:name="T13" style:family="text">
      <style:text-properties fo:color="#bf0041" loext:opacity="100%" style:font-name="Nimbus Roman" fo:font-size="20pt" style:font-size-asian="20pt" style:font-size-complex="20pt"/>
    </style:style>
    <style:style style:name="T14" style:family="text">
      <style:text-properties fo:color="#ff8000" loext:opacity="100%" style:font-name="Nimbus Roman" fo:font-size="20pt" style:font-size-asian="20pt" style:font-size-complex="20pt"/>
    </style:style>
    <style:style style:name="T15" style:family="text">
      <style:text-properties fo:color="#00a933" loext:opacity="100%" style:font-name="Nimbus Roman" fo:font-size="20pt" style:font-size-asian="20pt" style:font-size-complex="20pt"/>
    </style:style>
    <style:style style:name="T16" style:family="text">
      <style:text-properties fo:color="#ffffff" loext:opacity="100%" style:font-name="Nimbus Roman" fo:font-size="12pt" style:font-size-asian="12pt" style:font-size-complex="12pt"/>
    </style:style>
    <style:style style:name="T17" style:family="text">
      <style:text-properties fo:color="#ffffff" loext:opacity="100%" style:font-name="Nimbus Roman" fo:font-size="13pt" style:font-size-asian="13pt" style:font-size-complex="13pt"/>
    </style:style>
    <style:style style:name="T18" style:family="text">
      <style:text-properties fo:color="#000000" loext:opacity="100%" style:font-name="Nimbus Roman" fo:font-size="18pt"/>
    </style:style>
    <style:style style:name="T19" style:family="text">
      <style:text-properties fo:color="#000000" loext:opacity="100%" style:font-name="Nimbus Roman" fo:font-size="18pt" fo:font-weight="normal" style:font-weight-asian="normal" style:font-weight-complex="normal"/>
    </style:style>
    <style:style style:name="T20" style:family="text">
      <style:text-properties fo:color="#000000" loext:opacity="100%" style:font-name="Nimbus Roman" fo:font-size="16pt" style:font-size-asian="16pt" style:font-size-complex="16pt"/>
    </style:style>
    <style:style style:name="T21" style:family="text">
      <style:text-properties fo:color="#000000" loext:opacity="100%" style:font-name="Nimbus Roman" fo:font-size="20pt" style:font-size-asian="20pt" style:font-size-complex="20pt"/>
    </style:style>
    <style:style style:name="T22" style:family="text"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000000" loext:opacity="100%" style:font-name="Times New Roman" fo:font-size="19pt" style:font-size-asian="19pt" style:font-size-complex="19pt"/>
    </style:style>
    <style:style style:name="T24" style:family="text">
      <style:text-properties fo:color="#000000" loext:opacity="100%" style:font-name="Times New Roman" fo:font-size="19pt" fo:font-weight="normal" style:font-size-asian="19pt" style:font-weight-asian="normal" style:font-size-complex="19pt" style:font-weight-complex="normal"/>
    </style:style>
    <style:style style:name="T25" style:family="text">
      <style:text-properties fo:color="#000000" loext:opacity="100%" style:font-name="Times New Roman" fo:font-size="24pt" style:font-size-asian="24pt" style:font-size-complex="24pt"/>
    </style:style>
    <style:style style:name="T26" style:family="text">
      <style:text-properties fo:color="#000000" loext:opacity="100%" style:font-name="Times New Roman" fo:font-size="18pt"/>
    </style:style>
    <style:style style:name="T27" style:family="text">
      <style:text-properties fo:color="#000000" loext:opacity="100%" style:font-name="Times New Roman" fo:font-size="18pt" fo:font-weight="normal" style:font-weight-asian="normal" style:font-weight-complex="normal"/>
    </style:style>
    <style:style style:name="T28" style:family="text">
      <style:text-properties fo:color="#000000" loext:opacity="100%" style:font-name="Times New Roman" fo:font-size="20pt" style:font-size-asian="20pt" style:font-size-complex="20pt"/>
    </style:style>
    <style:style style:name="T29" style:family="text">
      <style:text-properties fo:font-size="17.8999996185303pt"/>
    </style:style>
    <style:style style:name="T30" style:family="text">
      <style:text-properties fo:color="#ff0000" loext:opacity="100%" fo:font-size="11pt" fo:font-weight="bold" style:font-size-asian="11pt" style:font-weight-asian="bold" style:font-size-complex="11pt" style:font-weight-complex="bold"/>
    </style:style>
    <style:style style:name="T31" style:family="text">
      <style:text-properties fo:color="#bf0041" loext:opacity="100%" fo:font-size="11pt" fo:font-weight="bold" style:font-size-asian="11pt" style:font-weight-asian="bold" style:font-size-complex="11pt" style:font-weight-complex="bold"/>
    </style:style>
    <style:style style:name="T32" style:family="text">
      <style:text-properties fo:color="#333333" loext:opacity="100%" fo:font-size="11pt" fo:font-weight="bold" style:font-size-asian="11pt" style:font-weight-asian="bold" style:font-size-complex="11pt" style:font-weight-complex="bold"/>
    </style:style>
    <style:style style:name="T33" style:family="text">
      <style:text-properties fo:color="#333333" loext:opacity="100%" style:text-position="-8% 58%" fo:font-size="16pt" fo:font-weight="bold" style:font-size-asian="16pt" style:font-weight-asian="bold" style:font-size-complex="16pt" style:font-weight-complex="bold"/>
    </style:style>
    <style:style style:name="T34" style:family="text">
      <style:text-properties style:font-name="Times New Roman" fo:font-size="16pt" style:font-size-asian="16pt" style:font-size-complex="16pt"/>
    </style:style>
    <style:style style:name="T35" style:family="text">
      <style:text-properties style:font-name="Liberation Sans2" fo:font-size="17.8999996185303pt"/>
    </style:style>
    <style:style style:name="T36" style:family="text">
      <style:text-properties style:font-name="Liberation Sans2" fo:font-size="22pt" style:font-size-asian="22pt" style:font-size-complex="22pt"/>
    </style:style>
    <style:style style:name="T37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38" style:family="text">
      <style:text-properties fo:color="#000000" loext:opacity="100%" style:text-position="-8% 58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509cm" svg:height="5.626cm" svg:x="10.268cm" svg:y="1.086cm">
          <draw:image xlink:href="Pictures/10000001000002E10000027D3D0CDFF357D38B3E.png" xlink:type="simple" xlink:show="embed" xlink:actuate="onLoad" draw:mime-type="image/png">
            <text:p/>
          </draw:image>
        </draw:frame>
        <draw:custom-shape draw:style-name="gr2" draw:text-style-name="P2" draw:layer="layout" svg:width="0.762cm" svg:height="0.762cm" svg:x="16.873cm" svg:y="6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6.364cm" svg:y="6.97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6.618cm" svg:y="7.48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16.873cm" svg:y="6.4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5.856cm" svg:y1="6.722cm" svg:x2="16.872cm" svg:y2="6.722cm">
          <text:p/>
        </draw:line>
        <draw:line draw:style-name="gr6" draw:text-style-name="P6" draw:layer="layout" svg:x1="15.348cm" svg:y1="7.23cm" svg:x2="16.364cm" svg:y2="7.23cm">
          <text:p/>
        </draw:line>
        <draw:line draw:style-name="gr6" draw:text-style-name="P6" draw:layer="layout" svg:x1="15.478cm" svg:y1="7.791cm" svg:x2="16.619cm" svg:y2="7.822cm">
          <text:p/>
        </draw:line>
        <draw:frame draw:style-name="gr7" draw:text-style-name="P7" draw:layer="layout" svg:width="1.778cm" svg:height="0.697cm" svg:x="16.618cm" svg:y="5.96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5.094cm" svg:y="7.229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16.364cm" svg:y="6.97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6.618cm" svg:y="7.48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16.873cm" svg:y="6.4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5.856cm" svg:y1="6.722cm" svg:x2="16.872cm" svg:y2="6.722cm">
          <text:p/>
        </draw:line>
        <draw:line draw:style-name="gr6" draw:text-style-name="P6" draw:layer="layout" svg:x1="15.348cm" svg:y1="7.23cm" svg:x2="16.364cm" svg:y2="7.23cm">
          <text:p/>
        </draw:line>
        <draw:line draw:style-name="gr6" draw:text-style-name="P6" draw:layer="layout" svg:x1="15.478cm" svg:y1="7.822cm" svg:x2="16.619cm" svg:y2="7.822cm">
          <text:p/>
        </draw:line>
        <draw:frame draw:style-name="gr9" draw:text-style-name="P10" draw:layer="layout" svg:width="2.267cm" svg:height="0.964cm" svg:x="15.478cm" svg:y="7.782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16.618cm" svg:y="5.96cm">
          <draw:text-box>
            <text:p><text:span text:style-name="T4">GABA</text:span></text:p>
          </draw:text-box>
        </draw:frame>
        <draw:frame draw:style-name="gr1" draw:text-style-name="P1" draw:layer="layout" svg:width="9.017cm" svg:height="6.604cm" svg:x="1.252cm" svg:y="1.125cm">
          <draw:image xlink:href="Pictures/100000010000048E000003561579F68A830BA9CE.png" xlink:type="simple" xlink:show="embed" xlink:actuate="onLoad" draw:mime-type="image/png">
            <text:p/>
          </draw:image>
        </draw:frame>
        <draw:frame draw:style-name="gr1" draw:text-style-name="P1" draw:layer="layout" svg:width="9.301cm" svg:height="6.596cm" svg:x="1.76cm" svg:y="14.423cm">
          <draw:image xlink:href="Pictures/10000001000001D70000014EACF9C873E1C03F45.png" xlink:type="simple" xlink:show="embed" xlink:actuate="onLoad" draw:mime-type="image/png">
            <text:p/>
          </draw:image>
        </draw:frame>
        <draw:frame draw:style-name="gr1" draw:text-style-name="P1" draw:layer="layout" svg:width="4.319cm" svg:height="3.732cm" svg:x="11.285cm" svg:y="14.206cm">
          <draw:image xlink:href="Pictures/10000001000002E10000027D3D0CDFF357D38B3E.png" xlink:type="simple" xlink:show="embed" xlink:actuate="onLoad" draw:mime-type="image/png">
            <text:p/>
          </draw:image>
        </draw:frame>
        <draw:custom-shape draw:style-name="gr2" draw:text-style-name="P2" draw:layer="layout" svg:width="0.762cm" svg:height="0.762cm" svg:x="17.253cm" svg:y="19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6.746cm" svg:y="19.15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7cm" svg:y="19.66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17.253cm" svg:y="18.6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6.238cm" svg:y1="18.904cm" svg:x2="17.254cm" svg:y2="18.904cm">
          <text:p/>
        </draw:line>
        <draw:line draw:style-name="gr6" draw:text-style-name="P6" draw:layer="layout" svg:x1="15.729cm" svg:y1="19.412cm" svg:x2="16.745cm" svg:y2="19.412cm">
          <text:p/>
        </draw:line>
        <draw:line draw:style-name="gr6" draw:text-style-name="P6" draw:layer="layout" svg:x1="15.859cm" svg:y1="19.974cm" svg:x2="17cm" svg:y2="20.005cm">
          <text:p/>
        </draw:line>
        <draw:frame draw:style-name="gr7" draw:text-style-name="P7" draw:layer="layout" svg:width="1.778cm" svg:height="0.697cm" svg:x="16.999cm" svg:y="18.143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5.475cm" svg:y="19.412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16.746cm" svg:y="19.15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7cm" svg:y="19.66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17.253cm" svg:y="18.6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6.238cm" svg:y1="18.904cm" svg:x2="17.254cm" svg:y2="18.904cm">
          <text:p/>
        </draw:line>
        <draw:line draw:style-name="gr6" draw:text-style-name="P6" draw:layer="layout" svg:x1="15.729cm" svg:y1="19.412cm" svg:x2="16.745cm" svg:y2="19.412cm">
          <text:p/>
        </draw:line>
        <draw:line draw:style-name="gr6" draw:text-style-name="P6" draw:layer="layout" svg:x1="15.859cm" svg:y1="20.004cm" svg:x2="17cm" svg:y2="20.004cm">
          <text:p/>
        </draw:line>
        <draw:frame draw:style-name="gr9" draw:text-style-name="P10" draw:layer="layout" svg:width="2.267cm" svg:height="0.964cm" svg:x="15.859cm" svg:y="19.964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16.999cm" svg:y="18.143cm">
          <draw:text-box>
            <text:p><text:span text:style-name="T4">GABA</text:span></text:p>
          </draw:text-box>
        </draw:frame>
        <draw:frame draw:style-name="gr1" draw:text-style-name="P1" draw:layer="layout" svg:width="3.783cm" svg:height="3.828cm" svg:x="11.185cm" svg:y="18.233cm">
          <draw:image xlink:href="Pictures/10000001000000A7000000A90C6B2F8490645F4A.png" xlink:type="simple" xlink:show="embed" xlink:actuate="onLoad" draw:mime-type="image/png">
            <text:p/>
          </draw:image>
        </draw:frame>
        <draw:line draw:name="Line 57_3" draw:style-name="gr10" draw:text-style-name="P12" draw:layer="layout" svg:x1="10.904cm" svg:y1="18.614cm" svg:x2="12.028cm" svg:y2="19.92cm">
          <text:p/>
        </draw:line>
        <draw:line draw:name="Line 58_4" draw:style-name="gr10" draw:text-style-name="P12" draw:layer="layout" svg:x1="10.904cm" svg:y1="18.614cm" svg:x2="12.661cm" svg:y2="18.352cm">
          <text:p/>
        </draw:line>
        <draw:frame draw:style-name="gr1" draw:text-style-name="P1" draw:layer="layout" svg:width="3.783cm" svg:height="3.828cm" svg:x="9.38cm" svg:y="6.848cm">
          <draw:image xlink:href="Pictures/10000001000000A7000000A90C6B2F8490645F4A.png" xlink:type="simple" xlink:show="embed" xlink:actuate="onLoad" draw:mime-type="image/png">
            <text:p/>
          </draw:image>
        </draw:frame>
        <draw:line draw:name="Line 57_0" draw:style-name="gr10" draw:text-style-name="P12" draw:layer="layout" svg:x1="9.253cm" svg:y1="7.102cm" svg:x2="10.377cm" svg:y2="8.408cm">
          <text:p/>
        </draw:line>
        <draw:line draw:name="Line 58_0" draw:style-name="gr10" draw:text-style-name="P12" draw:layer="layout" svg:x1="9.253cm" svg:y1="7.102cm" svg:x2="11.01cm" svg:y2="6.84cm">
          <text:p/>
        </draw:line>
      </draw:page>
      <draw:page draw:name="page2" draw:style-name="dp1" draw:master-page-name="Default">
        <draw:frame draw:style-name="gr1" draw:text-style-name="P1" draw:layer="layout" svg:width="8.531cm" svg:height="6.327cm" svg:x="1.357cm" svg:y="1.147cm">
          <draw:image xlink:href="Pictures/10000001000005A00000042CC5407536D65415BD.png" xlink:type="simple" xlink:show="embed" xlink:actuate="onLoad" draw:mime-type="image/png">
            <text:p/>
          </draw:image>
        </draw:frame>
        <draw:frame draw:style-name="gr11" draw:text-style-name="P1" draw:layer="layout" svg:width="5.86cm" svg:height="4.988cm" svg:x="10.141cm" svg:y="1.089cm">
          <draw:image xlink:href="Pictures/10000000000005A0000003C0319BBA0547130EA1.png" xlink:type="simple" xlink:show="embed" xlink:actuate="onLoad" draw:mime-type="image/png">
            <text:p/>
          </draw:image>
        </draw:frame>
        <draw:frame draw:style-name="gr12" draw:text-style-name="P1" draw:layer="layout" svg:width="3.879cm" svg:height="4.365cm" svg:x="9.887cm" svg:y="5.776cm">
          <draw:image xlink:href="Pictures/100000000000031900000462479AEE5AC796C3D3.png" xlink:type="simple" xlink:show="embed" xlink:actuate="onLoad" draw:mime-type="image/png">
            <text:p/>
          </draw:image>
        </draw:frame>
        <draw:frame draw:style-name="gr1" draw:text-style-name="P1" draw:layer="layout" svg:width="3.783cm" svg:height="3.828cm" svg:x="5.061cm" svg:y="-4.604cm">
          <draw:image xlink:href="Pictures/10000001000000A7000000A90C6B2F8490645F4A.png" xlink:type="simple" xlink:show="embed" xlink:actuate="onLoad" draw:mime-type="image/png">
            <text:p/>
          </draw:image>
        </draw:frame>
        <draw:line draw:name="Line 57_7" draw:style-name="gr10" draw:text-style-name="P12" draw:layer="layout" svg:x1="9.534cm" svg:y1="6.567cm" svg:x2="10.658cm" svg:y2="7.873cm">
          <text:p/>
        </draw:line>
        <draw:line draw:name="Line 58_7" draw:style-name="gr10" draw:text-style-name="P12" draw:layer="layout" svg:x1="9.534cm" svg:y1="6.567cm" svg:x2="11.291cm" svg:y2="6.305cm">
          <text:p/>
        </draw:line>
        <draw:custom-shape draw:style-name="gr2" draw:text-style-name="P2" draw:layer="layout" svg:width="0.762cm" svg:height="0.762cm" svg:x="18.186cm" svg:y="3.1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7.677cm" svg:y="3.15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7.932cm" svg:y="3.6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18.186cm" svg:y="2.6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7.17cm" svg:y1="2.903cm" svg:x2="18.186cm" svg:y2="2.903cm">
          <text:p/>
        </draw:line>
        <draw:line draw:style-name="gr6" draw:text-style-name="P6" draw:layer="layout" svg:x1="16.662cm" svg:y1="3.411cm" svg:x2="17.678cm" svg:y2="3.411cm">
          <text:p/>
        </draw:line>
        <draw:frame draw:style-name="gr7" draw:text-style-name="P7" draw:layer="layout" svg:width="1.778cm" svg:height="0.697cm" svg:x="17.932cm" svg:y="2.141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6.238cm" svg:y="2.796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17.677cm" svg:y="3.15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7.932cm" svg:y="3.6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18.186cm" svg:y="2.6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7.17cm" svg:y1="2.903cm" svg:x2="18.186cm" svg:y2="2.903cm">
          <text:p/>
        </draw:line>
        <draw:line draw:style-name="gr6" draw:text-style-name="P6" draw:layer="layout" svg:x1="16.662cm" svg:y1="3.411cm" svg:x2="17.678cm" svg:y2="3.411cm">
          <text:p/>
        </draw:line>
        <draw:frame draw:style-name="gr9" draw:text-style-name="P10" draw:layer="layout" svg:width="2.267cm" svg:height="0.964cm" svg:x="16.535cm" svg:y="3.918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17.932cm" svg:y="2.141cm">
          <draw:text-box>
            <text:p><text:span text:style-name="T4">GABA</text:span></text:p>
          </draw:text-box>
        </draw:frame>
        <draw:line draw:style-name="gr6" draw:text-style-name="P6" draw:layer="layout" svg:x1="16.866cm" svg:y1="3.91cm" svg:x2="17.882cm" svg:y2="3.91cm">
          <text:p/>
        </draw:line>
      </draw:page>
      <draw:page draw:name="page3" draw:style-name="dp1" draw:master-page-name="Default">
        <draw:frame draw:style-name="gr1" draw:text-style-name="P1" draw:layer="layout" svg:width="8.531cm" svg:height="6.327cm" svg:x="1.357cm" svg:y="1.147cm">
          <draw:image xlink:href="Pictures/10000001000005A00000042CC5407536D65415BD.png" xlink:type="simple" xlink:show="embed" xlink:actuate="onLoad" draw:mime-type="image/png">
            <text:p/>
          </draw:image>
        </draw:frame>
        <draw:frame draw:style-name="gr1" draw:text-style-name="P1" draw:layer="layout" svg:width="3.783cm" svg:height="3.828cm" svg:x="5.061cm" svg:y="-4.604cm">
          <draw:image xlink:href="Pictures/10000001000000A7000000A90C6B2F8490645F4A.png" xlink:type="simple" xlink:show="embed" xlink:actuate="onLoad" draw:mime-type="image/png">
            <text:p/>
          </draw:image>
        </draw:frame>
        <draw:frame draw:style-name="gr12" draw:text-style-name="P1" draw:layer="layout" svg:width="3.879cm" svg:height="4.365cm" svg:x="9.887cm" svg:y="5.798cm">
          <draw:image xlink:href="Pictures/100000000000031900000462479AEE5AC796C3D3.png" xlink:type="simple" xlink:show="embed" xlink:actuate="onLoad" draw:mime-type="image/png">
            <text:p/>
          </draw:image>
        </draw:frame>
        <draw:frame draw:style-name="gr13" draw:text-style-name="P1" draw:layer="layout" svg:width="5.239cm" svg:height="4.483cm" svg:x="10.443cm" svg:y="1.424cm">
          <draw:image xlink:href="Pictures/10000000000005A0000003C0670250A1E9EFB3A7.png" xlink:type="simple" xlink:show="embed" xlink:actuate="onLoad" draw:mime-type="image/png">
            <text:p/>
          </draw:image>
        </draw:frame>
        <draw:custom-shape draw:style-name="gr2" draw:text-style-name="P2" draw:layer="layout" svg:width="0.762cm" svg:height="0.762cm" svg:x="18.186cm" svg:y="3.1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7.677cm" svg:y="3.15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7.932cm" svg:y="3.6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18.186cm" svg:y="2.6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7.17cm" svg:y1="2.903cm" svg:x2="18.186cm" svg:y2="2.903cm">
          <text:p/>
        </draw:line>
        <draw:line draw:style-name="gr6" draw:text-style-name="P6" draw:layer="layout" svg:x1="16.662cm" svg:y1="3.411cm" svg:x2="17.678cm" svg:y2="3.411cm">
          <text:p/>
        </draw:line>
        <draw:frame draw:style-name="gr7" draw:text-style-name="P7" draw:layer="layout" svg:width="1.778cm" svg:height="0.697cm" svg:x="17.932cm" svg:y="2.141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6.238cm" svg:y="2.796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17.677cm" svg:y="3.15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7.932cm" svg:y="3.6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18.186cm" svg:y="2.6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7.17cm" svg:y1="2.903cm" svg:x2="18.186cm" svg:y2="2.903cm">
          <text:p/>
        </draw:line>
        <draw:line draw:style-name="gr6" draw:text-style-name="P6" draw:layer="layout" svg:x1="16.662cm" svg:y1="3.411cm" svg:x2="17.678cm" svg:y2="3.411cm">
          <text:p/>
        </draw:line>
        <draw:frame draw:style-name="gr9" draw:text-style-name="P10" draw:layer="layout" svg:width="2.267cm" svg:height="0.964cm" svg:x="16.535cm" svg:y="3.918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17.932cm" svg:y="2.141cm">
          <draw:text-box>
            <text:p><text:span text:style-name="T4">GABA</text:span></text:p>
          </draw:text-box>
        </draw:frame>
        <draw:line draw:style-name="gr6" draw:text-style-name="P6" draw:layer="layout" svg:x1="16.866cm" svg:y1="3.91cm" svg:x2="17.882cm" svg:y2="3.91cm">
          <text:p/>
        </draw:line>
        <draw:line draw:name="Line 57_6" draw:style-name="gr10" draw:text-style-name="P12" draw:layer="layout" svg:x1="9.534cm" svg:y1="6.567cm" svg:x2="10.658cm" svg:y2="7.873cm">
          <text:p/>
        </draw:line>
        <draw:line draw:name="Line 58_8" draw:style-name="gr10" draw:text-style-name="P12" draw:layer="layout" svg:x1="9.534cm" svg:y1="6.567cm" svg:x2="11.291cm" svg:y2="6.305cm">
          <text:p/>
        </draw:line>
      </draw:page>
      <draw:page draw:name="page4" draw:style-name="dp1" draw:master-page-name="Default">
        <draw:frame draw:style-name="gr1" draw:text-style-name="P1" draw:layer="layout" svg:width="8.531cm" svg:height="6.327cm" svg:x="1.357cm" svg:y="1.147cm">
          <draw:image xlink:href="Pictures/10000001000005A00000042CC5407536D65415BD.png" xlink:type="simple" xlink:show="embed" xlink:actuate="onLoad" draw:mime-type="image/png">
            <text:p/>
          </draw:image>
        </draw:frame>
        <draw:frame draw:style-name="gr11" draw:text-style-name="P1" draw:layer="layout" svg:width="5.86cm" svg:height="4.988cm" svg:x="10.141cm" svg:y="1.089cm">
          <draw:image xlink:href="Pictures/10000000000005A0000003C0319BBA0547130EA1.png" xlink:type="simple" xlink:show="embed" xlink:actuate="onLoad" draw:mime-type="image/png">
            <text:p/>
          </draw:image>
        </draw:frame>
        <draw:frame draw:style-name="gr12" draw:text-style-name="P1" draw:layer="layout" svg:width="3.879cm" svg:height="4.365cm" svg:x="9.887cm" svg:y="5.776cm">
          <draw:image xlink:href="Pictures/100000000000031900000462479AEE5AC796C3D3.png" xlink:type="simple" xlink:show="embed" xlink:actuate="onLoad" draw:mime-type="image/png">
            <text:p/>
          </draw:image>
        </draw:frame>
        <draw:frame draw:style-name="gr1" draw:text-style-name="P1" draw:layer="layout" svg:width="3.783cm" svg:height="3.828cm" svg:x="5.061cm" svg:y="-4.604cm">
          <draw:image xlink:href="Pictures/10000001000000A7000000A90C6B2F8490645F4A.png" xlink:type="simple" xlink:show="embed" xlink:actuate="onLoad" draw:mime-type="image/png">
            <text:p/>
          </draw:image>
        </draw:frame>
        <draw:line draw:name="Line 57_8" draw:style-name="gr10" draw:text-style-name="P12" draw:layer="layout" svg:x1="9.534cm" svg:y1="6.567cm" svg:x2="10.658cm" svg:y2="7.873cm">
          <text:p/>
        </draw:line>
        <draw:line draw:name="Line 58_9" draw:style-name="gr10" draw:text-style-name="P12" draw:layer="layout" svg:x1="9.534cm" svg:y1="6.567cm" svg:x2="11.291cm" svg:y2="6.305cm">
          <text:p/>
        </draw:line>
        <draw:custom-shape draw:style-name="gr2" draw:text-style-name="P2" draw:layer="layout" svg:width="0.762cm" svg:height="0.762cm" svg:x="18.186cm" svg:y="3.1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7.677cm" svg:y="3.15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7.932cm" svg:y="3.6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18.186cm" svg:y="2.6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7.17cm" svg:y1="2.903cm" svg:x2="18.186cm" svg:y2="2.903cm">
          <text:p/>
        </draw:line>
        <draw:line draw:style-name="gr6" draw:text-style-name="P6" draw:layer="layout" svg:x1="16.662cm" svg:y1="3.411cm" svg:x2="17.678cm" svg:y2="3.411cm">
          <text:p/>
        </draw:line>
        <draw:frame draw:style-name="gr7" draw:text-style-name="P7" draw:layer="layout" svg:width="1.778cm" svg:height="0.697cm" svg:x="17.932cm" svg:y="2.141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6.238cm" svg:y="2.796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17.677cm" svg:y="3.15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7.932cm" svg:y="3.6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18.186cm" svg:y="2.6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7.17cm" svg:y1="2.903cm" svg:x2="18.186cm" svg:y2="2.903cm">
          <text:p/>
        </draw:line>
        <draw:line draw:style-name="gr6" draw:text-style-name="P6" draw:layer="layout" svg:x1="16.662cm" svg:y1="3.411cm" svg:x2="17.678cm" svg:y2="3.411cm">
          <text:p/>
        </draw:line>
        <draw:frame draw:style-name="gr9" draw:text-style-name="P10" draw:layer="layout" svg:width="2.267cm" svg:height="0.964cm" svg:x="16.535cm" svg:y="3.918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17.932cm" svg:y="2.141cm">
          <draw:text-box>
            <text:p><text:span text:style-name="T4">GABA</text:span></text:p>
          </draw:text-box>
        </draw:frame>
        <draw:line draw:style-name="gr6" draw:text-style-name="P6" draw:layer="layout" svg:x1="16.866cm" svg:y1="3.91cm" svg:x2="17.882cm" svg:y2="3.91cm">
          <text:p/>
        </draw:line>
      </draw:page>
      <draw:page draw:name="page5" draw:style-name="dp1" draw:master-page-name="Default">
        <draw:frame draw:style-name="gr12" draw:text-style-name="P1" draw:layer="layout" svg:width="3.879cm" svg:height="4.365cm" svg:x="10.015cm" svg:y="5.824cm">
          <draw:image xlink:href="Pictures/100000000000031900000462479AEE5AC796C3D3.png" xlink:type="simple" xlink:show="embed" xlink:actuate="onLoad" draw:mime-type="image/png">
            <text:p/>
          </draw:image>
        </draw:frame>
        <draw:frame draw:style-name="gr1" draw:text-style-name="P1" draw:layer="layout" svg:width="9.017cm" svg:height="6.604cm" svg:x="1.252cm" svg:y="1.125cm">
          <draw:image xlink:href="Pictures/100000010000048E000003561579F68A830BA9CE.png" xlink:type="simple" xlink:show="embed" xlink:actuate="onLoad" draw:mime-type="image/png">
            <text:p/>
          </draw:image>
        </draw:frame>
        <draw:frame draw:style-name="gr11" draw:text-style-name="P1" draw:layer="layout" svg:width="5.86cm" svg:height="4.988cm" svg:x="10.252cm" svg:y="1.089cm">
          <draw:image xlink:href="Pictures/10000000000005A0000003C0319BBA0547130EA1.png" xlink:type="simple" xlink:show="embed" xlink:actuate="onLoad" draw:mime-type="image/png">
            <text:p/>
          </draw:image>
        </draw:frame>
        <draw:frame draw:style-name="gr1" draw:text-style-name="P1" draw:layer="layout" svg:width="3.783cm" svg:height="3.828cm" svg:x="5.061cm" svg:y="-4.604cm">
          <draw:image xlink:href="Pictures/10000001000000A7000000A90C6B2F8490645F4A.png" xlink:type="simple" xlink:show="embed" xlink:actuate="onLoad" draw:mime-type="image/png">
            <text:p/>
          </draw:image>
        </draw:frame>
        <draw:line draw:name="Line 57_1" draw:style-name="gr10" draw:text-style-name="P12" draw:layer="layout" svg:x1="9.534cm" svg:y1="6.567cm" svg:x2="10.658cm" svg:y2="7.873cm">
          <text:p/>
        </draw:line>
        <draw:line draw:name="Line 58_6" draw:style-name="gr10" draw:text-style-name="P12" draw:layer="layout" svg:x1="9.534cm" svg:y1="6.567cm" svg:x2="11.291cm" svg:y2="6.305cm">
          <text:p/>
        </draw:line>
        <draw:custom-shape draw:style-name="gr2" draw:text-style-name="P2" draw:layer="layout" svg:width="0.762cm" svg:height="0.762cm" svg:x="18.186cm" svg:y="3.1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7.677cm" svg:y="3.15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7.932cm" svg:y="3.6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18.186cm" svg:y="2.6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7.17cm" svg:y1="2.903cm" svg:x2="18.186cm" svg:y2="2.903cm">
          <text:p/>
        </draw:line>
        <draw:line draw:style-name="gr6" draw:text-style-name="P6" draw:layer="layout" svg:x1="16.662cm" svg:y1="3.411cm" svg:x2="17.678cm" svg:y2="3.411cm">
          <text:p/>
        </draw:line>
        <draw:frame draw:style-name="gr7" draw:text-style-name="P7" draw:layer="layout" svg:width="1.778cm" svg:height="0.697cm" svg:x="17.932cm" svg:y="2.141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6.238cm" svg:y="2.796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17.677cm" svg:y="3.15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7.932cm" svg:y="3.6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18.186cm" svg:y="2.6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7.17cm" svg:y1="2.903cm" svg:x2="18.186cm" svg:y2="2.903cm">
          <text:p/>
        </draw:line>
        <draw:line draw:style-name="gr6" draw:text-style-name="P6" draw:layer="layout" svg:x1="16.662cm" svg:y1="3.411cm" svg:x2="17.678cm" svg:y2="3.411cm">
          <text:p/>
        </draw:line>
        <draw:frame draw:style-name="gr9" draw:text-style-name="P10" draw:layer="layout" svg:width="2.267cm" svg:height="0.964cm" svg:x="16.535cm" svg:y="3.918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17.932cm" svg:y="2.141cm">
          <draw:text-box>
            <text:p><text:span text:style-name="T4">GABA</text:span></text:p>
          </draw:text-box>
        </draw:frame>
        <draw:line draw:style-name="gr6" draw:text-style-name="P6" draw:layer="layout" svg:x1="16.866cm" svg:y1="3.91cm" svg:x2="17.882cm" svg:y2="3.91cm">
          <text:p/>
        </draw:line>
      </draw:page>
      <draw:page draw:name="page6" draw:style-name="dp1" draw:master-page-name="Default">
        <draw:custom-shape draw:style-name="gr14" draw:text-style-name="P13" draw:layer="layout" svg:width="8.094cm" svg:height="9.272cm" svg:x="5.754cm" svg:y="3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6" draw:layer="layout" svg:x1="5.754cm" svg:y1="5.211cm" svg:x2="13.848cm" svg:y2="5.211cm">
          <text:p/>
        </draw:line>
        <draw:line draw:style-name="gr15" draw:text-style-name="P6" draw:layer="layout" svg:x1="5.754cm" svg:y1="10.894cm" svg:x2="13.848cm" svg:y2="10.894cm">
          <text:p/>
        </draw:line>
        <draw:line draw:style-name="gr15" draw:text-style-name="P6" draw:layer="layout" svg:x1="5.754cm" svg:y1="8.999cm" svg:x2="13.848cm" svg:y2="8.999cm">
          <text:p/>
        </draw:line>
        <draw:line draw:style-name="gr15" draw:text-style-name="P6" draw:layer="layout" svg:x1="5.754cm" svg:y1="7.106cm" svg:x2="13.848cm" svg:y2="7.106cm">
          <text:p/>
        </draw:line>
        <draw:line draw:style-name="gr16" draw:text-style-name="P6" draw:layer="layout" svg:x1="2.522cm" svg:y1="6.332cm" svg:x2="5.412cm" svg:y2="6.351cm">
          <text:p/>
        </draw:line>
        <draw:line draw:style-name="gr16" draw:text-style-name="P6" draw:layer="layout" svg:x1="2.522cm" svg:y1="8.236cm" svg:x2="5.412cm" svg:y2="8.244cm">
          <text:p/>
        </draw:line>
        <draw:line draw:style-name="gr16" draw:text-style-name="P6" draw:layer="layout" svg:x1="2.522cm" svg:y1="10.141cm" svg:x2="5.412cm" svg:y2="10.139cm">
          <text:p/>
        </draw:line>
        <draw:frame draw:style-name="gr17" draw:text-style-name="P14" draw:layer="layout" svg:width="2.113cm" svg:height="1.888cm" svg:x="15.686cm" svg:y="4.265cm">
          <draw:text-box>
            <text:p><text:span text:style-name="T5">L2/3</text:span></text:p>
          </draw:text-box>
        </draw:frame>
        <draw:custom-shape draw:style-name="gr18" draw:text-style-name="P15" draw:layer="layout" svg:width="0.761cm" svg:height="0.761cm" svg:x="12.174cm" svg:y="7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523cm" svg:height="1.523cm" svg:x="10.043cm" svg:y="11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2.522cm" svg:y1="4.681cm" svg:x2="5.316cm" svg:y2="4.681cm">
          <text:p/>
        </draw:line>
        <draw:line draw:style-name="gr20" draw:text-style-name="P6" draw:layer="layout" svg:x1="5.753cm" svg:y1="3.519cm" svg:x2="8.716cm" svg:y2="2.003cm">
          <text:p/>
        </draw:line>
        <draw:line draw:style-name="gr20" draw:text-style-name="P6" draw:layer="layout" svg:x1="13.847cm" svg:y1="3.519cm" svg:x2="15.557cm" svg:y2="2.003cm">
          <text:p/>
        </draw:line>
        <draw:line draw:style-name="gr21" draw:text-style-name="P6" draw:layer="layout" svg:x1="8.715cm" svg:y1="2.003cm" svg:x2="15.557cm" svg:y2="2.003cm">
          <text:p/>
        </draw:line>
        <draw:line draw:style-name="gr21" draw:text-style-name="P6" draw:layer="layout" svg:x1="15.558cm" svg:y1="2.003cm" svg:x2="15.558cm" svg:y2="11.098cm">
          <text:p/>
        </draw:line>
        <draw:line draw:style-name="gr20" draw:text-style-name="P6" draw:layer="layout" svg:x1="13.847cm" svg:y1="12.791cm" svg:x2="15.557cm" svg:y2="11.098cm">
          <text:p/>
        </draw:line>
        <draw:line draw:style-name="gr15" draw:text-style-name="P6" draw:layer="layout" svg:x1="13.848cm" svg:y1="5.212cm" svg:x2="15.558cm" svg:y2="3.52cm">
          <text:p/>
        </draw:line>
        <draw:line draw:style-name="gr15" draw:text-style-name="P6" draw:layer="layout" svg:x1="13.871cm" svg:y1="7.038cm" svg:x2="15.557cm" svg:y2="5.414cm">
          <text:p/>
        </draw:line>
        <draw:line draw:style-name="gr15" draw:text-style-name="P6" draw:layer="layout" svg:x1="13.848cm" svg:y1="8.999cm" svg:x2="15.558cm" svg:y2="7.307cm">
          <text:p/>
        </draw:line>
        <draw:line draw:style-name="gr15" draw:text-style-name="P6" draw:layer="layout" svg:x1="13.848cm" svg:y1="10.894cm" svg:x2="15.558cm" svg:y2="9.202cm">
          <text:p/>
        </draw:line>
        <draw:custom-shape draw:style-name="gr22" draw:text-style-name="P17" draw:layer="layout" svg:width="1.57cm" svg:height="1.593cm" svg:x="5.951cm" svg:y="5.2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9" draw:layer="layout" svg:width="1.508cm" svg:height="1.522cm" svg:x="8.147cm" svg:y="11.081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1.57cm" svg:height="1.593cm" svg:x="5.951cm" svg:y="10.96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6" draw:layer="layout" svg:x1="2.522cm" svg:y1="4.665cm" svg:x2="2.559cm" svg:y2="12.056cm">
          <text:p/>
        </draw:line>
        <draw:frame draw:style-name="gr24" draw:text-style-name="P20" draw:layer="layout" svg:width="0.924cm" svg:height="0.973cm" svg:x="12.046cm" svg:y="5.827cm">
          <draw:text-box>
            <text:p><text:span text:style-name="T7">V</text:span></text:p>
          </draw:text-box>
        </draw:frame>
        <draw:frame draw:style-name="gr25" draw:text-style-name="P21" draw:layer="layout" svg:width="0.924cm" svg:height="0.973cm" svg:x="6.317cm" svg:y="5.866cm">
          <draw:text-box>
            <text:p><text:span text:style-name="T8">E</text:span></text:p>
          </draw:text-box>
        </draw:frame>
        <draw:frame draw:style-name="gr25" draw:text-style-name="P22" draw:layer="layout" svg:width="1.451cm" svg:height="0.973cm" svg:x="10.268cm" svg:y="5.827cm">
          <draw:text-box>
            <text:p><text:span text:style-name="T9">S</text:span></text:p>
          </draw:text-box>
        </draw:frame>
        <draw:line draw:style-name="gr16" draw:text-style-name="P6" draw:layer="layout" svg:x1="2.522cm" svg:y1="12.047cm" svg:x2="5.465cm" svg:y2="12.031cm">
          <text:p/>
        </draw:line>
        <draw:frame draw:style-name="gr26" draw:text-style-name="P23" draw:layer="layout" svg:width="1.84cm" svg:height="1.072cm" svg:x="15.729cm" svg:y="2.591cm">
          <draw:text-box>
            <text:p><text:span text:style-name="T5">L1</text:span></text:p>
          </draw:text-box>
        </draw:frame>
        <draw:frame draw:style-name="gr27" draw:text-style-name="P23" draw:layer="layout" svg:width="1.29cm" svg:height="1.888cm" svg:x="15.729cm" svg:y="5.95cm">
          <draw:text-box>
            <text:p><text:span text:style-name="T5">L4</text:span></text:p>
          </draw:text-box>
        </draw:frame>
        <draw:frame draw:style-name="gr27" draw:text-style-name="P23" draw:layer="layout" svg:width="1.29cm" svg:height="1.888cm" svg:x="15.729cm" svg:y="7.924cm">
          <draw:text-box>
            <text:p><text:span text:style-name="T5">L5</text:span></text:p>
          </draw:text-box>
        </draw:frame>
        <draw:frame draw:style-name="gr27" draw:text-style-name="P23" draw:layer="layout" svg:width="1.29cm" svg:height="1.888cm" svg:x="15.729cm" svg:y="9.702cm">
          <draw:text-box>
            <text:p><text:span text:style-name="T5">L6</text:span></text:p>
          </draw:text-box>
        </draw:frame>
        <draw:frame draw:style-name="gr28" draw:text-style-name="P24" draw:layer="layout" svg:width="5.588cm" svg:height="0.743cm" svg:x="1.632cm" svg:y="4.007cm">
          <draw:text-box>
            <text:p><text:span text:style-name="T10">Background noise</text:span></text:p>
          </draw:text-box>
        </draw:frame>
        <draw:custom-shape draw:style-name="gr29" draw:text-style-name="P17" draw:layer="layout" svg:width="1.444cm" svg:height="1.466cm" svg:x="6.078cm" svg:y="7.2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7" draw:layer="layout" svg:width="1.249cm" svg:height="1.269cm" svg:x="6.098cm" svg:y="9.25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5" draw:layer="layout" svg:width="1.397cm" svg:height="1.409cm" svg:x="8.999cm" svg:y="3.653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1.508cm" svg:height="1.522cm" svg:x="8.126cm" svg:y="7.349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1.27cm" svg:height="1.282cm" svg:x="8.237cm" svg:y="9.3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1.27cm" svg:height="1.282cm" svg:x="8.237cm" svg:y="5.571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6" draw:layer="layout" svg:width="0.891cm" svg:height="0.973cm" svg:x="8.488cm" svg:y="5.853cm">
          <draw:text-box>
            <text:p><text:span text:style-name="T11">P</text:span></text:p>
          </draw:text-box>
        </draw:frame>
        <draw:custom-shape draw:style-name="gr34" draw:text-style-name="P27" draw:layer="layout" svg:width="1.017cm" svg:height="1.026cm" svg:x="10.177cm" svg:y="5.687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1.142cm" svg:height="1.152cm" svg:x="10.143cm" svg:y="7.602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1.142cm" svg:height="1.152cm" svg:x="10.163cm" svg:y="9.49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5" draw:layer="layout" svg:width="0.629cm" svg:height="0.634cm" svg:x="12.307cm" svg:y="11.667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5" draw:layer="layout" svg:width="0.509cm" svg:height="0.508cm" svg:x="12.301cm" svg:y="9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397cm" svg:height="1.409cm" svg:x="11.793cm" svg:y="5.443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2" draw:text-style-name="P2" draw:layer="layout" svg:width="0.762cm" svg:height="0.762cm" svg:x="3.791cm" svg:y="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3.283cm" svg:y="3.02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3.538cm" svg:y="3.5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3.791cm" svg:y="2.52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2.775cm" svg:y1="2.775cm" svg:x2="3.791cm" svg:y2="2.775cm">
          <text:p/>
        </draw:line>
        <draw:line draw:style-name="gr6" draw:text-style-name="P6" draw:layer="layout" svg:x1="2.268cm" svg:y1="3.284cm" svg:x2="3.284cm" svg:y2="3.284cm">
          <text:p/>
        </draw:line>
        <draw:frame draw:style-name="gr7" draw:text-style-name="P7" draw:layer="layout" svg:width="1.778cm" svg:height="0.697cm" svg:x="3.538cm" svg:y="2.013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.843cm" svg:y="2.668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3.283cm" svg:y="3.02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3.538cm" svg:y="3.5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3.791cm" svg:y="2.52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2.775cm" svg:y1="2.775cm" svg:x2="3.791cm" svg:y2="2.775cm">
          <text:p/>
        </draw:line>
        <draw:line draw:style-name="gr6" draw:text-style-name="P6" draw:layer="layout" svg:x1="2.268cm" svg:y1="3.284cm" svg:x2="3.284cm" svg:y2="3.284cm">
          <text:p/>
        </draw:line>
        <draw:frame draw:style-name="gr9" draw:text-style-name="P10" draw:layer="layout" svg:width="2.267cm" svg:height="0.964cm" svg:x="2.141cm" svg:y="3.791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3.538cm" svg:y="2.013cm">
          <draw:text-box>
            <text:p><text:span text:style-name="T4">GABA</text:span></text:p>
          </draw:text-box>
        </draw:frame>
        <draw:line draw:style-name="gr6" draw:text-style-name="P6" draw:layer="layout" svg:x1="2.473cm" svg:y1="3.783cm" svg:x2="3.489cm" svg:y2="3.783cm">
          <text:p/>
        </draw:line>
      </draw:page>
      <draw:page draw:name="page8" draw:style-name="dp1" draw:master-page-name="Default">
        <draw:line draw:name="Line 30_2" draw:style-name="gr38" draw:text-style-name="P12" draw:layer="layout" svg:x1="4.181cm" svg:y1="3.815cm" svg:x2="4.691cm" svg:y2="6.21cm">
          <text:p/>
        </draw:line>
        <draw:custom-shape draw:name="CustomShape 38_1" draw:style-name="gr39" draw:text-style-name="P28" draw:layer="layout" svg:width="0.775cm" svg:height="0.542cm" svg:x="1.58cm" svg:y="7.24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CustomShape 40_2" draw:style-name="gr40" draw:text-style-name="P29" draw:layer="layout" svg:width="0.871cm" svg:height="0.623cm" svg:x="3.635cm" svg:y="2.267cm">
          <text:p/>
          <draw:enhanced-geometry draw:mirror-horizontal="fals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range-y-maximum="?f15" draw:handle-position="?f44 ?f32" draw:handle-range-y-minimum="0"/>
          </draw:enhanced-geometry>
        </draw:custom-shape>
        <draw:line draw:name="Line 50_4" draw:style-name="gr41" draw:text-style-name="P12" draw:layer="layout" svg:x1="2.448cm" svg:y1="6.568cm" svg:x2="3.682cm" svg:y2="5.696cm">
          <text:p/>
        </draw:line>
        <draw:custom-shape draw:name="CustomShape 31_2" draw:style-name="gr42" draw:text-style-name="P12" draw:layer="layout" svg:width="3.283cm" svg:height="0.428cm" draw:transform="rotate (-1.5707963267949) translate (5.331cm 3.538cm)">
          <text:p/>
          <draw:enhanced-geometry draw:mirror-horizontal="true" draw:mirror-vertical="false" svg:viewBox="0 0 0 0" draw:text-areas="0 0 ?f4 ?f5" draw:type="ooxml-bentConnector4" draw:modifiers="-1435 298035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range-y-maximum="2147483647" draw:handle-position="?f1 ?f2" draw:handle-range-y-minimum="-2147483647"/>
          </draw:enhanced-geometry>
        </draw:custom-shape>
        <draw:custom-shape draw:name="CustomShape 37_2" draw:style-name="gr43" draw:text-style-name="P30" draw:layer="layout" svg:width="0.773cm" svg:height="0.524cm" svg:x="4.459cm" svg:y="7.332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CustomShape 39_2" draw:style-name="gr44" draw:text-style-name="P31" draw:layer="layout" svg:width="0.508cm" svg:height="0.604cm" svg:x="3.236cm" svg:y="4.712cm">
          <text:p/>
          <draw:enhanced-geometry draw:mirror-horizontal="false" draw:mirror-vertical="false" svg:viewBox="0 0 0 0" draw:text-areas="0 0 ?f43 ?f44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range-y-maximum="?f2" draw:handle-position="?f32 ?f24" draw:handle-range-y-minimum="0"/>
            <draw:handle draw:handle-range-y-maximum="?f1" draw:handle-position="?f43 ?f28" draw:handle-range-y-minimum="0"/>
            <draw:handle draw:handle-position="?f32 ?f44" draw:handle-range-x-maximum="?f15" draw:handle-range-x-minimum="0"/>
          </draw:enhanced-geometry>
        </draw:custom-shape>
        <draw:line draw:name="Line 47_2" draw:style-name="gr45" draw:text-style-name="P12" draw:layer="layout" svg:x1="4.252cm" svg:y1="5.787cm" svg:x2="4.395cm" svg:y2="6.319cm">
          <text:p/>
        </draw:line>
        <draw:line draw:name="Line 49_1" draw:style-name="gr41" draw:text-style-name="P12" draw:layer="layout" svg:x1="3.491cm" svg:y1="3.537cm" svg:x2="1.967cm" svg:y2="6.306cm">
          <text:p/>
        </draw:line>
        <draw:line draw:name="Line 52_2" draw:style-name="gr46" draw:text-style-name="P12" draw:layer="layout" svg:x1="3.999cm" svg:y1="3.838cm" svg:x2="4.131cm" svg:y2="4.746cm">
          <text:p/>
        </draw:line>
        <draw:line draw:name="Line 54_2" draw:style-name="gr47" draw:text-style-name="P12" draw:layer="layout" svg:x1="4.436cm" svg:y1="3.891cm" svg:x2="4.571cm" svg:y2="4.934cm">
          <text:p/>
        </draw:line>
        <draw:custom-shape draw:style-name="gr48" draw:text-style-name="P19" draw:layer="layout" svg:width="0.99cm" svg:height="0.936cm" svg:x="1.458cm" svg:y="6.305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2" draw:layer="layout" svg:width="0.989cm" svg:height="0.936cm" svg:x="3.559cm" svg:y="2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3" draw:layer="layout" svg:width="0.895cm" svg:height="1.072cm" svg:x="1.552cm" svg:y="6.389cm">
          <draw:text-box>
            <text:p><text:span text:style-name="T12">P</text:span></text:p>
          </draw:text-box>
        </draw:frame>
        <draw:line draw:style-name="gr50" draw:text-style-name="P6" draw:layer="layout" svg:x1="2.448cm" svg:y1="6.568cm" svg:x2="4.19cm" svg:y2="6.585cm">
          <text:p/>
        </draw:line>
        <draw:custom-shape draw:name="CustomShape 51_15" draw:style-name="gr51" draw:text-style-name="P28" draw:layer="layout" svg:width="0.231cm" svg:height="0.235cm" svg:x="3.302cm" svg:y="3.494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2" draw:text-style-name="P6" draw:layer="layout" svg:x1="2.728cm" svg:y1="6.839cm" svg:x2="4.504cm" svg:y2="6.839cm">
          <text:p/>
        </draw:line>
        <draw:custom-shape draw:name="CustomShape 34_6" draw:style-name="gr53" draw:text-style-name="P30" draw:layer="layout" svg:width="0.386cm" svg:height="0.398cm" draw:transform="rotate (-1.5707963267949) translate (5.157cm 3.28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style-name="gr52" draw:text-style-name="P6" draw:layer="layout" svg:x1="4.875cm" svg:y1="5.315cm" svg:x2="6.204cm" svg:y2="5.315cm">
          <text:p/>
        </draw:line>
        <draw:custom-shape draw:style-name="gr54" draw:text-style-name="P33" draw:layer="layout" svg:width="0.99cm" svg:height="0.936cm" svg:x="3.776cm" svg:y="4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0_5" draw:style-name="gr47" draw:text-style-name="P12" draw:layer="layout" svg:x1="2.412cm" svg:y1="6.205cm" svg:x2="3.775cm" svg:y2="5.316cm">
          <text:p/>
        </draw:line>
        <draw:custom-shape draw:name="CustomShape 51_16" draw:style-name="gr51" draw:text-style-name="P28" draw:layer="layout" svg:width="0.231cm" svg:height="0.235cm" svg:x="3.556cm" svg:y="5.565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17" draw:style-name="gr55" draw:text-style-name="P34" draw:layer="layout" svg:width="0.231cm" svg:height="0.235cm" svg:x="2.256cm" svg:y="6.06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21" draw:style-name="gr55" draw:text-style-name="P34" draw:layer="layout" svg:width="0.23cm" svg:height="0.235cm" svg:x="4.297cm" svg:y="3.768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22" draw:style-name="gr56" draw:text-style-name="P35" draw:layer="layout" svg:width="0.231cm" svg:height="0.235cm" svg:x="3.965cm" svg:y="4.516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23" draw:style-name="gr56" draw:text-style-name="P35" draw:layer="layout" svg:width="0.231cm" svg:height="0.235cm" svg:x="4.546cm" svg:y="5.947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24" draw:style-name="gr55" draw:text-style-name="P34" draw:layer="layout" svg:width="0.231cm" svg:height="0.235cm" svg:x="4.237cm" svg:y="6.133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25" draw:style-name="gr56" draw:text-style-name="P35" draw:layer="layout" svg:width="0.231cm" svg:height="0.235cm" svg:x="2.027cm" svg:y="5.943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7" draw:text-style-name="P6" draw:layer="layout" svg:x1="3.744cm" svg:y1="3.737cm" svg:x2="2.22cm" svg:y2="6.077cm">
          <text:p/>
        </draw:line>
        <draw:custom-shape draw:style-name="gr58" draw:text-style-name="P17" draw:layer="layout" svg:width="1.257cm" svg:height="1.142cm" svg:x="4.309cm" svg:y="6.07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36" draw:layer="layout" svg:width="0.895cm" svg:height="1.072cm" svg:x="4.488cm" svg:y="6.446cm">
          <draw:text-box>
            <text:p><text:span text:style-name="T13">E</text:span></text:p>
          </draw:text-box>
        </draw:frame>
        <draw:frame draw:style-name="gr26" draw:text-style-name="P8" draw:layer="layout" svg:width="0.762cm" svg:height="1.072cm" svg:x="3.555cm" svg:y="3.029cm">
          <draw:text-box>
            <text:p><text:span text:style-name="T14">V</text:span></text:p>
          </draw:text-box>
        </draw:frame>
        <draw:frame draw:style-name="gr26" draw:text-style-name="P23" draw:layer="layout" svg:width="0.895cm" svg:height="1.072cm" svg:x="3.808cm" svg:y="4.935cm">
          <draw:text-box>
            <text:p><text:span text:style-name="T15">S</text:span></text:p>
          </draw:text-box>
        </draw:frame>
        <draw:custom-shape draw:name="CustomShape 51_26" draw:style-name="gr51" draw:text-style-name="P28" draw:layer="layout" svg:width="0.23cm" svg:height="0.235cm" svg:x="4.068cm" svg:y="6.435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_7" draw:style-name="gr53" draw:text-style-name="P30" draw:layer="layout" svg:width="0.386cm" svg:height="0.398cm" draw:transform="rotate (-1.5707963267949) translate (2.879cm 6.64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34_8" draw:style-name="gr53" draw:text-style-name="P30" draw:layer="layout" svg:width="0.386cm" svg:height="0.398cm" draw:transform="rotate (-1.5707963267949) translate (5.227cm 5.12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page>
      <draw:page draw:name="page9" draw:style-name="dp1" draw:master-page-name="Default">
        <draw:frame draw:style-name="gr1" draw:text-style-name="P1" draw:layer="layout" svg:width="4.445cm" svg:height="3.842cm" svg:x="11.411cm" svg:y="2.871cm">
          <draw:image xlink:href="Pictures/10000001000002E10000027D3D0CDFF357D38B3E.png" xlink:type="simple" xlink:show="embed" xlink:actuate="onLoad" draw:mime-type="image/png">
            <text:p/>
          </draw:image>
        </draw:frame>
        <draw:custom-shape draw:style-name="gr2" draw:text-style-name="P2" draw:layer="layout" svg:width="0.762cm" svg:height="0.762cm" svg:x="2.775cm" svg:y="11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2.268cm" svg:y="11.20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2.522cm" svg:y="11.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2.775cm" svg:y="10.6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.76cm" svg:y1="10.948cm" svg:x2="2.776cm" svg:y2="10.948cm">
          <text:p/>
        </draw:line>
        <draw:line draw:style-name="gr6" draw:text-style-name="P6" draw:layer="layout" svg:x1="1.252cm" svg:y1="11.456cm" svg:x2="2.268cm" svg:y2="11.456cm">
          <text:p/>
        </draw:line>
        <draw:line draw:style-name="gr6" draw:text-style-name="P6" draw:layer="layout" svg:x1="1.381cm" svg:y1="12.017cm" svg:x2="2.522cm" svg:y2="12.048cm">
          <text:p/>
        </draw:line>
        <draw:frame draw:style-name="gr7" draw:text-style-name="P7" draw:layer="layout" svg:width="1.778cm" svg:height="0.697cm" svg:x="2.522cm" svg:y="10.187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cm" svg:y="11.457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2.268cm" svg:y="11.20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2.522cm" svg:y="11.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2.775cm" svg:y="10.6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.76cm" svg:y1="10.948cm" svg:x2="2.776cm" svg:y2="10.948cm">
          <text:p/>
        </draw:line>
        <draw:line draw:style-name="gr6" draw:text-style-name="P6" draw:layer="layout" svg:x1="1.252cm" svg:y1="11.456cm" svg:x2="2.268cm" svg:y2="11.456cm">
          <text:p/>
        </draw:line>
        <draw:line draw:style-name="gr6" draw:text-style-name="P6" draw:layer="layout" svg:x1="1.381cm" svg:y1="12.049cm" svg:x2="2.522cm" svg:y2="12.049cm">
          <text:p/>
        </draw:line>
        <draw:frame draw:style-name="gr9" draw:text-style-name="P10" draw:layer="layout" svg:width="2.267cm" svg:height="0.964cm" svg:x="1.38cm" svg:y="12.008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2.522cm" svg:y="10.187cm">
          <draw:text-box>
            <text:p><text:span text:style-name="T4">GABA</text:span></text:p>
          </draw:text-box>
        </draw:frame>
        <draw:frame draw:style-name="gr1" draw:text-style-name="P1" draw:layer="layout" svg:width="6.878cm" svg:height="1.305cm" svg:x="3.87cm" svg:y="9.76cm">
          <draw:image xlink:href="Pictures/10000001000001B0000000521E39BECB6C37F1D8.png" xlink:type="simple" xlink:show="embed" xlink:actuate="onLoad" draw:mime-type="image/png">
            <text:p/>
          </draw:image>
        </draw:frame>
        <draw:frame draw:style-name="gr1" draw:text-style-name="P1" draw:layer="layout" svg:width="8.381cm" svg:height="0.717cm" svg:x="3.87cm" svg:y="11.492cm">
          <draw:image xlink:href="Pictures/10000001000002D40000003E351238ABD3EBA30E.png" xlink:type="simple" xlink:show="embed" xlink:actuate="onLoad" draw:mime-type="image/png">
            <text:p/>
          </draw:image>
        </draw:frame>
        <draw:frame draw:style-name="gr1" draw:text-style-name="P1" draw:layer="layout" svg:width="3.783cm" svg:height="3.828cm" svg:x="10.931cm" svg:y="6.839cm">
          <draw:image xlink:href="Pictures/10000001000000A7000000A90C6B2F8490645F4A.png" xlink:type="simple" xlink:show="embed" xlink:actuate="onLoad" draw:mime-type="image/png">
            <text:p/>
          </draw:image>
        </draw:frame>
        <draw:line draw:name="Line 57_4" draw:style-name="gr10" draw:text-style-name="P12" draw:layer="layout" svg:x1="10.651cm" svg:y1="7.22cm" svg:x2="11.775cm" svg:y2="8.526cm">
          <text:p/>
        </draw:line>
        <draw:line draw:name="Line 58_3" draw:style-name="gr10" draw:text-style-name="P12" draw:layer="layout" svg:x1="10.651cm" svg:y1="7.22cm" svg:x2="12.408cm" svg:y2="6.958cm">
          <text:p/>
        </draw:line>
        <draw:frame draw:style-name="gr1" draw:text-style-name="P1" draw:layer="layout" svg:width="9.017cm" svg:height="6.604cm" svg:x="1.379cm" svg:y="2.649cm">
          <draw:image xlink:href="Pictures/100000010000048E000003561579F68A830BA9CE.png" xlink:type="simple" xlink:show="embed" xlink:actuate="onLoad" draw:mime-type="image/png">
            <text:p/>
          </draw:image>
        </draw:frame>
        <draw:frame draw:style-name="gr1" draw:text-style-name="P1" draw:layer="layout" svg:width="9.301cm" svg:height="6.596cm" svg:x="1.887cm" svg:y="15.566cm">
          <draw:image xlink:href="Pictures/10000001000001D70000014EACF9C873E1C03F45.png" xlink:type="simple" xlink:show="embed" xlink:actuate="onLoad" draw:mime-type="image/png">
            <text:p/>
          </draw:image>
        </draw:frame>
        <draw:frame draw:style-name="gr1" draw:text-style-name="P1" draw:layer="layout" svg:width="4.445cm" svg:height="3.842cm" svg:x="11.793cm" svg:y="15.407cm">
          <draw:image xlink:href="Pictures/10000001000002E10000027D3D0CDFF357D38B3E.png" xlink:type="simple" xlink:show="embed" xlink:actuate="onLoad" draw:mime-type="image/png">
            <text:p/>
          </draw:image>
        </draw:frame>
        <draw:custom-shape draw:style-name="gr2" draw:text-style-name="P2" draw:layer="layout" svg:width="0.762cm" svg:height="0.762cm" svg:x="3.157cm" svg:y="23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2.648cm" svg:y="23.7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2.903cm" svg:y="24.2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3.157cm" svg:y="23.2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2.141cm" svg:y1="23.485cm" svg:x2="3.157cm" svg:y2="23.485cm">
          <text:p/>
        </draw:line>
        <draw:line draw:style-name="gr6" draw:text-style-name="P6" draw:layer="layout" svg:x1="1.632cm" svg:y1="23.994cm" svg:x2="2.648cm" svg:y2="23.994cm">
          <text:p/>
        </draw:line>
        <draw:line draw:style-name="gr6" draw:text-style-name="P6" draw:layer="layout" svg:x1="1.762cm" svg:y1="24.555cm" svg:x2="2.903cm" svg:y2="24.586cm">
          <text:p/>
        </draw:line>
        <draw:frame draw:style-name="gr7" draw:text-style-name="P7" draw:layer="layout" svg:width="1.778cm" svg:height="0.697cm" svg:x="2.903cm" svg:y="22.723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.379cm" svg:y="23.994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2.648cm" svg:y="23.7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2.903cm" svg:y="24.2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3.157cm" svg:y="23.2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2.141cm" svg:y1="23.485cm" svg:x2="3.157cm" svg:y2="23.485cm">
          <text:p/>
        </draw:line>
        <draw:line draw:style-name="gr6" draw:text-style-name="P6" draw:layer="layout" svg:x1="1.632cm" svg:y1="23.994cm" svg:x2="2.648cm" svg:y2="23.994cm">
          <text:p/>
        </draw:line>
        <draw:line draw:style-name="gr6" draw:text-style-name="P6" draw:layer="layout" svg:x1="1.762cm" svg:y1="24.586cm" svg:x2="2.903cm" svg:y2="24.586cm">
          <text:p/>
        </draw:line>
        <draw:frame draw:style-name="gr9" draw:text-style-name="P10" draw:layer="layout" svg:width="2.267cm" svg:height="0.964cm" svg:x="1.762cm" svg:y="24.546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2.903cm" svg:y="22.723cm">
          <draw:text-box>
            <text:p><text:span text:style-name="T4">GABA</text:span></text:p>
          </draw:text-box>
        </draw:frame>
        <draw:frame draw:style-name="gr1" draw:text-style-name="P1" draw:layer="layout" svg:width="6.878cm" svg:height="1.305cm" svg:x="4.251cm" svg:y="22.298cm">
          <draw:image xlink:href="Pictures/10000001000001B0000000521E39BECB6C37F1D8.png" xlink:type="simple" xlink:show="embed" xlink:actuate="onLoad" draw:mime-type="image/png">
            <text:p/>
          </draw:image>
        </draw:frame>
        <draw:frame draw:style-name="gr1" draw:text-style-name="P1" draw:layer="layout" svg:width="8.381cm" svg:height="0.717cm" svg:x="4.251cm" svg:y="24.029cm">
          <draw:image xlink:href="Pictures/10000001000002D40000003E351238ABD3EBA30E.png" xlink:type="simple" xlink:show="embed" xlink:actuate="onLoad" draw:mime-type="image/png">
            <text:p/>
          </draw:image>
        </draw:frame>
        <draw:frame draw:style-name="gr1" draw:text-style-name="P1" draw:layer="layout" svg:width="3.783cm" svg:height="3.828cm" svg:x="11.312cm" svg:y="19.376cm">
          <draw:image xlink:href="Pictures/10000001000000A7000000A90C6B2F8490645F4A.png" xlink:type="simple" xlink:show="embed" xlink:actuate="onLoad" draw:mime-type="image/png">
            <text:p/>
          </draw:image>
        </draw:frame>
        <draw:line draw:name="Line 57_5" draw:style-name="gr10" draw:text-style-name="P12" draw:layer="layout" svg:x1="11.032cm" svg:y1="19.756cm" svg:x2="12.156cm" svg:y2="21.062cm">
          <text:p/>
        </draw:line>
        <draw:line draw:name="Line 58_5" draw:style-name="gr10" draw:text-style-name="P12" draw:layer="layout" svg:x1="11.032cm" svg:y1="19.757cm" svg:x2="12.789cm" svg:y2="19.495cm">
          <text:p/>
        </draw:line>
      </draw:page>
      <draw:page draw:name="page10" draw:style-name="dp1" draw:master-page-name="Default">
        <draw:custom-shape draw:style-name="gr14" draw:text-style-name="P13" draw:layer="layout" svg:width="8.094cm" svg:height="9.272cm" svg:x="5.754cm" svg:y="3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6" draw:layer="layout" svg:x1="5.754cm" svg:y1="5.211cm" svg:x2="13.848cm" svg:y2="5.211cm">
          <text:p/>
        </draw:line>
        <draw:line draw:style-name="gr15" draw:text-style-name="P6" draw:layer="layout" svg:x1="5.754cm" svg:y1="10.894cm" svg:x2="13.848cm" svg:y2="10.894cm">
          <text:p/>
        </draw:line>
        <draw:line draw:style-name="gr15" draw:text-style-name="P6" draw:layer="layout" svg:x1="5.754cm" svg:y1="8.999cm" svg:x2="13.848cm" svg:y2="8.999cm">
          <text:p/>
        </draw:line>
        <draw:line draw:style-name="gr15" draw:text-style-name="P6" draw:layer="layout" svg:x1="5.754cm" svg:y1="7.106cm" svg:x2="13.848cm" svg:y2="7.106cm">
          <text:p/>
        </draw:line>
        <draw:line draw:style-name="gr16" draw:text-style-name="P6" draw:layer="layout" svg:x1="2.522cm" svg:y1="6.332cm" svg:x2="5.412cm" svg:y2="6.351cm">
          <text:p/>
        </draw:line>
        <draw:line draw:style-name="gr16" draw:text-style-name="P6" draw:layer="layout" svg:x1="2.522cm" svg:y1="8.236cm" svg:x2="5.412cm" svg:y2="8.244cm">
          <text:p/>
        </draw:line>
        <draw:line draw:style-name="gr16" draw:text-style-name="P6" draw:layer="layout" svg:x1="2.522cm" svg:y1="10.141cm" svg:x2="5.412cm" svg:y2="10.139cm">
          <text:p/>
        </draw:line>
        <draw:frame draw:style-name="gr17" draw:text-style-name="P14" draw:layer="layout" svg:width="2.113cm" svg:height="1.888cm" svg:x="15.686cm" svg:y="4.265cm">
          <draw:text-box>
            <text:p><text:span text:style-name="T5">L2/3</text:span></text:p>
          </draw:text-box>
        </draw:frame>
        <draw:custom-shape draw:style-name="gr18" draw:text-style-name="P15" draw:layer="layout" svg:width="0.761cm" svg:height="0.761cm" svg:x="12.174cm" svg:y="7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523cm" svg:height="1.523cm" svg:x="10.043cm" svg:y="11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2.522cm" svg:y1="4.681cm" svg:x2="5.316cm" svg:y2="4.681cm">
          <text:p/>
        </draw:line>
        <draw:line draw:style-name="gr20" draw:text-style-name="P6" draw:layer="layout" svg:x1="5.753cm" svg:y1="3.519cm" svg:x2="8.716cm" svg:y2="2.003cm">
          <text:p/>
        </draw:line>
        <draw:line draw:style-name="gr20" draw:text-style-name="P6" draw:layer="layout" svg:x1="13.847cm" svg:y1="3.519cm" svg:x2="15.557cm" svg:y2="2.003cm">
          <text:p/>
        </draw:line>
        <draw:line draw:style-name="gr21" draw:text-style-name="P6" draw:layer="layout" svg:x1="8.715cm" svg:y1="2.003cm" svg:x2="15.557cm" svg:y2="2.003cm">
          <text:p/>
        </draw:line>
        <draw:line draw:style-name="gr21" draw:text-style-name="P6" draw:layer="layout" svg:x1="15.558cm" svg:y1="2.003cm" svg:x2="15.558cm" svg:y2="11.098cm">
          <text:p/>
        </draw:line>
        <draw:line draw:style-name="gr20" draw:text-style-name="P6" draw:layer="layout" svg:x1="13.847cm" svg:y1="12.791cm" svg:x2="15.557cm" svg:y2="11.098cm">
          <text:p/>
        </draw:line>
        <draw:line draw:style-name="gr15" draw:text-style-name="P6" draw:layer="layout" svg:x1="13.848cm" svg:y1="5.212cm" svg:x2="15.558cm" svg:y2="3.52cm">
          <text:p/>
        </draw:line>
        <draw:line draw:style-name="gr15" draw:text-style-name="P6" draw:layer="layout" svg:x1="13.871cm" svg:y1="7.038cm" svg:x2="15.557cm" svg:y2="5.414cm">
          <text:p/>
        </draw:line>
        <draw:line draw:style-name="gr15" draw:text-style-name="P6" draw:layer="layout" svg:x1="13.848cm" svg:y1="8.999cm" svg:x2="15.558cm" svg:y2="7.307cm">
          <text:p/>
        </draw:line>
        <draw:line draw:style-name="gr15" draw:text-style-name="P6" draw:layer="layout" svg:x1="13.848cm" svg:y1="10.894cm" svg:x2="15.558cm" svg:y2="9.202cm">
          <text:p/>
        </draw:line>
        <draw:custom-shape draw:style-name="gr22" draw:text-style-name="P17" draw:layer="layout" svg:width="1.57cm" svg:height="1.593cm" svg:x="5.951cm" svg:y="5.2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9" draw:layer="layout" svg:width="1.508cm" svg:height="1.522cm" svg:x="8.147cm" svg:y="11.081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1.57cm" svg:height="1.593cm" svg:x="5.951cm" svg:y="10.96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6" draw:layer="layout" svg:x1="2.522cm" svg:y1="4.665cm" svg:x2="2.559cm" svg:y2="12.056cm">
          <text:p/>
        </draw:line>
        <draw:frame draw:style-name="gr24" draw:text-style-name="P20" draw:layer="layout" svg:width="0.924cm" svg:height="0.973cm" svg:x="12.046cm" svg:y="5.827cm">
          <draw:text-box>
            <text:p><text:span text:style-name="T7">V</text:span></text:p>
          </draw:text-box>
        </draw:frame>
        <draw:frame draw:style-name="gr25" draw:text-style-name="P21" draw:layer="layout" svg:width="0.924cm" svg:height="0.973cm" svg:x="6.317cm" svg:y="5.866cm">
          <draw:text-box>
            <text:p><text:span text:style-name="T8">E</text:span></text:p>
          </draw:text-box>
        </draw:frame>
        <draw:frame draw:style-name="gr25" draw:text-style-name="P22" draw:layer="layout" svg:width="1.451cm" svg:height="0.973cm" svg:x="10.268cm" svg:y="5.827cm">
          <draw:text-box>
            <text:p><text:span text:style-name="T9">S</text:span></text:p>
          </draw:text-box>
        </draw:frame>
        <draw:line draw:style-name="gr16" draw:text-style-name="P6" draw:layer="layout" svg:x1="2.522cm" svg:y1="12.047cm" svg:x2="5.465cm" svg:y2="12.031cm">
          <text:p/>
        </draw:line>
        <draw:frame draw:style-name="gr26" draw:text-style-name="P23" draw:layer="layout" svg:width="1.84cm" svg:height="1.072cm" svg:x="15.729cm" svg:y="2.591cm">
          <draw:text-box>
            <text:p><text:span text:style-name="T5">L1</text:span></text:p>
          </draw:text-box>
        </draw:frame>
        <draw:frame draw:style-name="gr27" draw:text-style-name="P23" draw:layer="layout" svg:width="1.29cm" svg:height="1.888cm" svg:x="15.729cm" svg:y="5.95cm">
          <draw:text-box>
            <text:p><text:span text:style-name="T5">L4</text:span></text:p>
          </draw:text-box>
        </draw:frame>
        <draw:frame draw:style-name="gr27" draw:text-style-name="P23" draw:layer="layout" svg:width="1.29cm" svg:height="1.888cm" svg:x="15.729cm" svg:y="7.924cm">
          <draw:text-box>
            <text:p><text:span text:style-name="T5">L5</text:span></text:p>
          </draw:text-box>
        </draw:frame>
        <draw:frame draw:style-name="gr27" draw:text-style-name="P23" draw:layer="layout" svg:width="1.29cm" svg:height="1.888cm" svg:x="15.729cm" svg:y="9.702cm">
          <draw:text-box>
            <text:p><text:span text:style-name="T5">L6</text:span></text:p>
          </draw:text-box>
        </draw:frame>
        <draw:frame draw:style-name="gr28" draw:text-style-name="P24" draw:layer="layout" svg:width="5.588cm" svg:height="0.743cm" svg:x="1.632cm" svg:y="4.007cm">
          <draw:text-box>
            <text:p><text:span text:style-name="T10">Background noise</text:span></text:p>
          </draw:text-box>
        </draw:frame>
        <draw:line draw:name="Line 57_2" draw:style-name="gr10" draw:text-style-name="P12" draw:layer="layout" svg:x1="11.158cm" svg:y1="14.096cm" svg:x2="14.165cm" svg:y2="17.682cm">
          <text:p/>
        </draw:line>
        <draw:line draw:name="Line 58_2" draw:style-name="gr10" draw:text-style-name="P12" draw:layer="layout" svg:x1="11.158cm" svg:y1="14.095cm" svg:x2="16.038cm" svg:y2="13.442cm">
          <text:p/>
        </draw:line>
        <draw:line draw:name="Line 30_1" draw:style-name="gr38" draw:text-style-name="P12" draw:layer="layout" svg:x1="17.245cm" svg:y1="14.991cm" svg:x2="17.755cm" svg:y2="17.386cm">
          <text:p/>
        </draw:line>
        <draw:custom-shape draw:name="CustomShape 38_2" draw:style-name="gr39" draw:text-style-name="P28" draw:layer="layout" svg:width="0.775cm" svg:height="0.542cm" svg:x="14.643cm" svg:y="18.417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CustomShape 40_1" draw:style-name="gr40" draw:text-style-name="P29" draw:layer="layout" svg:width="0.871cm" svg:height="0.623cm" svg:x="16.698cm" svg:y="13.444cm">
          <text:p/>
          <draw:enhanced-geometry draw:mirror-horizontal="fals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range-y-maximum="?f15" draw:handle-position="?f44 ?f32" draw:handle-range-y-minimum="0"/>
          </draw:enhanced-geometry>
        </draw:custom-shape>
        <draw:line draw:name="Line 50_2" draw:style-name="gr41" draw:text-style-name="P12" draw:layer="layout" svg:x1="15.512cm" svg:y1="17.744cm" svg:x2="16.746cm" svg:y2="16.872cm">
          <text:p/>
        </draw:line>
        <draw:custom-shape draw:name="CustomShape 31_1" draw:style-name="gr42" draw:text-style-name="P12" draw:layer="layout" svg:width="3.283cm" svg:height="0.428cm" draw:transform="rotate (-1.5707963267949) translate (18.396cm 14.714cm)">
          <text:p/>
          <draw:enhanced-geometry draw:mirror-horizontal="true" draw:mirror-vertical="false" svg:viewBox="0 0 0 0" draw:text-areas="0 0 ?f4 ?f5" draw:type="ooxml-bentConnector4" draw:modifiers="-1435 298035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range-y-maximum="2147483647" draw:handle-position="?f1 ?f2" draw:handle-range-y-minimum="-2147483647"/>
          </draw:enhanced-geometry>
        </draw:custom-shape>
        <draw:custom-shape draw:name="CustomShape 37_1" draw:style-name="gr43" draw:text-style-name="P30" draw:layer="layout" svg:width="0.773cm" svg:height="0.524cm" svg:x="17.523cm" svg:y="18.508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CustomShape 39_1" draw:style-name="gr44" draw:text-style-name="P31" draw:layer="layout" svg:width="0.508cm" svg:height="0.604cm" svg:x="16.3cm" svg:y="15.887cm">
          <text:p/>
          <draw:enhanced-geometry draw:mirror-horizontal="false" draw:mirror-vertical="false" svg:viewBox="0 0 0 0" draw:text-areas="0 0 ?f43 ?f44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range-y-maximum="?f2" draw:handle-position="?f32 ?f24" draw:handle-range-y-minimum="0"/>
            <draw:handle draw:handle-range-y-maximum="?f1" draw:handle-position="?f43 ?f28" draw:handle-range-y-minimum="0"/>
            <draw:handle draw:handle-position="?f32 ?f44" draw:handle-range-x-maximum="?f15" draw:handle-range-x-minimum="0"/>
          </draw:enhanced-geometry>
        </draw:custom-shape>
        <draw:line draw:name="Line 47_1" draw:style-name="gr45" draw:text-style-name="P12" draw:layer="layout" svg:x1="17.316cm" svg:y1="16.964cm" svg:x2="17.459cm" svg:y2="17.496cm">
          <text:p/>
        </draw:line>
        <draw:line draw:name="Line 49_2" draw:style-name="gr41" draw:text-style-name="P12" draw:layer="layout" svg:x1="16.554cm" svg:y1="14.713cm" svg:x2="15.03cm" svg:y2="17.482cm">
          <text:p/>
        </draw:line>
        <draw:line draw:name="Line 52_1" draw:style-name="gr46" draw:text-style-name="P12" draw:layer="layout" svg:x1="17.062cm" svg:y1="15.013cm" svg:x2="17.194cm" svg:y2="15.921cm">
          <text:p/>
        </draw:line>
        <draw:line draw:name="Line 54_1" draw:style-name="gr47" draw:text-style-name="P12" draw:layer="layout" svg:x1="17.5cm" svg:y1="15.067cm" svg:x2="17.635cm" svg:y2="16.11cm">
          <text:p/>
        </draw:line>
        <draw:custom-shape draw:style-name="gr48" draw:text-style-name="P19" draw:layer="layout" svg:width="0.99cm" svg:height="0.936cm" svg:x="14.522cm" svg:y="17.481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2" draw:layer="layout" svg:width="0.989cm" svg:height="0.936cm" svg:x="16.622cm" svg:y="14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3" draw:layer="layout" svg:width="0.895cm" svg:height="1.072cm" svg:x="14.615cm" svg:y="17.564cm">
          <draw:text-box>
            <text:p><text:span text:style-name="T12">P</text:span></text:p>
          </draw:text-box>
        </draw:frame>
        <draw:line draw:style-name="gr50" draw:text-style-name="P6" draw:layer="layout" svg:x1="15.512cm" svg:y1="17.744cm" svg:x2="17.254cm" svg:y2="17.761cm">
          <text:p/>
        </draw:line>
        <draw:custom-shape draw:name="CustomShape 51_10" draw:style-name="gr51" draw:text-style-name="P28" draw:layer="layout" svg:width="0.231cm" svg:height="0.235cm" svg:x="16.365cm" svg:y="14.671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2" draw:text-style-name="P6" draw:layer="layout" svg:x1="15.795cm" svg:y1="18.015cm" svg:x2="17.571cm" svg:y2="18.015cm">
          <text:p/>
        </draw:line>
        <draw:custom-shape draw:name="CustomShape 34_3" draw:style-name="gr53" draw:text-style-name="P30" draw:layer="layout" svg:width="0.386cm" svg:height="0.398cm" draw:transform="rotate (-1.5707963267949) translate (18.22cm 14.459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style-name="gr52" draw:text-style-name="P6" draw:layer="layout" svg:x1="17.94cm" svg:y1="16.491cm" svg:x2="19.269cm" svg:y2="16.491cm">
          <text:p/>
        </draw:line>
        <draw:custom-shape draw:style-name="gr54" draw:text-style-name="P33" draw:layer="layout" svg:width="0.99cm" svg:height="0.936cm" svg:x="16.839cm" svg:y="16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0_3" draw:style-name="gr47" draw:text-style-name="P12" draw:layer="layout" svg:x1="15.476cm" svg:y1="17.381cm" svg:x2="16.839cm" svg:y2="16.492cm">
          <text:p/>
        </draw:line>
        <draw:custom-shape draw:name="CustomShape 51_11" draw:style-name="gr51" draw:text-style-name="P28" draw:layer="layout" svg:width="0.231cm" svg:height="0.235cm" svg:x="16.619cm" svg:y="16.741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12" draw:style-name="gr55" draw:text-style-name="P34" draw:layer="layout" svg:width="0.231cm" svg:height="0.235cm" svg:x="15.32cm" svg:y="17.245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13" draw:style-name="gr55" draw:text-style-name="P34" draw:layer="layout" svg:width="0.231cm" svg:height="0.235cm" svg:x="17.357cm" svg:y="14.944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14" draw:style-name="gr56" draw:text-style-name="P35" draw:layer="layout" svg:width="0.231cm" svg:height="0.235cm" svg:x="17.029cm" svg:y="15.692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18" draw:style-name="gr56" draw:text-style-name="P35" draw:layer="layout" svg:width="0.231cm" svg:height="0.235cm" svg:x="17.61cm" svg:y="17.123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19" draw:style-name="gr55" draw:text-style-name="P34" draw:layer="layout" svg:width="0.231cm" svg:height="0.235cm" svg:x="17.302cm" svg:y="17.31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20" draw:style-name="gr56" draw:text-style-name="P35" draw:layer="layout" svg:width="0.231cm" svg:height="0.235cm" svg:x="15.092cm" svg:y="17.11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7" draw:text-style-name="P6" draw:layer="layout" svg:x1="16.808cm" svg:y1="14.913cm" svg:x2="15.284cm" svg:y2="17.253cm">
          <text:p/>
        </draw:line>
        <draw:custom-shape draw:style-name="gr58" draw:text-style-name="P17" draw:layer="layout" svg:width="1.257cm" svg:height="1.142cm" svg:x="17.373cm" svg:y="17.2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36" draw:layer="layout" svg:width="0.895cm" svg:height="1.072cm" svg:x="17.552cm" svg:y="17.622cm">
          <draw:text-box>
            <text:p><text:span text:style-name="T13">E</text:span></text:p>
          </draw:text-box>
        </draw:frame>
        <draw:frame draw:style-name="gr26" draw:text-style-name="P8" draw:layer="layout" svg:width="0.762cm" svg:height="1.072cm" svg:x="16.618cm" svg:y="14.206cm">
          <draw:text-box>
            <text:p><text:span text:style-name="T14">V</text:span></text:p>
          </draw:text-box>
        </draw:frame>
        <draw:frame draw:style-name="gr26" draw:text-style-name="P23" draw:layer="layout" svg:width="0.895cm" svg:height="1.072cm" svg:x="16.873cm" svg:y="16.111cm">
          <draw:text-box>
            <text:p><text:span text:style-name="T15">S</text:span></text:p>
          </draw:text-box>
        </draw:frame>
        <draw:custom-shape draw:style-name="gr2" draw:text-style-name="P2" draw:layer="layout" svg:width="0.762cm" svg:height="0.762cm" svg:x="3.333cm" svg:y="16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2.825cm" svg:y="16.2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3.079cm" svg:y="16.7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3.333cm" svg:y="15.7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2.317cm" svg:y1="15.993cm" svg:x2="3.333cm" svg:y2="15.993cm">
          <text:p/>
        </draw:line>
        <draw:line draw:style-name="gr6" draw:text-style-name="P6" draw:layer="layout" svg:x1="1.808cm" svg:y1="16.501cm" svg:x2="2.824cm" svg:y2="16.501cm">
          <text:p/>
        </draw:line>
        <draw:frame draw:style-name="gr7" draw:text-style-name="P7" draw:layer="layout" svg:width="1.778cm" svg:height="0.697cm" svg:x="3.079cm" svg:y="15.231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.384cm" svg:y="15.885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2.825cm" svg:y="16.2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3.079cm" svg:y="16.7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3.333cm" svg:y="15.7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2.317cm" svg:y1="15.993cm" svg:x2="3.333cm" svg:y2="15.993cm">
          <text:p/>
        </draw:line>
        <draw:line draw:style-name="gr6" draw:text-style-name="P6" draw:layer="layout" svg:x1="1.808cm" svg:y1="16.501cm" svg:x2="2.824cm" svg:y2="16.501cm">
          <text:p/>
        </draw:line>
        <draw:frame draw:style-name="gr9" draw:text-style-name="P10" draw:layer="layout" svg:width="2.267cm" svg:height="0.964cm" svg:x="1.76cm" svg:y="16.925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3.079cm" svg:y="15.231cm">
          <draw:text-box>
            <text:p><text:span text:style-name="T4">GABA</text:span></text:p>
          </draw:text-box>
        </draw:frame>
        <draw:frame draw:style-name="gr1" draw:text-style-name="P1" draw:layer="layout" svg:width="6.878cm" svg:height="1.305cm" svg:x="4.426cm" svg:y="14.805cm">
          <draw:image xlink:href="Pictures/10000001000001B0000000521E39BECB6C37F1D8.png" xlink:type="simple" xlink:show="embed" xlink:actuate="onLoad" draw:mime-type="image/png">
            <text:p/>
          </draw:image>
        </draw:frame>
        <draw:frame draw:style-name="gr1" draw:text-style-name="P1" draw:layer="layout" svg:width="8.381cm" svg:height="0.717cm" svg:x="4.426cm" svg:y="16.536cm">
          <draw:image xlink:href="Pictures/10000001000002D40000003E351238ABD3EBA30E.png" xlink:type="simple" xlink:show="embed" xlink:actuate="onLoad" draw:mime-type="image/png">
            <text:p/>
          </draw:image>
        </draw:frame>
        <draw:frame draw:style-name="gr1" draw:text-style-name="P1" draw:layer="layout" svg:width="10.266cm" svg:height="8.872cm" svg:x="2.563cm" svg:y="18.015cm">
          <draw:image xlink:href="Pictures/10000001000002E10000027D3D0CDFF357D38B3E.png" xlink:type="simple" xlink:show="embed" xlink:actuate="onLoad" draw:mime-type="image/png">
            <text:p/>
          </draw:image>
        </draw:frame>
        <draw:custom-shape draw:style-name="gr29" draw:text-style-name="P17" draw:layer="layout" svg:width="1.444cm" svg:height="1.466cm" svg:x="6.078cm" svg:y="7.2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7" draw:layer="layout" svg:width="1.249cm" svg:height="1.269cm" svg:x="6.098cm" svg:y="9.25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5" draw:layer="layout" svg:width="1.397cm" svg:height="1.409cm" svg:x="8.999cm" svg:y="3.653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1.508cm" svg:height="1.522cm" svg:x="8.126cm" svg:y="7.349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1.27cm" svg:height="1.282cm" svg:x="8.237cm" svg:y="9.3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1.27cm" svg:height="1.282cm" svg:x="8.237cm" svg:y="5.571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6" draw:layer="layout" svg:width="0.891cm" svg:height="0.973cm" svg:x="8.488cm" svg:y="5.853cm">
          <draw:text-box>
            <text:p><text:span text:style-name="T11">P</text:span></text:p>
          </draw:text-box>
        </draw:frame>
        <draw:custom-shape draw:style-name="gr34" draw:text-style-name="P27" draw:layer="layout" svg:width="1.017cm" svg:height="1.026cm" svg:x="10.177cm" svg:y="5.687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1.142cm" svg:height="1.152cm" svg:x="10.143cm" svg:y="7.602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1.142cm" svg:height="1.152cm" svg:x="10.163cm" svg:y="9.49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5" draw:layer="layout" svg:width="0.629cm" svg:height="0.634cm" svg:x="12.307cm" svg:y="11.667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5" draw:layer="layout" svg:width="0.509cm" svg:height="0.508cm" svg:x="12.301cm" svg:y="9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1.397cm" svg:height="1.409cm" svg:x="11.793cm" svg:y="5.443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51_9" draw:style-name="gr51" draw:text-style-name="P28" draw:layer="layout" svg:width="0.231cm" svg:height="0.235cm" svg:x="17.127cm" svg:y="17.611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_4" draw:style-name="gr53" draw:text-style-name="P30" draw:layer="layout" svg:width="0.386cm" svg:height="0.398cm" draw:transform="rotate (-1.5707963267949) translate (15.944cm 17.81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34_2" draw:style-name="gr53" draw:text-style-name="P30" draw:layer="layout" svg:width="0.386cm" svg:height="0.398cm" draw:transform="rotate (-1.5707963267949) translate (18.292cm 16.30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style-name="gr6" draw:text-style-name="P6" draw:layer="layout" svg:x1="2.013cm" svg:y1="16.999cm" svg:x2="3.029cm" svg:y2="16.999cm">
          <text:p/>
        </draw:line>
      </draw:page>
      <draw:page draw:name="page11" draw:style-name="dp1" draw:master-page-name="Default">
        <draw:custom-shape draw:style-name="gr14" draw:text-style-name="P13" draw:layer="layout" svg:width="8.094cm" svg:height="9.272cm" svg:x="6.786cm" svg:y="3.467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6.786cm" svg:y1="5.158cm" svg:x2="14.88cm" svg:y2="5.158cm">
          <text:p/>
        </draw:line>
        <draw:line draw:style-name="gr15" draw:text-style-name="P6" draw:layer="layout" svg:x1="6.786cm" svg:y1="10.841cm" svg:x2="14.88cm" svg:y2="10.841cm">
          <text:p/>
        </draw:line>
        <draw:line draw:style-name="gr15" draw:text-style-name="P6" draw:layer="layout" svg:x1="6.786cm" svg:y1="8.946cm" svg:x2="14.88cm" svg:y2="8.946cm">
          <text:p/>
        </draw:line>
        <draw:line draw:style-name="gr15" draw:text-style-name="P6" draw:layer="layout" svg:x1="6.786cm" svg:y1="7.052cm" svg:x2="14.88cm" svg:y2="7.052cm">
          <text:p/>
        </draw:line>
        <draw:line draw:style-name="gr16" draw:text-style-name="P6" draw:layer="layout" svg:x1="3.706cm" svg:y1="6.298cm" svg:x2="6.443cm" svg:y2="6.298cm">
          <text:p/>
        </draw:line>
        <draw:line draw:style-name="gr16" draw:text-style-name="P6" draw:layer="layout" svg:x1="3.706cm" svg:y1="8.192cm" svg:x2="6.443cm" svg:y2="8.192cm">
          <text:p/>
        </draw:line>
        <draw:line draw:style-name="gr16" draw:text-style-name="P6" draw:layer="layout" svg:x1="3.706cm" svg:y1="10.087cm" svg:x2="6.443cm" svg:y2="10.087cm">
          <text:p/>
        </draw:line>
        <draw:custom-shape draw:style-name="gr18" draw:text-style-name="P15" xml:id="id12" draw:id="id12" draw:layer="layout" svg:width="0.761cm" svg:height="0.761cm" svg:x="13.069cm" svg:y="7.793cm">
          <text:p text:style-name="P37"><text:span text:style-name="T1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xml:id="id14" draw:id="id14" draw:layer="layout" svg:width="1.523cm" svg:height="1.523cm" svg:x="10.958cm" svg:y="11.096cm">
          <text:p text:style-name="P38"><text:span text:style-name="T1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9" draw:id="id9" draw:layer="layout" svg:width="1.523cm" svg:height="1.518cm" svg:x="12.735cm" svg:y="5.258cm">
          <text:p text:style-name="P37"><text:span text:style-name="T1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xml:id="id15" draw:id="id15" draw:layer="layout" svg:width="0.63cm" svg:height="0.571cm" svg:x="13.173cm" svg:y="9.762cm">
          <text:p text:style-name="P37"><text:span text:style-name="T1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xml:id="id13" draw:id="id13" draw:layer="layout" svg:width="0.761cm" svg:height="0.756cm" svg:x="13.244cm" svg:y="11.354cm">
          <text:p text:style-name="P37"><text:span text:style-name="T1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3.59cm" svg:y1="4.603cm" svg:x2="6.327cm" svg:y2="4.603cm">
          <text:p/>
        </draw:line>
        <draw:line draw:style-name="gr20" draw:text-style-name="P6" draw:layer="layout" svg:x1="6.785cm" svg:y1="3.466cm" svg:x2="9.748cm" svg:y2="1.95cm">
          <text:p/>
        </draw:line>
        <draw:line draw:style-name="gr20" draw:text-style-name="P6" draw:layer="layout" svg:x1="14.879cm" svg:y1="3.466cm" svg:x2="16.589cm" svg:y2="1.95cm">
          <text:p/>
        </draw:line>
        <draw:line draw:style-name="gr21" draw:text-style-name="P6" draw:layer="layout" svg:x1="9.748cm" svg:y1="1.95cm" svg:x2="16.59cm" svg:y2="1.95cm">
          <text:p/>
        </draw:line>
        <draw:line draw:style-name="gr21" draw:text-style-name="P6" draw:layer="layout" svg:x1="16.59cm" svg:y1="1.95cm" svg:x2="16.59cm" svg:y2="11.045cm">
          <text:p/>
        </draw:line>
        <draw:line draw:style-name="gr20" draw:text-style-name="P6" draw:layer="layout" svg:x1="14.879cm" svg:y1="12.738cm" svg:x2="16.589cm" svg:y2="11.045cm">
          <text:p/>
        </draw:line>
        <draw:line draw:style-name="gr15" draw:text-style-name="P6" draw:layer="layout" svg:x1="14.88cm" svg:y1="5.159cm" svg:x2="16.59cm" svg:y2="3.467cm">
          <text:p/>
        </draw:line>
        <draw:line draw:style-name="gr15" draw:text-style-name="P6" draw:layer="layout" svg:x1="14.904cm" svg:y1="6.984cm" svg:x2="16.59cm" svg:y2="5.36cm">
          <text:p/>
        </draw:line>
        <draw:line draw:style-name="gr15" draw:text-style-name="P6" draw:layer="layout" svg:x1="14.88cm" svg:y1="8.946cm" svg:x2="16.59cm" svg:y2="7.254cm">
          <text:p/>
        </draw:line>
        <draw:line draw:style-name="gr15" draw:text-style-name="P6" draw:layer="layout" svg:x1="14.88cm" svg:y1="10.841cm" svg:x2="16.59cm" svg:y2="9.149cm">
          <text:p/>
        </draw:line>
        <draw:custom-shape draw:style-name="gr22" draw:text-style-name="P17" draw:layer="layout" svg:width="1.57cm" svg:height="1.593cm" svg:x="7.1cm" svg:y="5.1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7" xml:id="id4" draw:id="id4" draw:layer="layout" svg:width="1.026cm" svg:height="1.437cm" svg:x="7.354cm" svg:y="9.15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" draw:text-style-name="P19" xml:id="id7" draw:id="id7" draw:layer="layout" svg:width="1.333cm" svg:height="1.333cm" svg:x="9.274cm" svg:y="9.2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xml:id="id5" draw:id="id5" draw:layer="layout" svg:width="1.508cm" svg:height="1.522cm" svg:x="9.179cm" svg:y="11.095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7" xml:id="id3" draw:id="id3" draw:layer="layout" svg:width="1.523cm" svg:height="1.523cm" svg:x="7.095cm" svg:y="7.17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7" xml:id="id6" draw:id="id6" draw:layer="layout" svg:width="1.57cm" svg:height="1.593cm" svg:x="7.1cm" svg:y="10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16" xml:id="id11" draw:id="id11" draw:layer="layout" svg:width="1.27cm" svg:height="1.334cm" svg:x="11.032cm" svg:y="9.315cm">
          <text:p text:style-name="P38"><text:span text:style-name="T1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3.644cm" svg:y1="4.603cm" svg:x2="3.76cm" svg:y2="11.978cm">
          <text:p/>
        </draw:line>
        <draw:frame draw:style-name="gr24" draw:text-style-name="P20" xml:id="id16" draw:id="id16" draw:layer="layout" svg:width="0.924cm" svg:height="0.973cm" svg:x="13.027cm" svg:y="5.759cm">
          <draw:text-box draw:corner-radius="0.11cm">
            <text:p><text:span text:style-name="T7">V</text:span></text:p>
          </draw:text-box>
        </draw:frame>
        <draw:frame draw:style-name="gr25" draw:text-style-name="P21" xml:id="id1" draw:id="id1" draw:layer="layout" svg:width="0.924cm" svg:height="0.973cm" svg:x="7.349cm" svg:y="5.813cm">
          <draw:text-box>
            <text:p><text:span text:style-name="T8">E</text:span></text:p>
          </draw:text-box>
        </draw:frame>
        <draw:frame draw:style-name="gr25" draw:text-style-name="P39" xml:id="id2" draw:id="id2" draw:layer="layout" svg:width="0.773cm" svg:height="0.973cm" svg:x="9.496cm" svg:y="5.856cm">
          <draw:text-box>
            <text:p><text:span text:style-name="T11">P</text:span></text:p>
          </draw:text-box>
        </draw:frame>
        <draw:frame draw:style-name="gr25" draw:text-style-name="P22" xml:id="id8" draw:id="id8" draw:layer="layout" svg:width="0.762cm" svg:height="0.973cm" svg:x="11.157cm" svg:y="5.827cm">
          <draw:text-box>
            <text:p><text:span text:style-name="T9">S</text:span></text:p>
          </draw:text-box>
        </draw:frame>
        <draw:frame draw:style-name="gr67" draw:text-style-name="P24" draw:layer="layout" svg:width="5.588cm" svg:height="2.54cm" svg:x="2.321cm" svg:y="3.729cm">
          <draw:text-box>
            <text:p><text:span text:style-name="T10">Background noise</text:span></text:p>
          </draw:text-box>
        </draw:frame>
        <draw:line draw:style-name="gr16" draw:text-style-name="P6" draw:layer="layout" svg:x1="3.76cm" svg:y1="11.978cm" svg:x2="6.497cm" svg:y2="11.978cm">
          <text:p/>
        </draw:line>
        <draw:frame draw:style-name="gr27" draw:text-style-name="P23" draw:layer="layout" svg:width="1.29cm" svg:height="1.888cm" svg:x="16.761cm" svg:y="5.896cm">
          <draw:text-box>
            <text:p><text:span text:style-name="T5">L4</text:span></text:p>
          </draw:text-box>
        </draw:frame>
        <draw:frame draw:style-name="gr27" draw:text-style-name="P23" draw:layer="layout" svg:width="1.29cm" svg:height="1.888cm" svg:x="16.761cm" svg:y="7.871cm">
          <draw:text-box>
            <text:p><text:span text:style-name="T5">L5</text:span></text:p>
          </draw:text-box>
        </draw:frame>
        <draw:frame draw:style-name="gr27" draw:text-style-name="P23" draw:layer="layout" svg:width="1.29cm" svg:height="1.888cm" svg:x="16.761cm" svg:y="9.649cm">
          <draw:text-box>
            <text:p><text:span text:style-name="T5">L6</text:span></text:p>
          </draw:text-box>
        </draw:frame>
        <draw:connector draw:style-name="gr68" draw:text-style-name="P6" draw:layer="layout" draw:type="curve" svg:x1="7.811cm" svg:y1="5.813cm" svg:x2="9.882cm" svg:y2="5.856cm" draw:start-shape="id1" draw:end-shape="id2" draw:end-glue-point="0" svg:d="M7811 5813c0-750 2071-771 2071 43" svg:viewBox="0 0 2072 609">
          <text:p/>
        </draw:connector>
        <draw:connector draw:style-name="gr68" draw:text-style-name="P6" draw:layer="layout" draw:type="curve" svg:x1="8.273cm" svg:y1="6.299cm" svg:x2="8.238cm" svg:y2="7.941cm" draw:start-shape="id1" draw:start-glue-point="1" draw:end-shape="id3" draw:end-glue-point="9" svg:d="M8273 6299c1308 0 1325 1642-35 1642" svg:viewBox="0 0 1019 1643">
          <text:p/>
        </draw:connector>
        <draw:connector draw:style-name="gr68" draw:text-style-name="P6" draw:layer="layout" draw:type="curve" svg:x1="7.857cm" svg:y1="7.179cm" svg:x2="9.308cm" svg:y2="7.973cm" draw:start-shape="id3" draw:start-glue-point="4" svg:d="M7857 7179c0-792 1451-1189 1451 794" svg:viewBox="0 0 1452 1444">
          <text:p/>
        </draw:connector>
        <draw:connector draw:style-name="gr68" draw:text-style-name="P6" draw:layer="layout" draw:type="curve" svg:x1="7.095cm" svg:y1="7.94cm" svg:x2="9.435cm" svg:y2="6.271cm" draw:start-shape="id3" draw:start-glue-point="3" svg:d="M7095 7940c-792 0-1962-1669 2340-1669" svg:viewBox="0 0 3108 1670">
          <text:p/>
        </draw:connector>
        <draw:connector draw:style-name="gr68" draw:text-style-name="P6" draw:layer="layout" draw:type="curve" svg:x1="8.124cm" svg:y1="9.87cm" svg:x2="9.496cm" svg:y2="6.342cm" draw:start-shape="id4" draw:start-glue-point="9" draw:end-shape="id2" svg:d="M8124 9870c1242 0 556-3528 1372-3528" svg:viewBox="0 0 1373 3529">
          <text:p/>
        </draw:connector>
        <draw:connector draw:style-name="gr68" draw:text-style-name="P6" draw:layer="layout" draw:type="curve" svg:x1="8.38cm" svg:y1="10.588cm" svg:x2="9.399cm" svg:y2="11.318cm" draw:start-shape="id4" draw:start-glue-point="8" draw:end-shape="id5" draw:end-glue-point="5" svg:d="M8380 10588c0 487 339 730 1019 730" svg:viewBox="0 0 1020 731">
          <text:p/>
        </draw:connector>
        <draw:connector draw:style-name="gr68" draw:text-style-name="P6" draw:layer="layout" draw:type="curve" svg:x1="7.885cm" svg:y1="10.842cm" svg:x2="9.274cm" svg:y2="9.947cm" draw:start-shape="id6" draw:start-glue-point="4" draw:end-shape="id7" draw:end-glue-point="6" svg:d="M7885 10842c0-597 463-895 1389-895" svg:viewBox="0 0 1390 896">
          <text:p/>
        </draw:connector>
        <draw:connector draw:style-name="gr68" draw:text-style-name="P6" draw:layer="layout" draw:type="curve" svg:x1="8.278cm" svg:y1="11.638cm" svg:x2="9.179cm" svg:y2="11.856cm" draw:start-shape="id6" draw:start-glue-point="9" draw:end-shape="id5" draw:end-glue-point="6" svg:d="M8278 11638c970 0 520 218 901 218" svg:viewBox="0 0 902 219">
          <text:p/>
        </draw:connector>
        <draw:connector draw:style-name="gr69" draw:text-style-name="P6" draw:layer="layout" draw:type="curve" svg:x1="10.269cm" svg:y1="6.342cm" svg:x2="10.607cm" svg:y2="9.947cm" draw:start-shape="id2" draw:start-glue-point="1" draw:end-shape="id7" draw:end-glue-point="10" svg:d="M10269 6342c1297 0 1128 3605 338 3605" svg:viewBox="0 0 954 3606">
          <text:p/>
        </draw:connector>
        <draw:connector draw:style-name="gr69" draw:text-style-name="P6" draw:layer="layout" draw:type="curve" svg:x1="10.269cm" svg:y1="6.342cm" svg:x2="10.392cm" svg:y2="7.48cm" draw:start-shape="id2" draw:start-glue-point="1" svg:d="M10269 6342c750 0 688 1138 123 1138" svg:viewBox="0 0 556 1139">
          <text:p/>
        </draw:connector>
        <draw:connector draw:style-name="gr69" draw:text-style-name="P6" draw:layer="layout" draw:type="curve" svg:x1="9.943cm" svg:y1="7.277cm" svg:x2="9.882cm" svg:y2="6.829cm" draw:end-shape="id2" draw:end-glue-point="2" svg:d="M9943 7277c0 78-61 302-61-448" svg:viewBox="0 0 62 542">
          <text:p/>
        </draw:connector>
        <draw:connector draw:style-name="gr69" draw:text-style-name="P6" draw:layer="layout" draw:type="curve" svg:x1="10.392cm" svg:y1="8.465cm" svg:x2="10.412cm" svg:y2="9.475cm" draw:end-shape="id7" draw:end-glue-point="11" svg:d="M10392 8465c0 216 20-289 20 1010" svg:viewBox="0 0 21 1011">
          <text:p/>
        </draw:connector>
        <draw:connector draw:style-name="gr69" draw:text-style-name="P6" draw:layer="layout" draw:type="curve" svg:x1="9.469cm" svg:y1="10.418cm" svg:x2="9.399cm" svg:y2="11.318cm" draw:start-shape="id7" draw:start-glue-point="7" draw:end-shape="id5" draw:end-glue-point="5" svg:d="M9469 10418c-1225 0-1190 900-70 900" svg:viewBox="0 0 915 901">
          <text:p/>
        </draw:connector>
        <draw:connector draw:style-name="gr69" draw:text-style-name="P6" draw:layer="layout" draw:type="curve" svg:x1="9.941cm" svg:y1="9.28cm" svg:x2="9.274cm" svg:y2="9.947cm" draw:start-shape="id7" draw:start-glue-point="4" draw:end-shape="id7" draw:end-glue-point="6" svg:d="M9941 9280c0-792-598-661-963-296s-496 963 296 963" svg:viewBox="0 0 1252 1252">
          <text:p/>
        </draw:connector>
        <draw:connector draw:style-name="gr69" draw:text-style-name="P6" draw:layer="layout" draw:type="curve" svg:x1="10.467cm" svg:y1="11.318cm" svg:x2="10.607cm" svg:y2="9.947cm" draw:start-shape="id5" draw:start-glue-point="11" draw:end-shape="id7" draw:end-glue-point="10" svg:d="M10467 11318c1122 0 1052-1371 140-1371" svg:viewBox="0 0 834 1372">
          <text:p/>
        </draw:connector>
        <draw:connector draw:style-name="gr69" draw:text-style-name="P6" draw:layer="layout" draw:type="curve" svg:x1="9.933cm" svg:y1="11.095cm" svg:x2="10.687cm" svg:y2="11.856cm" draw:start-shape="id5" draw:start-glue-point="4" draw:end-shape="id5" draw:end-glue-point="10" svg:d="M9933 11095c0-790 641-659 1028-271s518 1032-274 1032" svg:viewBox="0 0 1336 1341">
          <text:p/>
        </draw:connector>
        <draw:connector draw:style-name="gr70" draw:text-style-name="P6" draw:layer="layout" draw:type="curve" svg:x1="11.538cm" svg:y1="5.827cm" svg:x2="9.882cm" svg:y2="5.856cm" draw:start-shape="id8" draw:end-shape="id2" svg:d="M11538 5827c0-750-1656-764-1656 29" svg:viewBox="0 0 1657 594">
          <text:p/>
        </draw:connector>
        <draw:connector draw:style-name="gr70" draw:text-style-name="P6" draw:layer="layout" draw:type="curve" svg:x1="11.538cm" svg:y1="5.827cm" svg:x2="12.958cm" svg:y2="5.48cm" draw:start-shape="id8" draw:start-glue-point="0" draw:end-shape="id9" draw:end-glue-point="5" svg:d="M11538 5827c0-1644 1420-1470 1420-347" svg:viewBox="0 0 1421 1213">
          <text:p/>
        </draw:connector>
        <draw:connector draw:style-name="gr70" draw:text-style-name="P6" draw:layer="layout" draw:type="curve" svg:x1="11.603cm" svg:y1="7.598cm" svg:x2="10.269cm" svg:y2="6.342cm" draw:start-shape="id10" draw:start-glue-point="4" draw:end-shape="id2" draw:end-glue-point="1" svg:d="M11603 7598c0-838-444-1256-1334-1256" svg:viewBox="0 0 1335 1257">
          <text:p/>
        </draw:connector>
        <draw:connector draw:style-name="gr70" draw:text-style-name="P6" draw:layer="layout" draw:type="curve" svg:x1="11.603cm" svg:y1="7.598cm" svg:x2="12.735cm" svg:y2="6.017cm" draw:start-shape="id10" draw:start-glue-point="4" draw:end-shape="id9" draw:end-glue-point="6" svg:d="M11603 7598c0-1054 377-1581 1132-1581" svg:viewBox="0 0 1133 1582">
          <text:p/>
        </draw:connector>
        <draw:connector draw:style-name="gr70" draw:text-style-name="P6" draw:layer="layout" draw:type="curve" svg:x1="11.667cm" svg:y1="9.315cm" svg:x2="13.18cm" svg:y2="7.904cm" draw:start-shape="id11" draw:start-glue-point="4" draw:end-shape="id12" draw:end-glue-point="5" svg:d="M11667 9315c0-941 504-1411 1513-1411" svg:viewBox="0 0 1514 1412">
          <text:p/>
        </draw:connector>
        <draw:connector draw:style-name="gr70" draw:text-style-name="P6" draw:layer="layout" draw:type="curve" svg:x1="12.302cm" svg:y1="9.982cm" svg:x2="13.625cm" svg:y2="11.354cm" draw:start-shape="id11" draw:start-glue-point="10" draw:end-shape="id13" draw:end-glue-point="4" svg:d="M12302 9982c882 0 1323 457 1323 1372" svg:viewBox="0 0 1324 1373">
          <text:p/>
        </draw:connector>
        <draw:connector draw:style-name="gr70" draw:text-style-name="P6" draw:layer="layout" draw:type="curve" svg:x1="11.719cm" svg:y1="11.096cm" svg:x2="13.265cm" svg:y2="9.845cm" draw:start-shape="id14" draw:end-shape="id15" draw:end-glue-point="5" svg:d="M11719 11096c0-2793 1546-2167 1546-1251" svg:viewBox="0 0 1547 2027">
          <text:p/>
        </draw:connector>
        <draw:connector draw:style-name="gr70" draw:text-style-name="P6" draw:layer="layout" draw:type="curve" svg:x1="12.258cm" svg:y1="11.319cm" svg:x2="13.355cm" svg:y2="11.464cm" draw:start-shape="id14" draw:start-glue-point="11" draw:end-shape="id13" draw:end-glue-point="5" svg:d="M12258 11319c0-1126 1097-1199 1097 145" svg:viewBox="0 0 1098 1000">
          <text:p/>
        </draw:connector>
        <draw:custom-shape draw:style-name="gr32" draw:text-style-name="P19" draw:layer="layout" svg:width="1.27cm" svg:height="1.282cm" svg:x="9.253cm" svg:y="5.571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6" draw:layer="layout" draw:type="curve" svg:x1="13.497cm" svg:y1="5.258cm" svg:x2="7.811cm" svg:y2="5.813cm" draw:start-shape="id9" draw:start-glue-point="4" draw:end-shape="id1" svg:d="M13497 5258c0-790-5686-1068-5686 555" svg:viewBox="0 0 5687 1186">
          <text:p/>
        </draw:connector>
        <draw:connector draw:style-name="gr71" draw:text-style-name="P6" draw:layer="layout" draw:type="curve" svg:x1="14.035cm" svg:y1="5.48cm" svg:x2="13.489cm" svg:y2="6.732cm" draw:start-shape="id9" draw:start-glue-point="11" draw:end-shape="id16" draw:end-glue-point="2" svg:d="M14035 5480c1125 0 938 912 520 1440s-1066 670-1066-188" svg:viewBox="0 0 1393 1867">
          <text:p/>
        </draw:connector>
        <draw:connector draw:style-name="gr71" draw:text-style-name="P6" draw:layer="layout" draw:type="curve" svg:x1="13.18cm" svg:y1="7.904cm" svg:x2="12.958cm" svg:y2="6.554cm" draw:start-shape="id12" draw:start-glue-point="5" draw:end-shape="id9" draw:end-glue-point="7" svg:d="M13180 7904c-1459 0-1348-1350-222-1350" svg:viewBox="0 0 1082 1351">
          <text:p/>
        </draw:connector>
        <draw:connector draw:style-name="gr71" draw:text-style-name="P6" draw:layer="layout" draw:type="curve" svg:x1="13.719cm" svg:y1="7.904cm" svg:x2="13.711cm" svg:y2="10.25cm" draw:start-shape="id12" draw:start-glue-point="11" draw:end-shape="id15" draw:end-glue-point="9" svg:d="M13719 7904c957 0 798 1479 557 2294s-565 967-565 52" svg:viewBox="0 0 750 2972">
          <text:p/>
        </draw:connector>
        <draw:connector draw:style-name="gr71" draw:text-style-name="P6" draw:layer="layout" draw:type="curve" svg:x1="13.488cm" svg:y1="9.762cm" svg:x2="13.45cm" svg:y2="7.793cm" draw:start-shape="id15" draw:start-glue-point="4" draw:end-shape="id12" draw:end-glue-point="4" svg:d="M13488 9762c0-906 869-603 869-1550 0-946-907-1211-907-419" svg:viewBox="0 0 908 2437">
          <text:p/>
        </draw:connector>
        <draw:connector draw:style-name="gr71" draw:text-style-name="P6" draw:layer="layout" draw:type="curve" svg:x1="13.488cm" svg:y1="9.762cm" svg:x2="13.803cm" svg:y2="10.048cm" draw:start-shape="id15" draw:start-glue-point="4" draw:end-shape="id15" draw:end-glue-point="10" svg:d="M13488 9762c0-792 422-661 699-391s408 677-384 677" svg:viewBox="0 0 915 887">
          <text:p/>
        </draw:connector>
        <draw:connector draw:style-name="gr71" draw:text-style-name="P6" draw:layer="layout" draw:type="curve" svg:x1="13.244cm" svg:y1="11.732cm" svg:x2="13.265cm" svg:y2="9.845cm" draw:start-shape="id13" draw:start-glue-point="6" draw:end-shape="id15" draw:end-glue-point="5" svg:d="M13244 11732c-897 0-747-1249-518-1950s539-853 539 63" svg:viewBox="0 0 715 2526">
          <text:p/>
        </draw:connector>
        <draw:connector draw:style-name="gr71" draw:text-style-name="P6" draw:layer="layout" draw:type="curve" svg:x1="13.894cm" svg:y1="11.464cm" svg:x2="13.625cm" svg:y2="12.11cm" draw:start-shape="id13" draw:start-glue-point="11" draw:end-shape="id13" draw:end-glue-point="8" svg:d="M13894 11464c957 0 797 587 491 947s-760 491-760-301" svg:viewBox="0 0 998 1232">
          <text:p/>
        </draw:connector>
        <draw:frame draw:style-name="gr72" draw:text-style-name="P23" draw:layer="layout" svg:width="2.413cm" svg:height="1.664cm" svg:x="16.745cm" svg:y="4.045cm">
          <draw:text-box>
            <text:p><text:span text:style-name="T5">L2/3</text:span></text:p>
          </draw:text-box>
        </draw:frame>
        <draw:frame draw:style-name="gr72" draw:text-style-name="P23" draw:layer="layout" svg:width="1.586cm" svg:height="1.664cm" svg:x="16.684cm" svg:y="2.267cm">
          <draw:text-box>
            <text:p><text:span text:style-name="T5">L1</text:span></text:p>
          </draw:text-box>
        </draw:frame>
        <draw:line draw:name="Line 57_9" draw:style-name="gr10" draw:text-style-name="P12" draw:layer="layout" svg:x1="11.179cm" svg:y1="14.085cm" svg:x2="14.186cm" svg:y2="17.671cm">
          <text:p/>
        </draw:line>
        <draw:line draw:name="Line 58_1" draw:style-name="gr10" draw:text-style-name="P12" draw:layer="layout" svg:x1="11.179cm" svg:y1="14.085cm" svg:x2="16.059cm" svg:y2="13.432cm">
          <text:p/>
        </draw:line>
        <draw:custom-shape draw:style-name="gr2" draw:text-style-name="P2" draw:layer="layout" svg:width="0.762cm" svg:height="0.762cm" svg:x="3.353cm" svg:y="16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2.846cm" svg:y="16.23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3.1cm" svg:y="16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3.353cm" svg:y="15.72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2.337cm" svg:y1="15.982cm" svg:x2="3.353cm" svg:y2="15.982cm">
          <text:p/>
        </draw:line>
        <draw:line draw:style-name="gr6" draw:text-style-name="P6" draw:layer="layout" svg:x1="1.83cm" svg:y1="16.489cm" svg:x2="2.846cm" svg:y2="16.489cm">
          <text:p/>
        </draw:line>
        <draw:line draw:style-name="gr6" draw:text-style-name="P6" draw:layer="layout" svg:x1="1.958cm" svg:y1="17.051cm" svg:x2="3.099cm" svg:y2="17.082cm">
          <text:p/>
        </draw:line>
        <draw:frame draw:style-name="gr7" draw:text-style-name="P7" draw:layer="layout" svg:width="1.778cm" svg:height="0.697cm" svg:x="3.1cm" svg:y="15.22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.575cm" svg:y="16.489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2.846cm" svg:y="16.23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3.1cm" svg:y="16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3.353cm" svg:y="15.72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2.337cm" svg:y1="15.982cm" svg:x2="3.353cm" svg:y2="15.982cm">
          <text:p/>
        </draw:line>
        <draw:line draw:style-name="gr6" draw:text-style-name="P6" draw:layer="layout" svg:x1="1.83cm" svg:y1="16.489cm" svg:x2="2.846cm" svg:y2="16.489cm">
          <text:p/>
        </draw:line>
        <draw:line draw:style-name="gr6" draw:text-style-name="P6" draw:layer="layout" svg:x1="1.958cm" svg:y1="17.082cm" svg:x2="3.099cm" svg:y2="17.082cm">
          <text:p/>
        </draw:line>
        <draw:frame draw:style-name="gr9" draw:text-style-name="P10" draw:layer="layout" svg:width="2.267cm" svg:height="0.964cm" svg:x="1.959cm" svg:y="17.041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3.1cm" svg:y="15.22cm">
          <draw:text-box>
            <text:p><text:span text:style-name="T4">GABA</text:span></text:p>
          </draw:text-box>
        </draw:frame>
        <draw:frame draw:style-name="gr1" draw:text-style-name="P1" draw:layer="layout" svg:width="6.878cm" svg:height="1.305cm" svg:x="4.447cm" svg:y="14.794cm">
          <draw:image xlink:href="Pictures/10000001000001B0000000521E39BECB6C37F1D8.png" xlink:type="simple" xlink:show="embed" xlink:actuate="onLoad" draw:mime-type="image/png">
            <text:p/>
          </draw:image>
        </draw:frame>
        <draw:frame draw:style-name="gr1" draw:text-style-name="P1" draw:layer="layout" svg:width="8.381cm" svg:height="0.717cm" svg:x="4.447cm" svg:y="16.526cm">
          <draw:image xlink:href="Pictures/10000001000002D40000003E351238ABD3EBA30E.png" xlink:type="simple" xlink:show="embed" xlink:actuate="onLoad" draw:mime-type="image/png">
            <text:p/>
          </draw:image>
        </draw:frame>
        <draw:custom-shape draw:style-name="gr23" draw:text-style-name="P19" draw:layer="layout" svg:width="1.508cm" svg:height="1.522cm" svg:x="9.269cm" svg:y="7.349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1.017cm" svg:height="1.026cm" svg:x="11.032cm" svg:y="5.69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xml:id="id10" draw:id="id10" draw:layer="layout" svg:width="1.142cm" svg:height="1.152cm" svg:x="11.032cm" svg:y="7.59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5" draw:layer="layout" svg:width="1.508cm" svg:height="1.522cm" svg:x="10.196cm" svg:y="3.53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30_0" draw:style-name="gr38" draw:text-style-name="P12" draw:layer="layout" svg:x1="17.256cm" svg:y1="14.991cm" svg:x2="17.766cm" svg:y2="17.386cm">
          <text:p/>
        </draw:line>
        <draw:custom-shape draw:name="CustomShape 38_0" draw:style-name="gr39" draw:text-style-name="P28" draw:layer="layout" svg:width="0.775cm" svg:height="0.542cm" svg:x="14.655cm" svg:y="18.417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CustomShape 40_0" draw:style-name="gr40" draw:text-style-name="P29" draw:layer="layout" svg:width="0.871cm" svg:height="0.623cm" svg:x="16.711cm" svg:y="13.444cm">
          <text:p/>
          <draw:enhanced-geometry draw:mirror-horizontal="fals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range-y-maximum="?f15" draw:handle-position="?f44 ?f32" draw:handle-range-y-minimum="0"/>
          </draw:enhanced-geometry>
        </draw:custom-shape>
        <draw:line draw:name="Line 50_0" draw:style-name="gr41" draw:text-style-name="P12" draw:layer="layout" svg:x1="15.524cm" svg:y1="17.744cm" svg:x2="16.758cm" svg:y2="16.872cm">
          <text:p/>
        </draw:line>
        <draw:custom-shape draw:name="CustomShape 31_0" draw:style-name="gr42" draw:text-style-name="P12" draw:layer="layout" svg:width="3.283cm" svg:height="0.428cm" draw:transform="rotate (-1.5707963267949) translate (18.407cm 14.714cm)">
          <text:p/>
          <draw:enhanced-geometry draw:mirror-horizontal="true" draw:mirror-vertical="false" svg:viewBox="0 0 0 0" draw:text-areas="0 0 ?f4 ?f5" draw:type="ooxml-bentConnector4" draw:modifiers="-1435 298035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range-y-maximum="2147483647" draw:handle-position="?f1 ?f2" draw:handle-range-y-minimum="-2147483647"/>
          </draw:enhanced-geometry>
        </draw:custom-shape>
        <draw:custom-shape draw:name="CustomShape 37_0" draw:style-name="gr43" draw:text-style-name="P30" draw:layer="layout" svg:width="0.773cm" svg:height="0.524cm" svg:x="17.535cm" svg:y="18.508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CustomShape 39_0" draw:style-name="gr44" draw:text-style-name="P31" draw:layer="layout" svg:width="0.508cm" svg:height="0.604cm" svg:x="16.311cm" svg:y="15.887cm">
          <text:p/>
          <draw:enhanced-geometry draw:mirror-horizontal="false" draw:mirror-vertical="false" svg:viewBox="0 0 0 0" draw:text-areas="0 0 ?f43 ?f44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range-y-maximum="?f2" draw:handle-position="?f32 ?f24" draw:handle-range-y-minimum="0"/>
            <draw:handle draw:handle-range-y-maximum="?f1" draw:handle-position="?f43 ?f28" draw:handle-range-y-minimum="0"/>
            <draw:handle draw:handle-position="?f32 ?f44" draw:handle-range-x-maximum="?f15" draw:handle-range-x-minimum="0"/>
          </draw:enhanced-geometry>
        </draw:custom-shape>
        <draw:line draw:name="Line 47_0" draw:style-name="gr45" draw:text-style-name="P12" draw:layer="layout" svg:x1="17.329cm" svg:y1="16.964cm" svg:x2="17.472cm" svg:y2="17.496cm">
          <text:p/>
        </draw:line>
        <draw:line draw:name="Line 49_0" draw:style-name="gr41" draw:text-style-name="P12" draw:layer="layout" svg:x1="16.567cm" svg:y1="14.713cm" svg:x2="15.043cm" svg:y2="17.482cm">
          <text:p/>
        </draw:line>
        <draw:line draw:name="Line 52_0" draw:style-name="gr46" draw:text-style-name="P12" draw:layer="layout" svg:x1="17.074cm" svg:y1="15.013cm" svg:x2="17.206cm" svg:y2="15.921cm">
          <text:p/>
        </draw:line>
        <draw:line draw:name="Line 54_0" draw:style-name="gr47" draw:text-style-name="P12" draw:layer="layout" svg:x1="17.512cm" svg:y1="15.067cm" svg:x2="17.647cm" svg:y2="16.11cm">
          <text:p/>
        </draw:line>
        <draw:custom-shape draw:style-name="gr48" draw:text-style-name="P19" draw:layer="layout" svg:width="0.99cm" svg:height="0.936cm" svg:x="14.534cm" svg:y="17.481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2" draw:layer="layout" svg:width="0.989cm" svg:height="0.936cm" svg:x="16.634cm" svg:y="14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3" draw:layer="layout" svg:width="0.895cm" svg:height="1.072cm" svg:x="14.628cm" svg:y="17.564cm">
          <draw:text-box>
            <text:p><text:span text:style-name="T12">P</text:span></text:p>
          </draw:text-box>
        </draw:frame>
        <draw:line draw:style-name="gr50" draw:text-style-name="P6" draw:layer="layout" svg:x1="15.524cm" svg:y1="17.744cm" svg:x2="17.266cm" svg:y2="17.761cm">
          <text:p/>
        </draw:line>
        <draw:custom-shape draw:name="CustomShape 51_0" draw:style-name="gr51" draw:text-style-name="P28" draw:layer="layout" svg:width="0.231cm" svg:height="0.235cm" svg:x="16.378cm" svg:y="14.671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2" draw:text-style-name="P6" draw:layer="layout" svg:x1="15.806cm" svg:y1="18.015cm" svg:x2="17.582cm" svg:y2="18.015cm">
          <text:p/>
        </draw:line>
        <draw:custom-shape draw:name="CustomShape 34_0" draw:style-name="gr53" draw:text-style-name="P30" draw:layer="layout" svg:width="0.386cm" svg:height="0.398cm" draw:transform="rotate (-1.5707963267949) translate (18.233cm 14.459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style-name="gr52" draw:text-style-name="P6" draw:layer="layout" svg:x1="17.952cm" svg:y1="16.491cm" svg:x2="19.281cm" svg:y2="16.491cm">
          <text:p/>
        </draw:line>
        <draw:custom-shape draw:style-name="gr54" draw:text-style-name="P33" draw:layer="layout" svg:width="0.99cm" svg:height="0.936cm" svg:x="16.851cm" svg:y="16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0_1" draw:style-name="gr47" draw:text-style-name="P12" draw:layer="layout" svg:x1="15.488cm" svg:y1="17.381cm" svg:x2="16.851cm" svg:y2="16.492cm">
          <text:p/>
        </draw:line>
        <draw:custom-shape draw:name="CustomShape 51_1" draw:style-name="gr51" draw:text-style-name="P28" draw:layer="layout" svg:width="0.231cm" svg:height="0.235cm" svg:x="16.632cm" svg:y="16.741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2" draw:style-name="gr55" draw:text-style-name="P34" draw:layer="layout" svg:width="0.231cm" svg:height="0.235cm" svg:x="15.333cm" svg:y="17.245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3" draw:style-name="gr55" draw:text-style-name="P34" draw:layer="layout" svg:width="0.231cm" svg:height="0.235cm" svg:x="17.368cm" svg:y="14.944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4" draw:style-name="gr56" draw:text-style-name="P35" draw:layer="layout" svg:width="0.231cm" svg:height="0.235cm" svg:x="17.04cm" svg:y="15.692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5" draw:style-name="gr56" draw:text-style-name="P35" draw:layer="layout" svg:width="0.231cm" svg:height="0.235cm" svg:x="17.623cm" svg:y="17.123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6" draw:style-name="gr55" draw:text-style-name="P34" draw:layer="layout" svg:width="0.231cm" svg:height="0.235cm" svg:x="17.313cm" svg:y="17.31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7" draw:style-name="gr56" draw:text-style-name="P35" draw:layer="layout" svg:width="0.23cm" svg:height="0.235cm" svg:x="15.108cm" svg:y="17.11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7" draw:text-style-name="P6" draw:layer="layout" svg:x1="16.82cm" svg:y1="14.913cm" svg:x2="15.296cm" svg:y2="17.253cm">
          <text:p/>
        </draw:line>
        <draw:custom-shape draw:style-name="gr58" draw:text-style-name="P17" draw:layer="layout" svg:width="1.257cm" svg:height="1.142cm" svg:x="17.385cm" svg:y="17.2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36" draw:layer="layout" svg:width="0.895cm" svg:height="1.072cm" svg:x="17.563cm" svg:y="17.622cm">
          <draw:text-box>
            <text:p><text:span text:style-name="T13">E</text:span></text:p>
          </draw:text-box>
        </draw:frame>
        <draw:frame draw:style-name="gr26" draw:text-style-name="P8" draw:layer="layout" svg:width="0.762cm" svg:height="1.072cm" svg:x="16.631cm" svg:y="14.206cm">
          <draw:text-box>
            <text:p><text:span text:style-name="T14">V</text:span></text:p>
          </draw:text-box>
        </draw:frame>
        <draw:frame draw:style-name="gr26" draw:text-style-name="P23" draw:layer="layout" svg:width="0.895cm" svg:height="1.072cm" svg:x="16.885cm" svg:y="16.111cm">
          <draw:text-box>
            <text:p><text:span text:style-name="T15">S</text:span></text:p>
          </draw:text-box>
        </draw:frame>
        <draw:custom-shape draw:name="CustomShape 51_8" draw:style-name="gr51" draw:text-style-name="P28" draw:layer="layout" svg:width="0.231cm" svg:height="0.235cm" svg:x="17.14cm" svg:y="17.611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_1" draw:style-name="gr53" draw:text-style-name="P30" draw:layer="layout" svg:width="0.386cm" svg:height="0.398cm" draw:transform="rotate (-1.5707963267949) translate (15.956cm 17.81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34_5" draw:style-name="gr53" draw:text-style-name="P30" draw:layer="layout" svg:width="0.386cm" svg:height="0.398cm" draw:transform="rotate (-1.5707963267949) translate (18.304cm 16.30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page>
      <draw:page draw:name="page12" draw:style-name="dp1" draw:master-page-name="Default">
        <draw:custom-shape draw:style-name="gr14" draw:text-style-name="P13" draw:layer="layout" svg:width="8.094cm" svg:height="9.272cm" svg:x="5.754cm" svg:y="3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6" draw:layer="layout" svg:x1="5.754cm" svg:y1="5.211cm" svg:x2="13.848cm" svg:y2="5.211cm">
          <text:p/>
        </draw:line>
        <draw:line draw:style-name="gr15" draw:text-style-name="P6" draw:layer="layout" svg:x1="5.754cm" svg:y1="10.894cm" svg:x2="13.848cm" svg:y2="10.894cm">
          <text:p/>
        </draw:line>
        <draw:line draw:style-name="gr15" draw:text-style-name="P6" draw:layer="layout" svg:x1="5.754cm" svg:y1="8.999cm" svg:x2="13.848cm" svg:y2="8.999cm">
          <text:p/>
        </draw:line>
        <draw:line draw:style-name="gr15" draw:text-style-name="P6" draw:layer="layout" svg:x1="5.754cm" svg:y1="7.106cm" svg:x2="13.848cm" svg:y2="7.106cm">
          <text:p/>
        </draw:line>
        <draw:line draw:style-name="gr16" draw:text-style-name="P6" draw:layer="layout" svg:x1="2.522cm" svg:y1="6.332cm" svg:x2="5.412cm" svg:y2="6.351cm">
          <text:p/>
        </draw:line>
        <draw:line draw:style-name="gr16" draw:text-style-name="P6" draw:layer="layout" svg:x1="2.522cm" svg:y1="8.236cm" svg:x2="5.412cm" svg:y2="8.244cm">
          <text:p/>
        </draw:line>
        <draw:line draw:style-name="gr16" draw:text-style-name="P6" draw:layer="layout" svg:x1="2.522cm" svg:y1="10.141cm" svg:x2="5.412cm" svg:y2="10.139cm">
          <text:p/>
        </draw:line>
        <draw:frame draw:style-name="gr17" draw:text-style-name="P14" draw:layer="layout" svg:width="2.113cm" svg:height="1.888cm" svg:x="15.686cm" svg:y="4.265cm">
          <draw:text-box>
            <text:p><text:span text:style-name="T5">L2/3</text:span></text:p>
          </draw:text-box>
        </draw:frame>
        <draw:custom-shape draw:style-name="gr18" draw:text-style-name="P15" draw:layer="layout" svg:width="0.761cm" svg:height="0.761cm" svg:x="12.174cm" svg:y="7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523cm" svg:height="1.523cm" svg:x="10.043cm" svg:y="11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2.522cm" svg:y1="4.681cm" svg:x2="5.316cm" svg:y2="4.681cm">
          <text:p/>
        </draw:line>
        <draw:line draw:style-name="gr20" draw:text-style-name="P6" draw:layer="layout" svg:x1="5.753cm" svg:y1="3.519cm" svg:x2="8.716cm" svg:y2="2.003cm">
          <text:p/>
        </draw:line>
        <draw:line draw:style-name="gr20" draw:text-style-name="P6" draw:layer="layout" svg:x1="13.847cm" svg:y1="3.519cm" svg:x2="15.557cm" svg:y2="2.003cm">
          <text:p/>
        </draw:line>
        <draw:line draw:style-name="gr21" draw:text-style-name="P6" draw:layer="layout" svg:x1="8.715cm" svg:y1="2.003cm" svg:x2="15.557cm" svg:y2="2.003cm">
          <text:p/>
        </draw:line>
        <draw:line draw:style-name="gr21" draw:text-style-name="P6" draw:layer="layout" svg:x1="15.558cm" svg:y1="2.003cm" svg:x2="15.558cm" svg:y2="11.098cm">
          <text:p/>
        </draw:line>
        <draw:line draw:style-name="gr20" draw:text-style-name="P6" draw:layer="layout" svg:x1="13.847cm" svg:y1="12.791cm" svg:x2="15.557cm" svg:y2="11.098cm">
          <text:p/>
        </draw:line>
        <draw:line draw:style-name="gr15" draw:text-style-name="P6" draw:layer="layout" svg:x1="13.848cm" svg:y1="5.212cm" svg:x2="15.558cm" svg:y2="3.52cm">
          <text:p/>
        </draw:line>
        <draw:line draw:style-name="gr15" draw:text-style-name="P6" draw:layer="layout" svg:x1="13.871cm" svg:y1="7.038cm" svg:x2="15.557cm" svg:y2="5.414cm">
          <text:p/>
        </draw:line>
        <draw:line draw:style-name="gr15" draw:text-style-name="P6" draw:layer="layout" svg:x1="13.848cm" svg:y1="8.999cm" svg:x2="15.558cm" svg:y2="7.307cm">
          <text:p/>
        </draw:line>
        <draw:line draw:style-name="gr15" draw:text-style-name="P6" draw:layer="layout" svg:x1="13.848cm" svg:y1="10.894cm" svg:x2="15.558cm" svg:y2="9.202cm">
          <text:p/>
        </draw:line>
        <draw:custom-shape draw:style-name="gr22" draw:text-style-name="P17" draw:layer="layout" svg:width="1.57cm" svg:height="1.593cm" svg:x="5.951cm" svg:y="5.2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9" draw:layer="layout" svg:width="1.508cm" svg:height="1.522cm" svg:x="8.147cm" svg:y="11.081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1.57cm" svg:height="1.593cm" svg:x="5.951cm" svg:y="10.96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6" draw:layer="layout" svg:x1="2.522cm" svg:y1="4.665cm" svg:x2="2.559cm" svg:y2="12.056cm">
          <text:p/>
        </draw:line>
        <draw:custom-shape draw:style-name="gr31" draw:text-style-name="P32" draw:layer="layout" svg:width="1.397cm" svg:height="1.409cm" svg:x="11.793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40" draw:layer="layout" svg:width="0.924cm" svg:height="0.99cm" svg:x="12.046cm" svg:y="5.827cm">
          <draw:text-box>
            <text:p><text:span text:style-name="T18">V</text:span></text:p>
          </draw:text-box>
        </draw:frame>
        <draw:frame draw:style-name="gr75" draw:text-style-name="P41" draw:layer="layout" svg:width="0.924cm" svg:height="0.99cm" svg:x="6.317cm" svg:y="5.866cm">
          <draw:text-box>
            <text:p><text:span text:style-name="T19">E</text:span></text:p>
          </draw:text-box>
        </draw:frame>
        <draw:custom-shape draw:style-name="gr34" draw:text-style-name="P42" draw:layer="layout" svg:width="1.017cm" svg:height="1.026cm" svg:x="10.142cm" svg:y="5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43" draw:layer="layout" svg:width="1.451cm" svg:height="0.99cm" svg:x="10.214cm" svg:y="5.827cm">
          <draw:text-box>
            <text:p><text:span text:style-name="T18">S</text:span></text:p>
          </draw:text-box>
        </draw:frame>
        <draw:line draw:style-name="gr16" draw:text-style-name="P6" draw:layer="layout" svg:x1="2.522cm" svg:y1="12.047cm" svg:x2="5.465cm" svg:y2="12.031cm">
          <text:p/>
        </draw:line>
        <draw:frame draw:style-name="gr26" draw:text-style-name="P23" draw:layer="layout" svg:width="1.84cm" svg:height="1.072cm" svg:x="15.729cm" svg:y="2.591cm">
          <draw:text-box>
            <text:p><text:span text:style-name="T5">L1</text:span></text:p>
          </draw:text-box>
        </draw:frame>
        <draw:frame draw:style-name="gr27" draw:text-style-name="P23" draw:layer="layout" svg:width="1.29cm" svg:height="1.888cm" svg:x="15.729cm" svg:y="5.95cm">
          <draw:text-box>
            <text:p><text:span text:style-name="T5">L4</text:span></text:p>
          </draw:text-box>
        </draw:frame>
        <draw:frame draw:style-name="gr27" draw:text-style-name="P23" draw:layer="layout" svg:width="1.29cm" svg:height="1.888cm" svg:x="15.729cm" svg:y="7.924cm">
          <draw:text-box>
            <text:p><text:span text:style-name="T5">L5</text:span></text:p>
          </draw:text-box>
        </draw:frame>
        <draw:frame draw:style-name="gr27" draw:text-style-name="P23" draw:layer="layout" svg:width="1.29cm" svg:height="1.888cm" svg:x="15.729cm" svg:y="9.702cm">
          <draw:text-box>
            <text:p><text:span text:style-name="T5">L6</text:span></text:p>
          </draw:text-box>
        </draw:frame>
        <draw:frame draw:style-name="gr76" draw:text-style-name="P44" draw:layer="layout" svg:width="3.684cm" svg:height="2.211cm" svg:x="2.154cm" svg:y="3.502cm">
          <draw:text-box>
            <text:p><text:span text:style-name="T20">Background </text:span></text:p>
            <text:p><text:span text:style-name="T20">noise</text:span></text:p>
          </draw:text-box>
        </draw:frame>
        <draw:line draw:name="Line 57_10" draw:style-name="gr10" draw:text-style-name="P12" draw:layer="layout" svg:x1="11.158cm" svg:y1="14.096cm" svg:x2="14.165cm" svg:y2="17.682cm">
          <text:p/>
        </draw:line>
        <draw:line draw:name="Line 58_10" draw:style-name="gr10" draw:text-style-name="P12" draw:layer="layout" svg:x1="11.158cm" svg:y1="14.095cm" svg:x2="16.038cm" svg:y2="13.442cm">
          <text:p/>
        </draw:line>
        <draw:line draw:name="Line 30_3" draw:style-name="gr38" draw:text-style-name="P12" draw:layer="layout" svg:x1="17.691cm" svg:y1="16.261cm" svg:x2="18.201cm" svg:y2="18.656cm">
          <text:p/>
        </draw:line>
        <draw:custom-shape draw:name="CustomShape 38_3" draw:style-name="gr39" draw:text-style-name="P28" draw:layer="layout" svg:width="0.775cm" svg:height="0.542cm" svg:x="15.088cm" svg:y="19.687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CustomShape 40_3" draw:style-name="gr40" draw:text-style-name="P29" draw:layer="layout" svg:width="0.871cm" svg:height="0.623cm" svg:x="17.145cm" svg:y="14.714cm">
          <text:p/>
          <draw:enhanced-geometry draw:mirror-horizontal="fals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range-y-maximum="?f15" draw:handle-position="?f44 ?f32" draw:handle-range-y-minimum="0"/>
          </draw:enhanced-geometry>
        </draw:custom-shape>
        <draw:line draw:name="Line 50_6" draw:style-name="gr41" draw:text-style-name="P12" draw:layer="layout" svg:x1="15.958cm" svg:y1="19.015cm" svg:x2="17.192cm" svg:y2="18.143cm">
          <text:p/>
        </draw:line>
        <draw:custom-shape draw:name="CustomShape 31_3" draw:style-name="gr42" draw:text-style-name="P12" draw:layer="layout" svg:width="3.283cm" svg:height="0.428cm" draw:transform="rotate (-1.5707963267949) translate (18.841cm 15.984cm)">
          <text:p/>
          <draw:enhanced-geometry draw:mirror-horizontal="true" draw:mirror-vertical="false" svg:viewBox="0 0 0 0" draw:text-areas="0 0 ?f4 ?f5" draw:type="ooxml-bentConnector4" draw:modifiers="-1435 298035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range-y-maximum="2147483647" draw:handle-position="?f1 ?f2" draw:handle-range-y-minimum="-2147483647"/>
          </draw:enhanced-geometry>
        </draw:custom-shape>
        <draw:custom-shape draw:name="CustomShape 37_3" draw:style-name="gr43" draw:text-style-name="P30" draw:layer="layout" svg:width="0.773cm" svg:height="0.524cm" svg:x="17.968cm" svg:y="19.777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CustomShape 39_3" draw:style-name="gr44" draw:text-style-name="P31" draw:layer="layout" svg:width="0.508cm" svg:height="0.604cm" svg:x="16.746cm" svg:y="17.157cm">
          <text:p/>
          <draw:enhanced-geometry draw:mirror-horizontal="false" draw:mirror-vertical="false" svg:viewBox="0 0 0 0" draw:text-areas="0 0 ?f43 ?f44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range-y-maximum="?f2" draw:handle-position="?f32 ?f24" draw:handle-range-y-minimum="0"/>
            <draw:handle draw:handle-range-y-maximum="?f1" draw:handle-position="?f43 ?f28" draw:handle-range-y-minimum="0"/>
            <draw:handle draw:handle-position="?f32 ?f44" draw:handle-range-x-maximum="?f15" draw:handle-range-x-minimum="0"/>
          </draw:enhanced-geometry>
        </draw:custom-shape>
        <draw:line draw:name="Line 47_3" draw:style-name="gr45" draw:text-style-name="P12" draw:layer="layout" svg:x1="17.762cm" svg:y1="18.233cm" svg:x2="17.905cm" svg:y2="18.765cm">
          <text:p/>
        </draw:line>
        <draw:line draw:name="Line 49_3" draw:style-name="gr41" draw:text-style-name="P12" draw:layer="layout" svg:x1="17cm" svg:y1="15.983cm" svg:x2="15.476cm" svg:y2="18.752cm">
          <text:p/>
        </draw:line>
        <draw:line draw:name="Line 52_3" draw:style-name="gr46" draw:text-style-name="P12" draw:layer="layout" svg:x1="17.508cm" svg:y1="16.283cm" svg:x2="17.64cm" svg:y2="17.191cm">
          <text:p/>
        </draw:line>
        <draw:line draw:name="Line 54_3" draw:style-name="gr47" draw:text-style-name="P12" draw:layer="layout" svg:x1="17.946cm" svg:y1="16.337cm" svg:x2="18.081cm" svg:y2="17.38cm">
          <text:p/>
        </draw:line>
        <draw:custom-shape draw:style-name="gr48" draw:text-style-name="P19" draw:layer="layout" svg:width="0.99cm" svg:height="0.936cm" svg:x="14.968cm" svg:y="18.751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2" draw:layer="layout" svg:width="0.989cm" svg:height="0.936cm" svg:x="17.069cm" svg:y="15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4" draw:layer="layout" svg:width="0.895cm" svg:height="1.072cm" svg:x="15.062cm" svg:y="18.834cm">
          <draw:text-box>
            <text:p><text:span text:style-name="T21">P</text:span></text:p>
          </draw:text-box>
        </draw:frame>
        <draw:line draw:style-name="gr50" draw:text-style-name="P6" draw:layer="layout" svg:x1="15.958cm" svg:y1="19.014cm" svg:x2="17.7cm" svg:y2="19.031cm">
          <text:p/>
        </draw:line>
        <draw:custom-shape draw:name="CustomShape 51_27" draw:style-name="gr51" draw:text-style-name="P28" draw:layer="layout" svg:width="0.231cm" svg:height="0.235cm" svg:x="16.812cm" svg:y="15.941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2" draw:text-style-name="P6" draw:layer="layout" svg:x1="16.24cm" svg:y1="19.285cm" svg:x2="18.016cm" svg:y2="19.285cm">
          <text:p/>
        </draw:line>
        <draw:custom-shape draw:name="CustomShape 34_9" draw:style-name="gr53" draw:text-style-name="P30" draw:layer="layout" svg:width="0.386cm" svg:height="0.398cm" draw:transform="rotate (-1.5707963267949) translate (18.666cm 15.729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style-name="gr52" draw:text-style-name="P6" draw:layer="layout" svg:x1="18.385cm" svg:y1="17.761cm" svg:x2="19.714cm" svg:y2="17.761cm">
          <text:p/>
        </draw:line>
        <draw:custom-shape draw:style-name="gr54" draw:text-style-name="P33" draw:layer="layout" svg:width="0.99cm" svg:height="0.936cm" svg:x="17.286cm" svg:y="17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0_7" draw:style-name="gr47" draw:text-style-name="P12" draw:layer="layout" svg:x1="15.923cm" svg:y1="18.65cm" svg:x2="17.286cm" svg:y2="17.761cm">
          <text:p/>
        </draw:line>
        <draw:custom-shape draw:name="CustomShape 51_28" draw:style-name="gr51" draw:text-style-name="P28" draw:layer="layout" svg:width="0.231cm" svg:height="0.235cm" svg:x="17.066cm" svg:y="18.011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29" draw:style-name="gr55" draw:text-style-name="P34" draw:layer="layout" svg:width="0.231cm" svg:height="0.235cm" svg:x="15.766cm" svg:y="18.516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30" draw:style-name="gr55" draw:text-style-name="P34" draw:layer="layout" svg:width="0.231cm" svg:height="0.235cm" svg:x="17.803cm" svg:y="16.214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31" draw:style-name="gr56" draw:text-style-name="P35" draw:layer="layout" svg:width="0.231cm" svg:height="0.235cm" svg:x="17.474cm" svg:y="16.961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32" draw:style-name="gr56" draw:text-style-name="P35" draw:layer="layout" svg:width="0.231cm" svg:height="0.235cm" svg:x="18.056cm" svg:y="18.392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33" draw:style-name="gr55" draw:text-style-name="P34" draw:layer="layout" svg:width="0.231cm" svg:height="0.235cm" svg:x="17.747cm" svg:y="18.57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34" draw:style-name="gr56" draw:text-style-name="P35" draw:layer="layout" svg:width="0.23cm" svg:height="0.235cm" svg:x="15.542cm" svg:y="18.388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7" draw:text-style-name="P6" draw:layer="layout" svg:x1="17.254cm" svg:y1="16.184cm" svg:x2="15.73cm" svg:y2="18.524cm">
          <text:p/>
        </draw:line>
        <draw:custom-shape draw:style-name="gr58" draw:text-style-name="P17" draw:layer="layout" svg:width="1.257cm" svg:height="1.142cm" svg:x="17.819cm" svg:y="18.5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24" draw:layer="layout" svg:width="0.895cm" svg:height="1.072cm" svg:x="17.998cm" svg:y="18.891cm">
          <draw:text-box>
            <text:p><text:span text:style-name="T21">E</text:span></text:p>
          </draw:text-box>
        </draw:frame>
        <draw:frame draw:style-name="gr26" draw:text-style-name="P24" draw:layer="layout" svg:width="0.762cm" svg:height="1.072cm" svg:x="17.065cm" svg:y="15.476cm">
          <draw:text-box>
            <text:p><text:span text:style-name="T21">V</text:span></text:p>
          </draw:text-box>
        </draw:frame>
        <draw:frame draw:style-name="gr26" draw:text-style-name="P24" draw:layer="layout" svg:width="0.895cm" svg:height="1.072cm" svg:x="17.318cm" svg:y="17.38cm">
          <draw:text-box>
            <text:p><text:span text:style-name="T21">S</text:span></text:p>
          </draw:text-box>
        </draw:frame>
        <draw:custom-shape draw:style-name="gr2" draw:text-style-name="P2" draw:layer="layout" svg:width="0.762cm" svg:height="0.762cm" svg:x="3.333cm" svg:y="16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2.825cm" svg:y="16.2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3.079cm" svg:y="16.7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3.333cm" svg:y="15.7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2.317cm" svg:y1="15.993cm" svg:x2="3.333cm" svg:y2="15.993cm">
          <text:p/>
        </draw:line>
        <draw:line draw:style-name="gr6" draw:text-style-name="P6" draw:layer="layout" svg:x1="1.808cm" svg:y1="16.501cm" svg:x2="2.824cm" svg:y2="16.501cm">
          <text:p/>
        </draw:line>
        <draw:frame draw:style-name="gr7" draw:text-style-name="P7" draw:layer="layout" svg:width="1.778cm" svg:height="0.697cm" svg:x="3.079cm" svg:y="15.231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.384cm" svg:y="15.885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2.825cm" svg:y="16.2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3.079cm" svg:y="16.7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3.333cm" svg:y="15.7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2.317cm" svg:y1="15.993cm" svg:x2="3.333cm" svg:y2="15.993cm">
          <text:p/>
        </draw:line>
        <draw:line draw:style-name="gr6" draw:text-style-name="P6" draw:layer="layout" svg:x1="1.808cm" svg:y1="16.501cm" svg:x2="2.824cm" svg:y2="16.501cm">
          <text:p/>
        </draw:line>
        <draw:frame draw:style-name="gr9" draw:text-style-name="P10" draw:layer="layout" svg:width="2.267cm" svg:height="0.964cm" svg:x="1.76cm" svg:y="16.925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3.079cm" svg:y="15.231cm">
          <draw:text-box>
            <text:p><text:span text:style-name="T4">GABA</text:span></text:p>
          </draw:text-box>
        </draw:frame>
        <draw:frame draw:style-name="gr1" draw:text-style-name="P1" draw:layer="layout" svg:width="6.878cm" svg:height="1.305cm" svg:x="4.426cm" svg:y="14.805cm">
          <draw:image xlink:href="Pictures/10000001000001B0000000521E39BECB6C37F1D8.png" xlink:type="simple" xlink:show="embed" xlink:actuate="onLoad" draw:mime-type="image/png">
            <text:p/>
          </draw:image>
        </draw:frame>
        <draw:frame draw:style-name="gr1" draw:text-style-name="P1" draw:layer="layout" svg:width="8.381cm" svg:height="0.717cm" svg:x="4.426cm" svg:y="16.536cm">
          <draw:image xlink:href="Pictures/10000001000002D40000003E351238ABD3EBA30E.png" xlink:type="simple" xlink:show="embed" xlink:actuate="onLoad" draw:mime-type="image/png">
            <text:p/>
          </draw:image>
        </draw:frame>
        <draw:frame draw:style-name="gr1" draw:text-style-name="P1" draw:layer="layout" svg:width="10.266cm" svg:height="8.872cm" svg:x="2.563cm" svg:y="18.015cm">
          <draw:image xlink:href="Pictures/10000001000002E10000027D3D0CDFF357D38B3E.png" xlink:type="simple" xlink:show="embed" xlink:actuate="onLoad" draw:mime-type="image/png">
            <text:p/>
          </draw:image>
        </draw:frame>
        <draw:custom-shape draw:style-name="gr29" draw:text-style-name="P17" draw:layer="layout" svg:width="1.444cm" svg:height="1.466cm" svg:x="6.078cm" svg:y="7.2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7" draw:layer="layout" svg:width="1.249cm" svg:height="1.269cm" svg:x="6.098cm" svg:y="9.25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5" draw:layer="layout" svg:width="1.397cm" svg:height="1.409cm" svg:x="8.999cm" svg:y="3.653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1.508cm" svg:height="1.522cm" svg:x="8.126cm" svg:y="7.349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1.27cm" svg:height="1.282cm" svg:x="8.237cm" svg:y="9.3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1.27cm" svg:height="1.282cm" svg:x="8.237cm" svg:y="5.571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24" draw:layer="layout" svg:width="0.891cm" svg:height="0.99cm" svg:x="8.488cm" svg:y="5.853cm">
          <draw:text-box>
            <text:p><text:span text:style-name="T18">P</text:span></text:p>
          </draw:text-box>
        </draw:frame>
        <draw:custom-shape draw:style-name="gr35" draw:text-style-name="P27" draw:layer="layout" svg:width="1.142cm" svg:height="1.152cm" svg:x="10.143cm" svg:y="7.602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1.142cm" svg:height="1.152cm" svg:x="10.163cm" svg:y="9.49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5" draw:layer="layout" svg:width="0.629cm" svg:height="0.634cm" svg:x="12.307cm" svg:y="11.667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5" draw:layer="layout" svg:width="0.509cm" svg:height="0.508cm" svg:x="12.301cm" svg:y="9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51_35" draw:style-name="gr51" draw:text-style-name="P28" draw:layer="layout" svg:width="0.231cm" svg:height="0.235cm" svg:x="17.573cm" svg:y="18.881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_10" draw:style-name="gr53" draw:text-style-name="P30" draw:layer="layout" svg:width="0.386cm" svg:height="0.398cm" draw:transform="rotate (-1.5707963267949) translate (16.389cm 19.088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34_11" draw:style-name="gr53" draw:text-style-name="P30" draw:layer="layout" svg:width="0.386cm" svg:height="0.398cm" draw:transform="rotate (-1.5707963267949) translate (18.738cm 17.5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style-name="gr6" draw:text-style-name="P6" draw:layer="layout" svg:x1="2.013cm" svg:y1="16.999cm" svg:x2="3.029cm" svg:y2="16.999cm">
          <text:p/>
        </draw:line>
        <draw:line draw:style-name="gr20" draw:text-style-name="P45" draw:layer="layout" svg:x1="17.133cm" svg:y1="13.069cm" svg:x2="17.768cm" svg:y2="13.704cm">
          <text:p/>
        </draw:line>
        <draw:custom-shape draw:style-name="gr78" draw:text-style-name="P46" draw:layer="layout" svg:width="0.763cm" svg:height="0.763cm" svg:x="16.526cm" svg:y="12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frame draw:style-name="gr1" draw:text-style-name="P1" draw:layer="layout" svg:width="9.613cm" svg:height="6.994cm" svg:x="1.379cm" svg:y="1.751cm">
          <draw:image xlink:href="Pictures/1000000100000371000002814FB47B4F8F7EF07C.png" xlink:type="simple" xlink:show="embed" xlink:actuate="onLoad" draw:mime-type="image/png">
            <text:p/>
          </draw:image>
        </draw:frame>
        <draw:frame draw:style-name="gr1" draw:text-style-name="P1" draw:layer="layout" svg:width="3.65cm" svg:height="4.269cm" svg:x="11.5cm" svg:y="2.687cm">
          <draw:image xlink:href="Pictures/100000010000013E00000174A770992BBD8F1FE6.png" xlink:type="simple" xlink:show="embed" xlink:actuate="onLoad" draw:mime-type="image/png">
            <text:p/>
          </draw:image>
        </draw:frame>
        <draw:line draw:name="Line 58_11" draw:style-name="gr10" draw:text-style-name="P12" draw:layer="layout" svg:x1="10.103cm" svg:y1="3.952cm" svg:x2="12.516cm" svg:y2="3.401cm">
          <text:p/>
        </draw:line>
        <draw:line draw:name="Line 57_11" draw:style-name="gr10" draw:text-style-name="P12" draw:layer="layout" svg:x1="10.119cm" svg:y1="3.935cm" svg:x2="11.77cm" svg:y2="5.29cm">
          <text:p/>
        </draw:line>
        <draw:frame draw:style-name="gr7" draw:text-style-name="P7" draw:layer="layout" svg:width="1.778cm" svg:height="0.697cm" svg:x="17.043cm" svg:y="3.332cm">
          <draw:text-box>
            <text:p><text:span text:style-name="T1">GABA</text:span></text:p>
          </draw:text-box>
        </draw:frame>
        <draw:custom-shape draw:style-name="gr2" draw:text-style-name="P2" draw:layer="layout" svg:width="0.762cm" svg:height="0.762cm" svg:x="17.765cm" svg:y="4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7.258cm" svg:y="4.3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7.512cm" svg:y="4.8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17.765cm" svg:y="3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6.749cm" svg:y1="4.085cm" svg:x2="17.765cm" svg:y2="4.085cm">
          <text:p/>
        </draw:line>
        <draw:line draw:style-name="gr6" draw:text-style-name="P6" draw:layer="layout" svg:x1="16.242cm" svg:y1="4.593cm" svg:x2="17.258cm" svg:y2="4.593cm">
          <text:p/>
        </draw:line>
        <draw:frame draw:style-name="gr7" draw:text-style-name="P7" draw:layer="layout" svg:width="1.778cm" svg:height="0.697cm" svg:x="17.042cm" svg:y="3.332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5.818cm" svg:y="3.978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17.258cm" svg:y="4.3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7.512cm" svg:y="4.8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17.765cm" svg:y="3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6.749cm" svg:y1="4.085cm" svg:x2="17.765cm" svg:y2="4.085cm">
          <text:p/>
        </draw:line>
        <draw:line draw:style-name="gr6" draw:text-style-name="P6" draw:layer="layout" svg:x1="16.242cm" svg:y1="4.593cm" svg:x2="17.258cm" svg:y2="4.593cm">
          <text:p/>
        </draw:line>
        <draw:frame draw:style-name="gr9" draw:text-style-name="P10" draw:layer="layout" svg:width="2.267cm" svg:height="0.964cm" svg:x="16.115cm" svg:y="5.1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17.042cm" svg:y="3.332cm">
          <draw:text-box>
            <text:p><text:span text:style-name="T4">GABA</text:span></text:p>
          </draw:text-box>
        </draw:frame>
        <draw:line draw:style-name="gr6" draw:text-style-name="P6" draw:layer="layout" svg:x1="16.446cm" svg:y1="5.091cm" svg:x2="17.462cm" svg:y2="5.091cm">
          <text:p/>
        </draw:line>
        <draw:line draw:style-name="gr79" draw:text-style-name="P6" draw:layer="layout" svg:x1="15.309cm" svg:y1="4.72cm" svg:x2="16.071cm" svg:y2="3.958cm">
          <text:p/>
        </draw:line>
        <draw:line draw:style-name="gr79" draw:text-style-name="P6" draw:layer="layout" svg:x1="15.309cm" svg:y1="4.688cm" svg:x2="16.071cm" svg:y2="5.323cm">
          <text:p/>
        </draw:line>
        <draw:frame draw:style-name="gr1" draw:text-style-name="P1" draw:layer="layout" svg:width="8.304cm" svg:height="7.124cm" svg:x="6.79cm" svg:y="8.744cm">
          <draw:image xlink:href="Pictures/10000001000002EA0000028041AC9FD954B05A16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9.613cm" svg:height="6.994cm" svg:x="1.379cm" svg:y="1.751cm">
          <draw:image xlink:href="Pictures/1000000100000371000002814FB47B4F8F7EF07C.png" xlink:type="simple" xlink:show="embed" xlink:actuate="onLoad" draw:mime-type="image/png">
            <text:p/>
          </draw:image>
        </draw:frame>
        <draw:frame draw:style-name="gr1" draw:text-style-name="P1" draw:layer="layout" svg:width="3.65cm" svg:height="4.269cm" svg:x="11.5cm" svg:y="2.687cm">
          <draw:image xlink:href="Pictures/100000010000013E00000174A770992BBD8F1FE6.png" xlink:type="simple" xlink:show="embed" xlink:actuate="onLoad" draw:mime-type="image/png">
            <text:p/>
          </draw:image>
        </draw:frame>
        <draw:line draw:name="Line 58_12" draw:style-name="gr10" draw:text-style-name="P12" draw:layer="layout" svg:x1="10.103cm" svg:y1="3.952cm" svg:x2="12.555cm" svg:y2="3.537cm">
          <text:p/>
        </draw:line>
        <draw:line draw:name="Line 57_12" draw:style-name="gr10" draw:text-style-name="P12" draw:layer="layout" svg:x1="10.119cm" svg:y1="3.935cm" svg:x2="11.77cm" svg:y2="5.29cm">
          <text:p/>
        </draw:line>
        <draw:frame draw:style-name="gr7" draw:text-style-name="P7" draw:layer="layout" svg:width="1.778cm" svg:height="0.697cm" svg:x="12.555cm" svg:y="7.663cm">
          <draw:text-box>
            <text:p><text:span text:style-name="T1">GABA</text:span></text:p>
          </draw:text-box>
        </draw:frame>
        <draw:custom-shape draw:style-name="gr2" draw:text-style-name="P2" draw:layer="layout" svg:width="0.762cm" svg:height="0.762cm" svg:x="13.276cm" svg:y="8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2.768cm" svg:y="8.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3.022cm" svg:y="9.1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13.276cm" svg:y="8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2.261cm" svg:y1="8.416cm" svg:x2="13.277cm" svg:y2="8.416cm">
          <text:p/>
        </draw:line>
        <draw:line draw:style-name="gr6" draw:text-style-name="P6" draw:layer="layout" svg:x1="11.752cm" svg:y1="8.924cm" svg:x2="12.768cm" svg:y2="8.924cm">
          <text:p/>
        </draw:line>
        <draw:frame draw:style-name="gr7" draw:text-style-name="P7" draw:layer="layout" svg:width="1.778cm" svg:height="0.697cm" svg:x="12.554cm" svg:y="7.663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1.329cm" svg:y="8.309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12.768cm" svg:y="8.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3.022cm" svg:y="9.1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13.276cm" svg:y="8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2.261cm" svg:y1="8.416cm" svg:x2="13.277cm" svg:y2="8.416cm">
          <text:p/>
        </draw:line>
        <draw:line draw:style-name="gr6" draw:text-style-name="P6" draw:layer="layout" svg:x1="11.752cm" svg:y1="8.924cm" svg:x2="12.768cm" svg:y2="8.924cm">
          <text:p/>
        </draw:line>
        <draw:frame draw:style-name="gr9" draw:text-style-name="P10" draw:layer="layout" svg:width="2.267cm" svg:height="0.964cm" svg:x="11.626cm" svg:y="9.432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12.554cm" svg:y="7.663cm">
          <draw:text-box>
            <text:p><text:span text:style-name="T4">GABA</text:span></text:p>
          </draw:text-box>
        </draw:frame>
        <draw:line draw:style-name="gr6" draw:text-style-name="P6" draw:layer="layout" svg:x1="11.958cm" svg:y1="9.424cm" svg:x2="12.974cm" svg:y2="9.424cm">
          <text:p/>
        </draw:line>
        <draw:line draw:style-name="gr79" draw:text-style-name="P6" draw:layer="layout" svg:x1="13.189cm" svg:y1="6.586cm" svg:x2="14.078cm" svg:y2="7.817cm">
          <text:p/>
        </draw:line>
        <draw:line draw:style-name="gr79" draw:text-style-name="P6" draw:layer="layout" svg:x1="13.19cm" svg:y1="6.586cm" svg:x2="12.428cm" svg:y2="7.856cm">
          <text:p/>
        </draw:line>
        <draw:frame draw:style-name="gr1" draw:text-style-name="P1" draw:layer="layout" svg:width="8.304cm" svg:height="7.124cm" svg:x="2.854cm" svg:y="8.86cm">
          <draw:image xlink:href="Pictures/10000001000002EA0000028041AC9FD954B05A16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1" draw:text-style-name="P1" draw:layer="layout" svg:width="9.613cm" svg:height="6.994cm" svg:x="1.379cm" svg:y="1.751cm">
          <draw:image xlink:href="Pictures/1000000100000371000002814FB47B4F8F7EF07C.png" xlink:type="simple" xlink:show="embed" xlink:actuate="onLoad" draw:mime-type="image/png">
            <text:p/>
          </draw:image>
        </draw:frame>
        <draw:frame draw:style-name="gr1" draw:text-style-name="P1" draw:layer="layout" svg:width="3.65cm" svg:height="4.269cm" svg:x="11.5cm" svg:y="2.687cm">
          <draw:image xlink:href="Pictures/100000010000013E00000174A770992BBD8F1FE6.png" xlink:type="simple" xlink:show="embed" xlink:actuate="onLoad" draw:mime-type="image/png">
            <text:p/>
          </draw:image>
        </draw:frame>
        <draw:line draw:name="Line 58_15" draw:style-name="gr80" draw:text-style-name="P12" draw:layer="layout" svg:x1="10.103cm" svg:y1="3.953cm" svg:x2="12.555cm" svg:y2="3.538cm">
          <text:p/>
        </draw:line>
        <draw:line draw:name="Line 57_15" draw:style-name="gr80" draw:text-style-name="P12" draw:layer="layout" svg:x1="10.118cm" svg:y1="3.935cm" svg:x2="11.769cm" svg:y2="5.29cm">
          <text:p/>
        </draw:line>
        <draw:frame draw:style-name="gr7" draw:text-style-name="P7" draw:layer="layout" svg:width="1.778cm" svg:height="0.697cm" svg:x="12.555cm" svg:y="7.917cm">
          <draw:text-box>
            <text:p><text:span text:style-name="T1">GABA</text:span></text:p>
          </draw:text-box>
        </draw:frame>
        <draw:custom-shape draw:style-name="gr2" draw:text-style-name="P2" draw:layer="layout" svg:width="0.762cm" svg:height="0.762cm" svg:x="13.276cm" svg:y="8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2.768cm" svg:y="8.9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3.022cm" svg:y="9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13.276cm" svg:y="8.4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2.261cm" svg:y1="8.671cm" svg:x2="13.277cm" svg:y2="8.671cm">
          <text:p/>
        </draw:line>
        <draw:line draw:style-name="gr6" draw:text-style-name="P6" draw:layer="layout" svg:x1="11.752cm" svg:y1="9.178cm" svg:x2="12.768cm" svg:y2="9.178cm">
          <text:p/>
        </draw:line>
        <draw:frame draw:style-name="gr7" draw:text-style-name="P7" draw:layer="layout" svg:width="1.778cm" svg:height="0.697cm" svg:x="12.554cm" svg:y="7.917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1.329cm" svg:y="8.564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12.768cm" svg:y="8.9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3.022cm" svg:y="9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13.276cm" svg:y="8.4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2.261cm" svg:y1="8.671cm" svg:x2="13.277cm" svg:y2="8.671cm">
          <text:p/>
        </draw:line>
        <draw:line draw:style-name="gr6" draw:text-style-name="P6" draw:layer="layout" svg:x1="11.752cm" svg:y1="9.178cm" svg:x2="12.768cm" svg:y2="9.178cm">
          <text:p/>
        </draw:line>
        <draw:frame draw:style-name="gr9" draw:text-style-name="P10" draw:layer="layout" svg:width="2.267cm" svg:height="0.964cm" svg:x="11.626cm" svg:y="9.687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12.554cm" svg:y="7.917cm">
          <draw:text-box>
            <text:p><text:span text:style-name="T4">GABA</text:span></text:p>
          </draw:text-box>
        </draw:frame>
        <draw:line draw:style-name="gr6" draw:text-style-name="P6" draw:layer="layout" svg:x1="11.958cm" svg:y1="9.678cm" svg:x2="12.974cm" svg:y2="9.678cm">
          <text:p/>
        </draw:line>
        <draw:line draw:style-name="gr81" draw:text-style-name="P6" draw:layer="layout" svg:x1="13.57cm" svg:y1="6.586cm" svg:x2="14.078cm" svg:y2="7.983cm">
          <text:p/>
        </draw:line>
        <draw:line draw:style-name="gr81" draw:text-style-name="P6" draw:layer="layout" svg:x1="13.571cm" svg:y1="6.586cm" svg:x2="12.174cm" svg:y2="7.856cm">
          <text:p/>
        </draw:line>
        <draw:frame draw:style-name="gr1" draw:text-style-name="P1" draw:layer="layout" svg:width="8.304cm" svg:height="7.124cm" svg:x="2.854cm" svg:y="8.86cm">
          <draw:image xlink:href="Pictures/10000001000002EA0000028041AC9FD954B05A16.png" xlink:type="simple" xlink:show="embed" xlink:actuate="onLoad" draw:mime-type="image/png">
            <text:p/>
          </draw:image>
        </draw:frame>
        <draw:frame draw:style-name="gr82" draw:text-style-name="P1" draw:layer="layout" svg:width="0.642cm" svg:height="0.662cm" svg:x="11.411cm" svg:y="4.019cm">
          <draw:image xlink:href="Pictures/100000000000010400000118AADE70BAD9ECFB52.png" xlink:type="simple" xlink:show="embed" xlink:actuate="onLoad" draw:mime-type="image/png">
            <text:p/>
          </draw:image>
        </draw:frame>
        <draw:frame draw:style-name="gr82" draw:text-style-name="P1" draw:layer="layout" svg:width="0.642cm" svg:height="0.662cm" svg:x="12.994cm" svg:y="7.233cm">
          <draw:image xlink:href="Pictures/100000000000010400000118AADE70BAD9ECFB52.png" xlink:type="simple" xlink:show="embed" xlink:actuate="onLoad" draw:mime-type="image/png">
            <text:p/>
          </draw:image>
        </draw:frame>
        <draw:frame draw:style-name="gr1" draw:text-style-name="P1" draw:layer="layout" svg:width="6.878cm" svg:height="1.305cm" svg:x="11.666cm" svg:y="11.031cm">
          <draw:image xlink:href="Pictures/10000001000001B0000000521E39BECB6C37F1D8.png" xlink:type="simple" xlink:show="embed" xlink:actuate="onLoad" draw:mime-type="image/png">
            <text:p/>
          </draw:image>
        </draw:frame>
        <draw:frame draw:style-name="gr1" draw:text-style-name="P1" draw:layer="layout" svg:width="8.381cm" svg:height="0.717cm" svg:x="11.285cm" svg:y="12.555cm">
          <draw:image xlink:href="Pictures/10000001000002D40000003E351238ABD3EBA30E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1" draw:text-style-name="P1" draw:layer="layout" svg:width="9.613cm" svg:height="6.994cm" svg:x="1.379cm" svg:y="1.751cm">
          <draw:image xlink:href="Pictures/1000000100000371000002814FB47B4F8F7EF07C.png" xlink:type="simple" xlink:show="embed" xlink:actuate="onLoad" draw:mime-type="image/png">
            <text:p/>
          </draw:image>
        </draw:frame>
        <draw:frame draw:style-name="gr1" draw:text-style-name="P1" draw:layer="layout" svg:width="3.65cm" svg:height="4.269cm" svg:x="11.5cm" svg:y="2.687cm">
          <draw:image xlink:href="Pictures/100000010000013E00000174A770992BBD8F1FE6.png" xlink:type="simple" xlink:show="embed" xlink:actuate="onLoad" draw:mime-type="image/png">
            <text:p/>
          </draw:image>
        </draw:frame>
        <draw:line draw:name="Line 58_14" draw:style-name="gr80" draw:text-style-name="P12" draw:layer="layout" svg:x1="10.103cm" svg:y1="3.953cm" svg:x2="12.555cm" svg:y2="3.538cm">
          <text:p/>
        </draw:line>
        <draw:line draw:name="Line 57_14" draw:style-name="gr80" draw:text-style-name="P12" draw:layer="layout" svg:x1="10.118cm" svg:y1="3.935cm" svg:x2="11.769cm" svg:y2="5.29cm">
          <text:p/>
        </draw:line>
        <draw:frame draw:style-name="gr7" draw:text-style-name="P7" draw:layer="layout" svg:width="1.778cm" svg:height="0.697cm" svg:x="12.555cm" svg:y="7.917cm">
          <draw:text-box>
            <text:p><text:span text:style-name="T1">GABA</text:span></text:p>
          </draw:text-box>
        </draw:frame>
        <draw:custom-shape draw:style-name="gr2" draw:text-style-name="P2" draw:layer="layout" svg:width="0.762cm" svg:height="0.762cm" svg:x="13.276cm" svg:y="8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2.768cm" svg:y="8.9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3.022cm" svg:y="9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13.276cm" svg:y="8.4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2.261cm" svg:y1="8.671cm" svg:x2="13.277cm" svg:y2="8.671cm">
          <text:p/>
        </draw:line>
        <draw:line draw:style-name="gr6" draw:text-style-name="P6" draw:layer="layout" svg:x1="11.752cm" svg:y1="9.178cm" svg:x2="12.768cm" svg:y2="9.178cm">
          <text:p/>
        </draw:line>
        <draw:frame draw:style-name="gr7" draw:text-style-name="P7" draw:layer="layout" svg:width="1.778cm" svg:height="0.697cm" svg:x="12.554cm" svg:y="7.917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1.329cm" svg:y="8.564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12.768cm" svg:y="8.9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3.022cm" svg:y="9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13.276cm" svg:y="8.4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2.261cm" svg:y1="8.671cm" svg:x2="13.277cm" svg:y2="8.671cm">
          <text:p/>
        </draw:line>
        <draw:line draw:style-name="gr6" draw:text-style-name="P6" draw:layer="layout" svg:x1="11.752cm" svg:y1="9.178cm" svg:x2="12.768cm" svg:y2="9.178cm">
          <text:p/>
        </draw:line>
        <draw:frame draw:style-name="gr9" draw:text-style-name="P10" draw:layer="layout" svg:width="2.267cm" svg:height="0.964cm" svg:x="11.626cm" svg:y="9.687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12.554cm" svg:y="7.917cm">
          <draw:text-box>
            <text:p><text:span text:style-name="T4">GABA</text:span></text:p>
          </draw:text-box>
        </draw:frame>
        <draw:line draw:style-name="gr6" draw:text-style-name="P6" draw:layer="layout" svg:x1="11.958cm" svg:y1="9.678cm" svg:x2="12.974cm" svg:y2="9.678cm">
          <text:p/>
        </draw:line>
        <draw:line draw:style-name="gr81" draw:text-style-name="P6" draw:layer="layout" svg:x1="13.57cm" svg:y1="6.586cm" svg:x2="14.078cm" svg:y2="7.983cm">
          <text:p/>
        </draw:line>
        <draw:line draw:style-name="gr81" draw:text-style-name="P6" draw:layer="layout" svg:x1="13.571cm" svg:y1="6.586cm" svg:x2="12.174cm" svg:y2="7.856cm">
          <text:p/>
        </draw:line>
        <draw:frame draw:style-name="gr1" draw:text-style-name="P1" draw:layer="layout" svg:width="8.304cm" svg:height="7.124cm" svg:x="2.854cm" svg:y="8.86cm">
          <draw:image xlink:href="Pictures/10000001000002EA0000028041AC9FD954B05A16.png" xlink:type="simple" xlink:show="embed" xlink:actuate="onLoad" draw:mime-type="image/png">
            <text:p/>
          </draw:image>
        </draw:frame>
        <draw:frame draw:style-name="gr82" draw:text-style-name="P1" draw:layer="layout" svg:width="0.642cm" svg:height="0.662cm" svg:x="11.411cm" svg:y="4.019cm">
          <draw:image xlink:href="Pictures/100000000000010400000118AADE70BAD9ECFB52.png" xlink:type="simple" xlink:show="embed" xlink:actuate="onLoad" draw:mime-type="image/png">
            <text:p/>
          </draw:image>
        </draw:frame>
        <draw:frame draw:style-name="gr82" draw:text-style-name="P1" draw:layer="layout" svg:width="0.642cm" svg:height="0.662cm" svg:x="12.994cm" svg:y="7.233cm">
          <draw:image xlink:href="Pictures/100000000000010400000118AADE70BAD9ECFB52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1" draw:text-style-name="P1" draw:layer="layout" svg:width="9.613cm" svg:height="6.994cm" svg:x="1.379cm" svg:y="1.751cm">
          <draw:image xlink:href="Pictures/1000000100000371000002814FB47B4F8F7EF07C.png" xlink:type="simple" xlink:show="embed" xlink:actuate="onLoad" draw:mime-type="image/png">
            <text:p/>
          </draw:image>
        </draw:frame>
        <draw:frame draw:style-name="gr1" draw:text-style-name="P1" draw:layer="layout" svg:width="3.65cm" svg:height="4.269cm" svg:x="11.5cm" svg:y="2.687cm">
          <draw:image xlink:href="Pictures/100000010000013E00000174A770992BBD8F1FE6.png" xlink:type="simple" xlink:show="embed" xlink:actuate="onLoad" draw:mime-type="image/png">
            <text:p/>
          </draw:image>
        </draw:frame>
        <draw:line draw:name="Line 58_17" draw:style-name="gr80" draw:text-style-name="P12" draw:layer="layout" svg:x1="10.103cm" svg:y1="3.953cm" svg:x2="12.555cm" svg:y2="3.538cm">
          <text:p/>
        </draw:line>
        <draw:line draw:name="Line 57_17" draw:style-name="gr80" draw:text-style-name="P12" draw:layer="layout" svg:x1="10.118cm" svg:y1="3.935cm" svg:x2="11.769cm" svg:y2="5.29cm">
          <text:p/>
        </draw:line>
        <draw:frame draw:style-name="gr7" draw:text-style-name="P7" draw:layer="layout" svg:width="1.778cm" svg:height="0.697cm" svg:x="12.301cm" svg:y="9.95cm">
          <draw:text-box>
            <text:p><text:span text:style-name="T1">GABA</text:span></text:p>
          </draw:text-box>
        </draw:frame>
        <draw:custom-shape draw:style-name="gr2" draw:text-style-name="P2" draw:layer="layout" svg:width="0.762cm" svg:height="0.762cm" svg:x="13.022cm" svg:y="10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2.515cm" svg:y="10.95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2.768cm" svg:y="11.4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13.022cm" svg:y="10.4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2.006cm" svg:y1="10.703cm" svg:x2="13.022cm" svg:y2="10.703cm">
          <text:p/>
        </draw:line>
        <draw:line draw:style-name="gr6" draw:text-style-name="P6" draw:layer="layout" svg:x1="11.499cm" svg:y1="11.211cm" svg:x2="12.515cm" svg:y2="11.211cm">
          <text:p/>
        </draw:line>
        <draw:frame draw:style-name="gr7" draw:text-style-name="P7" draw:layer="layout" svg:width="1.778cm" svg:height="0.697cm" svg:x="12.3cm" svg:y="9.95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1.075cm" svg:y="10.596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12.515cm" svg:y="10.95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2.768cm" svg:y="11.4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13.022cm" svg:y="10.4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2.006cm" svg:y1="10.703cm" svg:x2="13.022cm" svg:y2="10.703cm">
          <text:p/>
        </draw:line>
        <draw:line draw:style-name="gr6" draw:text-style-name="P6" draw:layer="layout" svg:x1="11.499cm" svg:y1="11.211cm" svg:x2="12.515cm" svg:y2="11.211cm">
          <text:p/>
        </draw:line>
        <draw:frame draw:style-name="gr9" draw:text-style-name="P10" draw:layer="layout" svg:width="2.267cm" svg:height="0.964cm" svg:x="11.371cm" svg:y="11.719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12.3cm" svg:y="9.95cm">
          <draw:text-box>
            <text:p><text:span text:style-name="T4">GABA</text:span></text:p>
          </draw:text-box>
        </draw:frame>
        <draw:line draw:style-name="gr6" draw:text-style-name="P6" draw:layer="layout" svg:x1="11.704cm" svg:y1="11.709cm" svg:x2="12.72cm" svg:y2="11.709cm">
          <text:p/>
        </draw:line>
        <draw:line draw:style-name="gr81" draw:text-style-name="P6" draw:layer="layout" svg:x1="13.57cm" svg:y1="6.586cm" svg:x2="14.078cm" svg:y2="10.142cm">
          <text:p/>
        </draw:line>
        <draw:line draw:style-name="gr81" draw:text-style-name="P6" draw:layer="layout" svg:x1="13.571cm" svg:y1="6.586cm" svg:x2="11.793cm" svg:y2="10.142cm">
          <text:p/>
        </draw:line>
        <draw:frame draw:style-name="gr1" draw:text-style-name="P1" draw:layer="layout" svg:width="8.304cm" svg:height="7.124cm" svg:x="2.854cm" svg:y="8.86cm">
          <draw:image xlink:href="Pictures/10000001000002EA0000028041AC9FD954B05A16.png" xlink:type="simple" xlink:show="embed" xlink:actuate="onLoad" draw:mime-type="image/png">
            <text:p/>
          </draw:image>
        </draw:frame>
        <draw:frame draw:style-name="gr82" draw:text-style-name="P1" draw:layer="layout" svg:width="0.642cm" svg:height="0.662cm" svg:x="11.411cm" svg:y="4.019cm">
          <draw:image xlink:href="Pictures/100000000000010400000118AADE70BAD9ECFB52.png" xlink:type="simple" xlink:show="embed" xlink:actuate="onLoad" draw:mime-type="image/png">
            <text:p/>
          </draw:image>
        </draw:frame>
        <draw:frame draw:style-name="gr82" draw:text-style-name="P1" draw:layer="layout" svg:width="0.642cm" svg:height="0.662cm" svg:x="12.929cm" svg:y="8.463cm">
          <draw:image xlink:href="Pictures/100000000000010400000118AADE70BAD9ECFB52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1" draw:text-style-name="P1" draw:layer="layout" svg:width="9.613cm" svg:height="6.994cm" svg:x="1.163cm" svg:y="1.751cm">
          <draw:image xlink:href="Pictures/1000000100000371000002814FB47B4F8F7EF07C.png" xlink:type="simple" xlink:show="embed" xlink:actuate="onLoad" draw:mime-type="image/png">
            <text:p/>
          </draw:image>
        </draw:frame>
        <draw:frame draw:style-name="gr1" draw:text-style-name="P1" draw:layer="layout" svg:width="3.65cm" svg:height="4.269cm" svg:x="4.426cm" svg:y="8.872cm">
          <draw:image xlink:href="Pictures/100000010000013E00000174A770992BBD8F1FE6.png" xlink:type="simple" xlink:show="embed" xlink:actuate="onLoad" draw:mime-type="image/png">
            <text:p/>
          </draw:image>
        </draw:frame>
        <draw:frame draw:style-name="gr7" draw:text-style-name="P7" draw:layer="layout" svg:width="1.778cm" svg:height="0.697cm" svg:x="10.439cm" svg:y="9.506cm">
          <draw:text-box>
            <text:p><text:span text:style-name="T1">GABA</text:span></text:p>
          </draw:text-box>
        </draw:frame>
        <draw:custom-shape draw:style-name="gr2" draw:text-style-name="P2" draw:layer="layout" svg:width="0.762cm" svg:height="0.762cm" svg:x="10.693cm" svg:y="10.5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0.185cm" svg:y="10.5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0.439cm" svg:y="11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10.693cm" svg:y="10.0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9.677cm" svg:y1="10.268cm" svg:x2="10.693cm" svg:y2="10.268cm">
          <text:p/>
        </draw:line>
        <draw:line draw:style-name="gr6" draw:text-style-name="P6" draw:layer="layout" svg:x1="9.169cm" svg:y1="10.777cm" svg:x2="10.185cm" svg:y2="10.777cm">
          <text:p/>
        </draw:line>
        <draw:frame draw:style-name="gr7" draw:text-style-name="P7" draw:layer="layout" svg:width="1.778cm" svg:height="0.697cm" svg:x="10.439cm" svg:y="9.506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8.745cm" svg:y="10.161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10.185cm" svg:y="10.5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0.439cm" svg:y="11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10.693cm" svg:y="10.0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9.677cm" svg:y1="10.268cm" svg:x2="10.693cm" svg:y2="10.268cm">
          <text:p/>
        </draw:line>
        <draw:line draw:style-name="gr6" draw:text-style-name="P6" draw:layer="layout" svg:x1="9.169cm" svg:y1="10.777cm" svg:x2="10.185cm" svg:y2="10.777cm">
          <text:p/>
        </draw:line>
        <draw:frame draw:style-name="gr9" draw:text-style-name="P10" draw:layer="layout" svg:width="2.267cm" svg:height="0.964cm" svg:x="9.041cm" svg:y="11.284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10.439cm" svg:y="9.506cm">
          <draw:text-box>
            <text:p><text:span text:style-name="T4">GABA</text:span></text:p>
          </draw:text-box>
        </draw:frame>
        <draw:line draw:style-name="gr6" draw:text-style-name="P6" draw:layer="layout" svg:x1="9.373cm" svg:y1="11.276cm" svg:x2="10.389cm" svg:y2="11.276cm">
          <text:p/>
        </draw:line>
        <draw:line draw:style-name="gr79" draw:text-style-name="P6" draw:layer="layout" svg:x1="8.236cm" svg:y1="10.903cm" svg:x2="8.998cm" svg:y2="10.141cm">
          <text:p/>
        </draw:line>
        <draw:line draw:style-name="gr79" draw:text-style-name="P6" draw:layer="layout" svg:x1="8.236cm" svg:y1="10.871cm" svg:x2="8.998cm" svg:y2="11.506cm">
          <text:p/>
        </draw:line>
        <draw:frame draw:style-name="gr1" draw:text-style-name="P1" draw:layer="layout" svg:width="8.128cm" svg:height="6.973cm" svg:x="11.031cm" svg:y="2.013cm">
          <draw:image xlink:href="Pictures/10000001000002EA000002806F906D05D37BA01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1" draw:text-style-name="P1" draw:layer="layout" svg:width="9.613cm" svg:height="6.994cm" svg:x="1.379cm" svg:y="1.751cm">
          <draw:image xlink:href="Pictures/1000000100000371000002814FB47B4F8F7EF07C.png" xlink:type="simple" xlink:show="embed" xlink:actuate="onLoad" draw:mime-type="image/png">
            <text:p/>
          </draw:image>
        </draw:frame>
        <draw:frame draw:style-name="gr1" draw:text-style-name="P1" draw:layer="layout" svg:width="3.65cm" svg:height="4.269cm" svg:x="11.5cm" svg:y="2.687cm">
          <draw:image xlink:href="Pictures/100000010000013E00000174A770992BBD8F1FE6.png" xlink:type="simple" xlink:show="embed" xlink:actuate="onLoad" draw:mime-type="image/png">
            <text:p/>
          </draw:image>
        </draw:frame>
        <draw:line draw:name="Line 58_13" draw:style-name="gr10" draw:text-style-name="P12" draw:layer="layout" svg:x1="10.103cm" svg:y1="3.952cm" svg:x2="12.516cm" svg:y2="3.401cm">
          <text:p/>
        </draw:line>
        <draw:line draw:name="Line 57_13" draw:style-name="gr10" draw:text-style-name="P12" draw:layer="layout" svg:x1="10.119cm" svg:y1="3.935cm" svg:x2="11.77cm" svg:y2="5.29cm">
          <text:p/>
        </draw:line>
        <draw:frame draw:style-name="gr7" draw:text-style-name="P7" draw:layer="layout" svg:width="1.778cm" svg:height="0.697cm" svg:x="17.381cm" svg:y="3.411cm">
          <draw:text-box>
            <text:p><text:span text:style-name="T1">GABA</text:span></text:p>
          </draw:text-box>
        </draw:frame>
        <draw:custom-shape draw:style-name="gr2" draw:text-style-name="P2" draw:layer="layout" svg:width="0.762cm" svg:height="0.762cm" svg:x="18.103cm" svg:y="4.4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7.594cm" svg:y="4.4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7.848cm" svg:y="4.9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18.103cm" svg:y="3.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7.087cm" svg:y1="4.163cm" svg:x2="18.103cm" svg:y2="4.163cm">
          <text:p/>
        </draw:line>
        <draw:line draw:style-name="gr6" draw:text-style-name="P6" draw:layer="layout" svg:x1="16.578cm" svg:y1="4.672cm" svg:x2="17.594cm" svg:y2="4.672cm">
          <text:p/>
        </draw:line>
        <draw:frame draw:style-name="gr7" draw:text-style-name="P7" draw:layer="layout" svg:width="1.778cm" svg:height="0.697cm" svg:x="17.38cm" svg:y="3.411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6.154cm" svg:y="4.056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17.594cm" svg:y="4.4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7.848cm" svg:y="4.9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18.103cm" svg:y="3.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7.087cm" svg:y1="4.163cm" svg:x2="18.103cm" svg:y2="4.163cm">
          <text:p/>
        </draw:line>
        <draw:line draw:style-name="gr6" draw:text-style-name="P6" draw:layer="layout" svg:x1="16.578cm" svg:y1="4.672cm" svg:x2="17.594cm" svg:y2="4.672cm">
          <text:p/>
        </draw:line>
        <draw:frame draw:style-name="gr9" draw:text-style-name="P10" draw:layer="layout" svg:width="2.267cm" svg:height="0.964cm" svg:x="16.452cm" svg:y="5.179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17.38cm" svg:y="3.411cm">
          <draw:text-box>
            <text:p><text:span text:style-name="T4">GABA</text:span></text:p>
          </draw:text-box>
        </draw:frame>
        <draw:line draw:style-name="gr6" draw:text-style-name="P6" draw:layer="layout" svg:x1="16.783cm" svg:y1="5.171cm" svg:x2="17.799cm" svg:y2="5.171cm">
          <text:p/>
        </draw:line>
        <draw:frame draw:style-name="gr1" draw:text-style-name="P1" draw:layer="layout" svg:width="8.304cm" svg:height="7.124cm" svg:x="10.6cm" svg:y="7.082cm">
          <draw:image xlink:href="Pictures/10000001000002EA0000028041AC9FD954B05A16.png" xlink:type="simple" xlink:show="embed" xlink:actuate="onLoad" draw:mime-type="image/png">
            <text:p/>
          </draw:image>
        </draw:frame>
        <draw:frame draw:style-name="gr1" draw:text-style-name="P1" draw:layer="layout" svg:width="6.878cm" svg:height="1.305cm" svg:x="2.013cm" svg:y="9.125cm">
          <draw:image xlink:href="Pictures/10000001000001B0000000521E39BECB6C37F1D8.png" xlink:type="simple" xlink:show="embed" xlink:actuate="onLoad" draw:mime-type="image/png">
            <text:p/>
          </draw:image>
        </draw:frame>
        <draw:frame draw:style-name="gr1" draw:text-style-name="P1" draw:layer="layout" svg:width="8.381cm" svg:height="0.717cm" svg:x="1.632cm" svg:y="10.65cm">
          <draw:image xlink:href="Pictures/10000001000002D40000003E351238ABD3EBA30E.png" xlink:type="simple" xlink:show="embed" xlink:actuate="onLoad" draw:mime-type="image/png">
            <text:p/>
          </draw:image>
        </draw:frame>
        <draw:frame draw:style-name="gr82" draw:text-style-name="P1" draw:layer="layout" svg:width="0.642cm" svg:height="0.662cm" svg:x="11.411cm" svg:y="4.019cm">
          <draw:image xlink:href="Pictures/100000000000010400000118AADE70BAD9ECFB52.png" xlink:type="simple" xlink:show="embed" xlink:actuate="onLoad" draw:mime-type="image/png">
            <text:p/>
          </draw:image>
        </draw:frame>
        <draw:frame draw:style-name="gr82" draw:text-style-name="P1" draw:layer="layout" svg:width="0.642cm" svg:height="0.662cm" svg:x="15.691cm" svg:y="4.294cm">
          <draw:image xlink:href="Pictures/100000000000010400000118AADE70BAD9ECFB52.png" xlink:type="simple" xlink:show="embed" xlink:actuate="onLoad" draw:mime-type="image/png">
            <text:p/>
          </draw:image>
        </draw:frame>
        <draw:line draw:style-name="gr79" draw:text-style-name="P6" draw:layer="layout" svg:x1="15.309cm" svg:y1="4.72cm" svg:x2="16.071cm" svg:y2="3.958cm">
          <text:p/>
        </draw:line>
        <draw:line draw:style-name="gr79" draw:text-style-name="P6" draw:layer="layout" svg:x1="15.309cm" svg:y1="4.688cm" svg:x2="16.071cm" svg:y2="5.323cm">
          <text:p/>
        </draw:line>
      </draw:page>
      <draw:page draw:name="page20" draw:style-name="dp1" draw:master-page-name="Default">
        <draw:custom-shape draw:style-name="gr14" draw:text-style-name="P13" draw:layer="layout" svg:width="8.094cm" svg:height="9.272cm" svg:x="5.754cm" svg:y="3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1" draw:text-style-name="P6" draw:layer="layout" svg:x1="5.753cm" svg:y1="5.21cm" svg:x2="13.847cm" svg:y2="5.21cm">
          <text:p/>
        </draw:line>
        <draw:line draw:style-name="gr81" draw:text-style-name="P6" draw:layer="layout" svg:x1="5.753cm" svg:y1="10.895cm" svg:x2="13.847cm" svg:y2="10.895cm">
          <text:p/>
        </draw:line>
        <draw:line draw:style-name="gr81" draw:text-style-name="P6" draw:layer="layout" svg:x1="5.753cm" svg:y1="8.999cm" svg:x2="13.847cm" svg:y2="8.999cm">
          <text:p/>
        </draw:line>
        <draw:line draw:style-name="gr81" draw:text-style-name="P6" draw:layer="layout" svg:x1="5.753cm" svg:y1="7.105cm" svg:x2="13.847cm" svg:y2="7.105cm">
          <text:p/>
        </draw:line>
        <draw:line draw:style-name="gr83" draw:text-style-name="P6" draw:layer="layout" svg:x1="2.521cm" svg:y1="6.33cm" svg:x2="5.411cm" svg:y2="6.349cm">
          <text:p/>
        </draw:line>
        <draw:line draw:style-name="gr83" draw:text-style-name="P6" draw:layer="layout" svg:x1="2.521cm" svg:y1="8.236cm" svg:x2="5.411cm" svg:y2="8.244cm">
          <text:p/>
        </draw:line>
        <draw:line draw:style-name="gr83" draw:text-style-name="P6" draw:layer="layout" svg:x1="2.521cm" svg:y1="10.141cm" svg:x2="5.411cm" svg:y2="10.139cm">
          <text:p/>
        </draw:line>
        <draw:frame draw:style-name="gr84" draw:text-style-name="P47" draw:layer="layout" svg:width="2.113cm" svg:height="1.215cm" svg:x="15.686cm" svg:y="4.265cm">
          <draw:text-box>
            <text:p><text:span text:style-name="T22">L2/3</text:span></text:p>
          </draw:text-box>
        </draw:frame>
        <draw:custom-shape draw:style-name="gr18" draw:text-style-name="P15" draw:layer="layout" svg:width="0.761cm" svg:height="0.761cm" svg:x="12.174cm" svg:y="7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523cm" svg:height="1.523cm" svg:x="10.043cm" svg:y="11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6" draw:layer="layout" svg:x1="2.521cm" svg:y1="4.68cm" svg:x2="5.315cm" svg:y2="4.68cm">
          <text:p/>
        </draw:line>
        <draw:line draw:style-name="gr20" draw:text-style-name="P6" draw:layer="layout" svg:x1="5.753cm" svg:y1="3.519cm" svg:x2="8.716cm" svg:y2="2.003cm">
          <text:p/>
        </draw:line>
        <draw:line draw:style-name="gr20" draw:text-style-name="P6" draw:layer="layout" svg:x1="13.847cm" svg:y1="3.519cm" svg:x2="15.557cm" svg:y2="2.003cm">
          <text:p/>
        </draw:line>
        <draw:line draw:style-name="gr21" draw:text-style-name="P6" draw:layer="layout" svg:x1="8.715cm" svg:y1="2.003cm" svg:x2="15.557cm" svg:y2="2.003cm">
          <text:p/>
        </draw:line>
        <draw:line draw:style-name="gr21" draw:text-style-name="P6" draw:layer="layout" svg:x1="15.603cm" svg:y1="1.935cm" svg:x2="15.603cm" svg:y2="11.03cm">
          <text:p/>
        </draw:line>
        <draw:line draw:style-name="gr20" draw:text-style-name="P6" draw:layer="layout" svg:x1="13.847cm" svg:y1="12.791cm" svg:x2="15.602cm" svg:y2="11.03cm">
          <text:p/>
        </draw:line>
        <draw:line draw:style-name="gr81" draw:text-style-name="P6" draw:layer="layout" svg:x1="13.847cm" svg:y1="5.211cm" svg:x2="15.557cm" svg:y2="3.519cm">
          <text:p/>
        </draw:line>
        <draw:line draw:style-name="gr81" draw:text-style-name="P6" draw:layer="layout" svg:x1="13.824cm" svg:y1="7.194cm" svg:x2="15.602cm" svg:y2="5.443cm">
          <text:p/>
        </draw:line>
        <draw:line draw:style-name="gr81" draw:text-style-name="P6" draw:layer="layout" svg:x1="13.824cm" svg:y1="9.04cm" svg:x2="15.534cm" svg:y2="7.348cm">
          <text:p/>
        </draw:line>
        <draw:line draw:style-name="gr81" draw:text-style-name="P6" draw:layer="layout" svg:x1="13.847cm" svg:y1="10.895cm" svg:x2="15.557cm" svg:y2="9.203cm">
          <text:p/>
        </draw:line>
        <draw:custom-shape draw:style-name="gr22" draw:text-style-name="P17" draw:layer="layout" svg:width="1.57cm" svg:height="1.593cm" svg:x="5.951cm" svg:y="5.2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9" draw:layer="layout" svg:width="1.508cm" svg:height="1.522cm" svg:x="8.147cm" svg:y="11.081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1.57cm" svg:height="1.593cm" svg:x="5.951cm" svg:y="10.96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9" draw:text-style-name="P6" draw:layer="layout" svg:x1="2.521cm" svg:y1="4.665cm" svg:x2="2.558cm" svg:y2="12.056cm">
          <text:p/>
        </draw:line>
        <draw:custom-shape draw:style-name="gr31" draw:text-style-name="P32" draw:layer="layout" svg:width="1.397cm" svg:height="1.409cm" svg:x="11.793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48" draw:layer="layout" svg:width="0.924cm" svg:height="1.081cm" svg:x="12.01cm" svg:y="5.697cm">
          <draw:text-box>
            <text:p><text:span text:style-name="T23">V</text:span></text:p>
          </draw:text-box>
        </draw:frame>
        <draw:frame draw:style-name="gr86" draw:text-style-name="P49" draw:layer="layout" svg:width="0.924cm" svg:height="1.012cm" svg:x="6.335cm" svg:y="5.772cm">
          <draw:text-box>
            <text:p><text:span text:style-name="T24">E</text:span></text:p>
          </draw:text-box>
        </draw:frame>
        <draw:custom-shape draw:style-name="gr34" draw:text-style-name="P42" draw:layer="layout" svg:width="1.017cm" svg:height="1.026cm" svg:x="10.142cm" svg:y="5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50" draw:layer="layout" svg:width="0.816cm" svg:height="1.012cm" svg:x="10.214cm" svg:y="5.721cm">
          <draw:text-box>
            <text:p><text:span text:style-name="T23">S</text:span></text:p>
          </draw:text-box>
        </draw:frame>
        <draw:line draw:style-name="gr83" draw:text-style-name="P6" draw:layer="layout" svg:x1="2.521cm" svg:y1="12.047cm" svg:x2="5.464cm" svg:y2="12.031cm">
          <text:p/>
        </draw:line>
        <draw:frame draw:style-name="gr87" draw:text-style-name="P51" draw:layer="layout" svg:width="1.84cm" svg:height="1.055cm" svg:x="15.729cm" svg:y="2.591cm">
          <draw:text-box>
            <text:p><text:span text:style-name="T22">L1</text:span></text:p>
          </draw:text-box>
        </draw:frame>
        <draw:frame draw:style-name="gr88" draw:text-style-name="P51" draw:layer="layout" svg:width="1.29cm" svg:height="1.853cm" svg:x="15.729cm" svg:y="5.95cm">
          <draw:text-box>
            <text:p><text:span text:style-name="T22">L4</text:span></text:p>
          </draw:text-box>
        </draw:frame>
        <draw:frame draw:style-name="gr88" draw:text-style-name="P51" draw:layer="layout" svg:width="1.29cm" svg:height="1.853cm" svg:x="15.729cm" svg:y="7.924cm">
          <draw:text-box>
            <text:p><text:span text:style-name="T22">L5</text:span></text:p>
          </draw:text-box>
        </draw:frame>
        <draw:frame draw:style-name="gr88" draw:text-style-name="P51" draw:layer="layout" svg:width="1.29cm" svg:height="1.853cm" svg:x="15.729cm" svg:y="9.702cm">
          <draw:text-box>
            <text:p><text:span text:style-name="T22">L6</text:span></text:p>
          </draw:text-box>
        </draw:frame>
        <draw:frame draw:style-name="gr89" draw:text-style-name="P52" draw:layer="layout" svg:width="4.826cm" svg:height="3.059cm" svg:x="1.252cm" svg:y="2.649cm">
          <draw:text-box>
            <text:p><text:span text:style-name="T25">Background </text:span></text:p>
            <text:p><text:span text:style-name="T25">noise</text:span></text:p>
          </draw:text-box>
        </draw:frame>
        <draw:custom-shape draw:style-name="gr29" draw:text-style-name="P17" draw:layer="layout" svg:width="1.444cm" svg:height="1.466cm" svg:x="6.078cm" svg:y="7.2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7" draw:layer="layout" svg:width="1.249cm" svg:height="1.269cm" svg:x="6.098cm" svg:y="9.25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5" draw:layer="layout" svg:width="1.397cm" svg:height="1.409cm" svg:x="8.999cm" svg:y="3.653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1.508cm" svg:height="1.522cm" svg:x="8.126cm" svg:y="7.349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1.27cm" svg:height="1.282cm" svg:x="8.237cm" svg:y="9.3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1.27cm" svg:height="1.282cm" svg:x="8.237cm" svg:y="5.571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50" draw:layer="layout" svg:width="0.891cm" svg:height="1.012cm" svg:x="8.488cm" svg:y="5.729cm">
          <draw:text-box>
            <text:p><text:span text:style-name="T23">P</text:span></text:p>
          </draw:text-box>
        </draw:frame>
        <draw:custom-shape draw:style-name="gr35" draw:text-style-name="P27" draw:layer="layout" svg:width="1.142cm" svg:height="1.152cm" svg:x="10.143cm" svg:y="7.602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1.142cm" svg:height="1.152cm" svg:x="10.163cm" svg:y="9.49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5" draw:layer="layout" svg:width="0.629cm" svg:height="0.634cm" svg:x="12.307cm" svg:y="11.667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5" draw:layer="layout" svg:width="0.509cm" svg:height="0.508cm" svg:x="12.301cm" svg:y="9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3" draw:layer="layout" svg:width="8.094cm" svg:height="7.613cm" svg:x="5.971cm" svg:y="18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1" draw:text-style-name="P6" draw:layer="layout" svg:x1="5.97cm" svg:y1="18.047cm" svg:x2="14.064cm" svg:y2="18.047cm">
          <text:p/>
        </draw:line>
        <draw:line draw:style-name="gr81" draw:text-style-name="P6" draw:layer="layout" svg:x1="5.97cm" svg:y1="23.732cm" svg:x2="14.064cm" svg:y2="23.732cm">
          <text:p/>
        </draw:line>
        <draw:line draw:style-name="gr81" draw:text-style-name="P6" draw:layer="layout" svg:x1="5.97cm" svg:y1="21.836cm" svg:x2="14.064cm" svg:y2="21.836cm">
          <text:p/>
        </draw:line>
        <draw:line draw:style-name="gr81" draw:text-style-name="P6" draw:layer="layout" svg:x1="5.97cm" svg:y1="19.942cm" svg:x2="14.064cm" svg:y2="19.942cm">
          <text:p/>
        </draw:line>
        <draw:line draw:style-name="gr83" draw:text-style-name="P6" draw:layer="layout" svg:x1="2.738cm" svg:y1="19.168cm" svg:x2="5.628cm" svg:y2="19.187cm">
          <text:p/>
        </draw:line>
        <draw:line draw:style-name="gr83" draw:text-style-name="P6" draw:layer="layout" svg:x1="2.738cm" svg:y1="21.073cm" svg:x2="5.628cm" svg:y2="21.081cm">
          <text:p/>
        </draw:line>
        <draw:line draw:style-name="gr83" draw:text-style-name="P6" draw:layer="layout" svg:x1="2.738cm" svg:y1="22.978cm" svg:x2="5.628cm" svg:y2="22.976cm">
          <text:p/>
        </draw:line>
        <draw:frame draw:style-name="gr84" draw:text-style-name="P47" draw:layer="layout" svg:width="2.113cm" svg:height="1.215cm" svg:x="15.902cm" svg:y="17.102cm">
          <draw:text-box>
            <text:p><text:span text:style-name="T22">L2/3</text:span></text:p>
          </draw:text-box>
        </draw:frame>
        <draw:custom-shape draw:style-name="gr18" draw:text-style-name="P15" draw:layer="layout" svg:width="0.761cm" svg:height="0.761cm" svg:x="12.391cm" svg:y="20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523cm" svg:height="1.523cm" svg:x="10.259cm" svg:y="2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6" draw:layer="layout" svg:x1="2.738cm" svg:y1="17.517cm" svg:x2="5.532cm" svg:y2="17.517cm">
          <text:p/>
        </draw:line>
        <draw:line draw:style-name="gr20" draw:text-style-name="P6" draw:layer="layout" svg:x1="5.909cm" svg:y1="18.016cm" svg:x2="8.872cm" svg:y2="16.5cm">
          <text:p/>
        </draw:line>
        <draw:line draw:style-name="gr20" draw:text-style-name="P6" draw:layer="layout" svg:x1="14.079cm" svg:y1="18.015cm" svg:x2="15.73cm" svg:y2="16.491cm">
          <text:p/>
        </draw:line>
        <draw:line draw:style-name="gr21" draw:text-style-name="P6" draw:layer="layout" svg:x1="8.873cm" svg:y1="16.491cm" svg:x2="15.731cm" svg:y2="16.491cm">
          <text:p/>
        </draw:line>
        <draw:line draw:style-name="gr21" draw:text-style-name="P6" draw:layer="layout" svg:x1="15.729cm" svg:y1="16.491cm" svg:x2="15.774cm" svg:y2="23.935cm">
          <text:p/>
        </draw:line>
        <draw:line draw:style-name="gr20" draw:text-style-name="P6" draw:layer="layout" svg:x1="14.063cm" svg:y1="25.629cm" svg:x2="15.773cm" svg:y2="23.936cm">
          <text:p/>
        </draw:line>
        <draw:line draw:style-name="gr81" draw:text-style-name="P6" draw:layer="layout" svg:x1="14.089cm" svg:y1="19.874cm" svg:x2="15.775cm" svg:y2="18.25cm">
          <text:p/>
        </draw:line>
        <draw:line draw:style-name="gr81" draw:text-style-name="P6" draw:layer="layout" svg:x1="14.064cm" svg:y1="21.836cm" svg:x2="15.774cm" svg:y2="20.144cm">
          <text:p/>
        </draw:line>
        <draw:line draw:style-name="gr81" draw:text-style-name="P6" draw:layer="layout" svg:x1="14.064cm" svg:y1="23.731cm" svg:x2="15.774cm" svg:y2="22.039cm">
          <text:p/>
        </draw:line>
        <draw:custom-shape draw:style-name="gr22" draw:text-style-name="P17" draw:layer="layout" svg:width="1.57cm" svg:height="1.593cm" svg:x="6.169cm" svg:y="18.13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9" draw:layer="layout" svg:width="1.508cm" svg:height="1.522cm" svg:x="8.364cm" svg:y="23.919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1.57cm" svg:height="1.593cm" svg:x="6.169cm" svg:y="23.79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9" draw:text-style-name="P6" draw:layer="layout" svg:x1="2.738cm" svg:y1="17.502cm" svg:x2="2.775cm" svg:y2="24.893cm">
          <text:p/>
        </draw:line>
        <draw:custom-shape draw:style-name="gr31" draw:text-style-name="P32" draw:layer="layout" svg:width="1.397cm" svg:height="1.409cm" svg:x="12.011cm" svg:y="18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3" draw:layer="layout" svg:width="0.924cm" svg:height="0.973cm" svg:x="12.264cm" svg:y="18.596cm">
          <draw:text-box>
            <text:p><text:span text:style-name="T26">V</text:span></text:p>
          </draw:text-box>
        </draw:frame>
        <draw:frame draw:style-name="gr25" draw:text-style-name="P54" draw:layer="layout" svg:width="0.924cm" svg:height="0.973cm" svg:x="6.534cm" svg:y="18.704cm">
          <draw:text-box>
            <text:p><text:span text:style-name="T27">E</text:span></text:p>
          </draw:text-box>
        </draw:frame>
        <draw:custom-shape draw:style-name="gr34" draw:text-style-name="P42" draw:layer="layout" svg:width="1.017cm" svg:height="1.026cm" svg:x="10.359cm" svg:y="18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5" draw:layer="layout" svg:width="1.451cm" svg:height="0.973cm" svg:x="10.432cm" svg:y="18.596cm">
          <draw:text-box>
            <text:p><text:span text:style-name="T26">S</text:span></text:p>
          </draw:text-box>
        </draw:frame>
        <draw:line draw:style-name="gr83" draw:text-style-name="P6" draw:layer="layout" svg:x1="2.738cm" svg:y1="24.883cm" svg:x2="5.681cm" svg:y2="24.867cm">
          <text:p/>
        </draw:line>
        <draw:frame draw:style-name="gr88" draw:text-style-name="P51" draw:layer="layout" svg:width="1.29cm" svg:height="1.853cm" svg:x="15.946cm" svg:y="18.786cm">
          <draw:text-box>
            <text:p><text:span text:style-name="T22">L4</text:span></text:p>
          </draw:text-box>
        </draw:frame>
        <draw:frame draw:style-name="gr88" draw:text-style-name="P51" draw:layer="layout" svg:width="1.29cm" svg:height="1.853cm" svg:x="15.946cm" svg:y="20.761cm">
          <draw:text-box>
            <text:p><text:span text:style-name="T22">L5</text:span></text:p>
          </draw:text-box>
        </draw:frame>
        <draw:frame draw:style-name="gr88" draw:text-style-name="P51" draw:layer="layout" svg:width="1.29cm" svg:height="1.853cm" svg:x="15.946cm" svg:y="22.539cm">
          <draw:text-box>
            <text:p><text:span text:style-name="T22">L6</text:span></text:p>
          </draw:text-box>
        </draw:frame>
        <draw:frame draw:style-name="gr88" draw:text-style-name="P56" draw:layer="layout" svg:width="4.191cm" svg:height="1.853cm" svg:x="2.104cm" svg:y="15.7cm">
          <draw:text-box>
            <text:p><text:span text:style-name="T28">Background </text:span></text:p>
            <text:p><text:span text:style-name="T28">noise</text:span></text:p>
          </draw:text-box>
        </draw:frame>
        <draw:custom-shape draw:style-name="gr29" draw:text-style-name="P17" draw:layer="layout" svg:width="1.444cm" svg:height="1.466cm" svg:x="6.295cm" svg:y="20.05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7" draw:layer="layout" svg:width="1.249cm" svg:height="1.269cm" svg:x="6.315cm" svg:y="22.0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9" draw:layer="layout" svg:width="1.508cm" svg:height="1.522cm" svg:x="8.343cm" svg:y="20.186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1.27cm" svg:height="1.282cm" svg:x="8.454cm" svg:y="22.21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1.27cm" svg:height="1.282cm" svg:x="8.454cm" svg:y="18.407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55" draw:layer="layout" svg:width="0.891cm" svg:height="0.984cm" svg:x="8.706cm" svg:y="18.661cm">
          <draw:text-box>
            <text:p><text:span text:style-name="T26">P</text:span></text:p>
          </draw:text-box>
        </draw:frame>
        <draw:custom-shape draw:style-name="gr35" draw:text-style-name="P27" draw:layer="layout" svg:width="1.142cm" svg:height="1.152cm" svg:x="10.36cm" svg:y="20.439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1.142cm" svg:height="1.152cm" svg:x="10.38cm" svg:y="22.334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5" draw:layer="layout" svg:width="0.629cm" svg:height="0.634cm" svg:x="12.524cm" svg:y="24.504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5" draw:layer="layout" svg:width="0.509cm" svg:height="0.508cm" svg:x="12.518cm" svg:y="22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1" draw:style-name="dp1" draw:master-page-name="Default">
        <draw:custom-shape draw:style-name="gr14" draw:text-style-name="P13" draw:layer="layout" svg:width="8.094cm" svg:height="9.272cm" svg:x="5.754cm" svg:y="3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1" draw:text-style-name="P6" draw:layer="layout" svg:x1="5.753cm" svg:y1="10.895cm" svg:x2="13.847cm" svg:y2="10.895cm">
          <text:p/>
        </draw:line>
        <draw:line draw:style-name="gr81" draw:text-style-name="P6" draw:layer="layout" svg:x1="5.753cm" svg:y1="8.999cm" svg:x2="13.847cm" svg:y2="8.999cm">
          <text:p/>
        </draw:line>
        <draw:line draw:style-name="gr81" draw:text-style-name="P6" draw:layer="layout" svg:x1="5.753cm" svg:y1="7.105cm" svg:x2="13.847cm" svg:y2="7.105cm">
          <text:p/>
        </draw:line>
        <draw:line draw:style-name="gr83" draw:text-style-name="P6" draw:layer="layout" svg:x1="2.521cm" svg:y1="6.33cm" svg:x2="5.411cm" svg:y2="6.349cm">
          <text:p/>
        </draw:line>
        <draw:line draw:style-name="gr83" draw:text-style-name="P6" draw:layer="layout" svg:x1="2.521cm" svg:y1="8.236cm" svg:x2="5.411cm" svg:y2="8.244cm">
          <text:p/>
        </draw:line>
        <draw:line draw:style-name="gr83" draw:text-style-name="P6" draw:layer="layout" svg:x1="2.521cm" svg:y1="10.141cm" svg:x2="5.411cm" svg:y2="10.139cm">
          <text:p/>
        </draw:line>
        <draw:frame draw:style-name="gr84" draw:text-style-name="P47" draw:layer="layout" svg:width="2.113cm" svg:height="1.215cm" svg:x="15.686cm" svg:y="4.265cm">
          <draw:text-box>
            <text:p><text:span text:style-name="T22">L2/3</text:span></text:p>
          </draw:text-box>
        </draw:frame>
        <draw:custom-shape draw:style-name="gr18" draw:text-style-name="P15" draw:layer="layout" svg:width="0.761cm" svg:height="0.761cm" svg:x="12.174cm" svg:y="7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523cm" svg:height="1.523cm" svg:x="10.043cm" svg:y="11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6" draw:layer="layout" svg:x1="2.521cm" svg:y1="4.68cm" svg:x2="5.315cm" svg:y2="4.68cm">
          <text:p/>
        </draw:line>
        <draw:line draw:style-name="gr20" draw:text-style-name="P6" draw:layer="layout" svg:x1="5.753cm" svg:y1="3.519cm" svg:x2="8.716cm" svg:y2="2.003cm">
          <text:p/>
        </draw:line>
        <draw:line draw:style-name="gr20" draw:text-style-name="P6" draw:layer="layout" svg:x1="13.847cm" svg:y1="3.519cm" svg:x2="15.557cm" svg:y2="2.003cm">
          <text:p/>
        </draw:line>
        <draw:line draw:style-name="gr21" draw:text-style-name="P6" draw:layer="layout" svg:x1="8.715cm" svg:y1="2.003cm" svg:x2="15.557cm" svg:y2="2.003cm">
          <text:p/>
        </draw:line>
        <draw:line draw:style-name="gr21" draw:text-style-name="P6" draw:layer="layout" svg:x1="15.603cm" svg:y1="1.935cm" svg:x2="15.603cm" svg:y2="11.03cm">
          <text:p/>
        </draw:line>
        <draw:line draw:style-name="gr20" draw:text-style-name="P6" draw:layer="layout" svg:x1="13.847cm" svg:y1="12.791cm" svg:x2="15.602cm" svg:y2="11.03cm">
          <text:p/>
        </draw:line>
        <draw:line draw:style-name="gr81" draw:text-style-name="P6" draw:layer="layout" svg:x1="13.824cm" svg:y1="7.194cm" svg:x2="15.602cm" svg:y2="5.443cm">
          <text:p/>
        </draw:line>
        <draw:line draw:style-name="gr81" draw:text-style-name="P6" draw:layer="layout" svg:x1="13.824cm" svg:y1="9.04cm" svg:x2="15.534cm" svg:y2="7.348cm">
          <text:p/>
        </draw:line>
        <draw:line draw:style-name="gr81" draw:text-style-name="P6" draw:layer="layout" svg:x1="13.847cm" svg:y1="10.895cm" svg:x2="15.557cm" svg:y2="9.203cm">
          <text:p/>
        </draw:line>
        <draw:custom-shape draw:style-name="gr22" draw:text-style-name="P17" draw:layer="layout" svg:width="1.57cm" svg:height="1.593cm" svg:x="5.951cm" svg:y="5.2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9" draw:layer="layout" svg:width="1.508cm" svg:height="1.522cm" svg:x="8.147cm" svg:y="11.081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1.57cm" svg:height="1.593cm" svg:x="5.951cm" svg:y="10.96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9" draw:text-style-name="P6" draw:layer="layout" svg:x1="2.521cm" svg:y1="4.665cm" svg:x2="2.558cm" svg:y2="12.056cm">
          <text:p/>
        </draw:line>
        <draw:custom-shape draw:style-name="gr31" draw:text-style-name="P32" draw:layer="layout" svg:width="1.397cm" svg:height="1.409cm" svg:x="11.793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48" draw:layer="layout" svg:width="0.924cm" svg:height="1.081cm" svg:x="12.01cm" svg:y="5.697cm">
          <draw:text-box>
            <text:p><text:span text:style-name="T23">V</text:span></text:p>
          </draw:text-box>
        </draw:frame>
        <draw:frame draw:style-name="gr86" draw:text-style-name="P49" draw:layer="layout" svg:width="0.924cm" svg:height="1.012cm" svg:x="6.335cm" svg:y="5.772cm">
          <draw:text-box>
            <text:p><text:span text:style-name="T24">E</text:span></text:p>
          </draw:text-box>
        </draw:frame>
        <draw:custom-shape draw:style-name="gr34" draw:text-style-name="P42" draw:layer="layout" svg:width="1.017cm" svg:height="1.026cm" svg:x="10.142cm" svg:y="5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50" draw:layer="layout" svg:width="0.816cm" svg:height="1.012cm" svg:x="10.214cm" svg:y="5.721cm">
          <draw:text-box>
            <text:p><text:span text:style-name="T23">S</text:span></text:p>
          </draw:text-box>
        </draw:frame>
        <draw:line draw:style-name="gr83" draw:text-style-name="P6" draw:layer="layout" svg:x1="2.521cm" svg:y1="12.047cm" svg:x2="5.464cm" svg:y2="12.031cm">
          <text:p/>
        </draw:line>
        <draw:frame draw:style-name="gr88" draw:text-style-name="P51" draw:layer="layout" svg:width="1.29cm" svg:height="1.853cm" svg:x="15.729cm" svg:y="5.95cm">
          <draw:text-box>
            <text:p><text:span text:style-name="T22">L4</text:span></text:p>
          </draw:text-box>
        </draw:frame>
        <draw:frame draw:style-name="gr88" draw:text-style-name="P51" draw:layer="layout" svg:width="1.29cm" svg:height="1.853cm" svg:x="15.729cm" svg:y="7.924cm">
          <draw:text-box>
            <text:p><text:span text:style-name="T22">L5</text:span></text:p>
          </draw:text-box>
        </draw:frame>
        <draw:frame draw:style-name="gr88" draw:text-style-name="P51" draw:layer="layout" svg:width="1.29cm" svg:height="1.853cm" svg:x="15.729cm" svg:y="9.702cm">
          <draw:text-box>
            <text:p><text:span text:style-name="T22">L6</text:span></text:p>
          </draw:text-box>
        </draw:frame>
        <draw:frame draw:style-name="gr89" draw:text-style-name="P52" draw:layer="layout" svg:width="4.826cm" svg:height="3.059cm" svg:x="1.252cm" svg:y="2.649cm">
          <draw:text-box>
            <text:p><text:span text:style-name="T25">Background </text:span></text:p>
            <text:p><text:span text:style-name="T25">noise</text:span></text:p>
          </draw:text-box>
        </draw:frame>
        <draw:custom-shape draw:style-name="gr29" draw:text-style-name="P17" draw:layer="layout" svg:width="1.444cm" svg:height="1.466cm" svg:x="6.078cm" svg:y="7.2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7" draw:layer="layout" svg:width="1.249cm" svg:height="1.269cm" svg:x="6.098cm" svg:y="9.25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9" draw:layer="layout" svg:width="1.508cm" svg:height="1.522cm" svg:x="8.126cm" svg:y="7.349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1.27cm" svg:height="1.282cm" svg:x="8.237cm" svg:y="9.3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1.27cm" svg:height="1.282cm" svg:x="8.237cm" svg:y="5.571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50" draw:layer="layout" svg:width="0.891cm" svg:height="1.012cm" svg:x="8.488cm" svg:y="5.729cm">
          <draw:text-box>
            <text:p><text:span text:style-name="T23">P</text:span></text:p>
          </draw:text-box>
        </draw:frame>
        <draw:custom-shape draw:style-name="gr35" draw:text-style-name="P27" draw:layer="layout" svg:width="1.142cm" svg:height="1.152cm" svg:x="10.143cm" svg:y="7.602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1.142cm" svg:height="1.152cm" svg:x="10.163cm" svg:y="9.49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5" draw:layer="layout" svg:width="0.629cm" svg:height="0.634cm" svg:x="12.307cm" svg:y="11.667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5" draw:layer="layout" svg:width="0.509cm" svg:height="0.508cm" svg:x="12.301cm" svg:y="9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3" draw:layer="layout" svg:width="8.094cm" svg:height="7.613cm" svg:x="5.971cm" svg:y="18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1" draw:text-style-name="P6" draw:layer="layout" svg:x1="5.97cm" svg:y1="18.047cm" svg:x2="14.064cm" svg:y2="18.047cm">
          <text:p/>
        </draw:line>
        <draw:line draw:style-name="gr81" draw:text-style-name="P6" draw:layer="layout" svg:x1="5.97cm" svg:y1="23.732cm" svg:x2="14.064cm" svg:y2="23.732cm">
          <text:p/>
        </draw:line>
        <draw:line draw:style-name="gr81" draw:text-style-name="P6" draw:layer="layout" svg:x1="5.97cm" svg:y1="21.836cm" svg:x2="14.064cm" svg:y2="21.836cm">
          <text:p/>
        </draw:line>
        <draw:line draw:style-name="gr81" draw:text-style-name="P6" draw:layer="layout" svg:x1="5.97cm" svg:y1="19.942cm" svg:x2="14.064cm" svg:y2="19.942cm">
          <text:p/>
        </draw:line>
        <draw:line draw:style-name="gr83" draw:text-style-name="P6" draw:layer="layout" svg:x1="2.738cm" svg:y1="19.168cm" svg:x2="5.628cm" svg:y2="19.187cm">
          <text:p/>
        </draw:line>
        <draw:line draw:style-name="gr83" draw:text-style-name="P6" draw:layer="layout" svg:x1="2.738cm" svg:y1="21.073cm" svg:x2="5.628cm" svg:y2="21.081cm">
          <text:p/>
        </draw:line>
        <draw:line draw:style-name="gr83" draw:text-style-name="P6" draw:layer="layout" svg:x1="2.738cm" svg:y1="22.978cm" svg:x2="5.628cm" svg:y2="22.976cm">
          <text:p/>
        </draw:line>
        <draw:frame draw:style-name="gr84" draw:text-style-name="P47" draw:layer="layout" svg:width="2.113cm" svg:height="1.215cm" svg:x="15.902cm" svg:y="17.102cm">
          <draw:text-box>
            <text:p><text:span text:style-name="T22">L2/3</text:span></text:p>
          </draw:text-box>
        </draw:frame>
        <draw:custom-shape draw:style-name="gr18" draw:text-style-name="P15" draw:layer="layout" svg:width="0.761cm" svg:height="0.761cm" svg:x="12.391cm" svg:y="20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523cm" svg:height="1.523cm" svg:x="10.259cm" svg:y="2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6" draw:layer="layout" svg:x1="2.738cm" svg:y1="17.517cm" svg:x2="5.532cm" svg:y2="17.517cm">
          <text:p/>
        </draw:line>
        <draw:line draw:style-name="gr20" draw:text-style-name="P6" draw:layer="layout" svg:x1="5.909cm" svg:y1="18.016cm" svg:x2="8.872cm" svg:y2="16.5cm">
          <text:p/>
        </draw:line>
        <draw:line draw:style-name="gr20" draw:text-style-name="P6" draw:layer="layout" svg:x1="14.079cm" svg:y1="18.015cm" svg:x2="15.73cm" svg:y2="16.491cm">
          <text:p/>
        </draw:line>
        <draw:line draw:style-name="gr21" draw:text-style-name="P6" draw:layer="layout" svg:x1="8.873cm" svg:y1="16.491cm" svg:x2="15.731cm" svg:y2="16.491cm">
          <text:p/>
        </draw:line>
        <draw:line draw:style-name="gr21" draw:text-style-name="P6" draw:layer="layout" svg:x1="15.729cm" svg:y1="16.491cm" svg:x2="15.774cm" svg:y2="23.935cm">
          <text:p/>
        </draw:line>
        <draw:line draw:style-name="gr20" draw:text-style-name="P6" draw:layer="layout" svg:x1="14.063cm" svg:y1="25.629cm" svg:x2="15.773cm" svg:y2="23.936cm">
          <text:p/>
        </draw:line>
        <draw:line draw:style-name="gr81" draw:text-style-name="P6" draw:layer="layout" svg:x1="14.089cm" svg:y1="19.874cm" svg:x2="15.775cm" svg:y2="18.25cm">
          <text:p/>
        </draw:line>
        <draw:line draw:style-name="gr81" draw:text-style-name="P6" draw:layer="layout" svg:x1="14.064cm" svg:y1="21.836cm" svg:x2="15.774cm" svg:y2="20.144cm">
          <text:p/>
        </draw:line>
        <draw:line draw:style-name="gr81" draw:text-style-name="P6" draw:layer="layout" svg:x1="14.064cm" svg:y1="23.731cm" svg:x2="15.774cm" svg:y2="22.039cm">
          <text:p/>
        </draw:line>
        <draw:custom-shape draw:style-name="gr22" draw:text-style-name="P17" draw:layer="layout" svg:width="1.57cm" svg:height="1.593cm" svg:x="6.169cm" svg:y="18.13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9" draw:layer="layout" svg:width="1.508cm" svg:height="1.522cm" svg:x="8.364cm" svg:y="23.919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1.57cm" svg:height="1.593cm" svg:x="6.169cm" svg:y="23.79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9" draw:text-style-name="P6" draw:layer="layout" svg:x1="2.738cm" svg:y1="17.502cm" svg:x2="2.775cm" svg:y2="24.893cm">
          <text:p/>
        </draw:line>
        <draw:custom-shape draw:style-name="gr31" draw:text-style-name="P32" draw:layer="layout" svg:width="1.397cm" svg:height="1.409cm" svg:x="12.011cm" svg:y="18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3" draw:layer="layout" svg:width="0.924cm" svg:height="0.973cm" svg:x="12.264cm" svg:y="18.596cm">
          <draw:text-box>
            <text:p><text:span text:style-name="T26">V</text:span></text:p>
          </draw:text-box>
        </draw:frame>
        <draw:frame draw:style-name="gr25" draw:text-style-name="P54" draw:layer="layout" svg:width="0.924cm" svg:height="0.973cm" svg:x="6.534cm" svg:y="18.704cm">
          <draw:text-box>
            <text:p><text:span text:style-name="T27">E</text:span></text:p>
          </draw:text-box>
        </draw:frame>
        <draw:custom-shape draw:style-name="gr34" draw:text-style-name="P42" draw:layer="layout" svg:width="1.017cm" svg:height="1.026cm" svg:x="10.359cm" svg:y="18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5" draw:layer="layout" svg:width="1.451cm" svg:height="0.973cm" svg:x="10.432cm" svg:y="18.596cm">
          <draw:text-box>
            <text:p><text:span text:style-name="T26">S</text:span></text:p>
          </draw:text-box>
        </draw:frame>
        <draw:line draw:style-name="gr83" draw:text-style-name="P6" draw:layer="layout" svg:x1="2.738cm" svg:y1="24.883cm" svg:x2="5.681cm" svg:y2="24.867cm">
          <text:p/>
        </draw:line>
        <draw:frame draw:style-name="gr88" draw:text-style-name="P51" draw:layer="layout" svg:width="1.29cm" svg:height="1.853cm" svg:x="15.946cm" svg:y="18.786cm">
          <draw:text-box>
            <text:p><text:span text:style-name="T22">L4</text:span></text:p>
          </draw:text-box>
        </draw:frame>
        <draw:frame draw:style-name="gr88" draw:text-style-name="P51" draw:layer="layout" svg:width="1.29cm" svg:height="1.853cm" svg:x="15.946cm" svg:y="20.761cm">
          <draw:text-box>
            <text:p><text:span text:style-name="T22">L5</text:span></text:p>
          </draw:text-box>
        </draw:frame>
        <draw:frame draw:style-name="gr88" draw:text-style-name="P51" draw:layer="layout" svg:width="1.29cm" svg:height="1.853cm" svg:x="15.946cm" svg:y="22.539cm">
          <draw:text-box>
            <text:p><text:span text:style-name="T22">L6</text:span></text:p>
          </draw:text-box>
        </draw:frame>
        <draw:frame draw:style-name="gr88" draw:text-style-name="P56" draw:layer="layout" svg:width="4.191cm" svg:height="1.853cm" svg:x="2.104cm" svg:y="15.7cm">
          <draw:text-box>
            <text:p><text:span text:style-name="T28">Background </text:span></text:p>
            <text:p><text:span text:style-name="T28">noise</text:span></text:p>
          </draw:text-box>
        </draw:frame>
        <draw:custom-shape draw:style-name="gr29" draw:text-style-name="P17" draw:layer="layout" svg:width="1.444cm" svg:height="1.466cm" svg:x="6.295cm" svg:y="20.05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7" draw:layer="layout" svg:width="1.249cm" svg:height="1.269cm" svg:x="6.315cm" svg:y="22.0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9" draw:layer="layout" svg:width="1.508cm" svg:height="1.522cm" svg:x="8.343cm" svg:y="20.186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1.27cm" svg:height="1.282cm" svg:x="8.454cm" svg:y="22.21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1.27cm" svg:height="1.282cm" svg:x="8.454cm" svg:y="18.407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55" draw:layer="layout" svg:width="0.891cm" svg:height="0.984cm" svg:x="8.706cm" svg:y="18.661cm">
          <draw:text-box>
            <text:p><text:span text:style-name="T26">P</text:span></text:p>
          </draw:text-box>
        </draw:frame>
        <draw:custom-shape draw:style-name="gr35" draw:text-style-name="P27" draw:layer="layout" svg:width="1.142cm" svg:height="1.152cm" svg:x="10.36cm" svg:y="20.439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1.142cm" svg:height="1.152cm" svg:x="10.38cm" svg:y="22.334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5" draw:layer="layout" svg:width="0.629cm" svg:height="0.634cm" svg:x="12.524cm" svg:y="24.504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5" draw:layer="layout" svg:width="0.509cm" svg:height="0.508cm" svg:x="12.518cm" svg:y="22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2" draw:style-name="dp1" draw:master-page-name="Default">
        <draw:frame draw:style-name="gr93" draw:text-style-name="P57" draw:layer="layout" svg:width="2.495cm" svg:height="0.962cm" svg:x="7.855cm" svg:y="9.38cm">
          <draw:text-box>
            <text:p><text:span text:style-name="T29">FINAL</text:span></text:p>
          </draw:text-box>
        </draw:frame>
      </draw:page>
      <draw:page draw:name="page23" draw:style-name="dp1" draw:master-page-name="Default">
        <draw:frame draw:style-name="gr1" draw:text-style-name="P1" draw:layer="layout" svg:width="9.613cm" svg:height="6.994cm" svg:x="1.379cm" svg:y="1.751cm">
          <draw:image xlink:href="Pictures/1000000100000371000002814FB47B4F8F7EF07C.png" xlink:type="simple" xlink:show="embed" xlink:actuate="onLoad" draw:mime-type="image/png">
            <text:p/>
          </draw:image>
        </draw:frame>
        <draw:frame draw:style-name="gr1" draw:text-style-name="P1" draw:layer="layout" svg:width="3.65cm" svg:height="4.269cm" svg:x="11.5cm" svg:y="2.687cm">
          <draw:image xlink:href="Pictures/100000010000013E00000174A770992BBD8F1FE6.png" xlink:type="simple" xlink:show="embed" xlink:actuate="onLoad" draw:mime-type="image/png">
            <text:p/>
          </draw:image>
        </draw:frame>
        <draw:line draw:name="Line 58_16" draw:style-name="gr80" draw:text-style-name="P12" draw:layer="layout" svg:x1="10.103cm" svg:y1="3.953cm" svg:x2="12.555cm" svg:y2="3.538cm">
          <text:p/>
        </draw:line>
        <draw:line draw:name="Line 57_16" draw:style-name="gr80" draw:text-style-name="P12" draw:layer="layout" svg:x1="10.118cm" svg:y1="3.935cm" svg:x2="11.769cm" svg:y2="5.29cm">
          <text:p/>
        </draw:line>
        <draw:frame draw:style-name="gr7" draw:text-style-name="P7" draw:layer="layout" svg:width="1.778cm" svg:height="0.697cm" svg:x="15.983cm" svg:y="7.791cm">
          <draw:text-box>
            <text:p><text:span text:style-name="T1">GABA</text:span></text:p>
          </draw:text-box>
        </draw:frame>
        <draw:custom-shape draw:style-name="gr2" draw:text-style-name="P2" draw:layer="layout" svg:width="0.762cm" svg:height="0.762cm" svg:x="16.706cm" svg:y="8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6.197cm" svg:y="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6.452cm" svg:y="9.3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16.706cm" svg:y="8.2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5.69cm" svg:y1="8.544cm" svg:x2="16.706cm" svg:y2="8.544cm">
          <text:p/>
        </draw:line>
        <draw:line draw:style-name="gr6" draw:text-style-name="P6" draw:layer="layout" svg:x1="15.182cm" svg:y1="9.051cm" svg:x2="16.198cm" svg:y2="9.051cm">
          <text:p/>
        </draw:line>
        <draw:frame draw:style-name="gr7" draw:text-style-name="P7" draw:layer="layout" svg:width="1.778cm" svg:height="0.697cm" svg:x="15.982cm" svg:y="7.791cm">
          <draw:text-box>
            <text:p><text:span text:style-name="T1">GABA</text:span></text:p>
          </draw:text-box>
        </draw:frame>
        <draw:frame draw:style-name="gr7" draw:text-style-name="P8" draw:layer="layout" svg:width="1.645cm" svg:height="0.697cm" svg:x="14.758cm" svg:y="8.436cm">
          <draw:text-box>
            <text:p><text:span text:style-name="T2">AMPA</text:span></text:p>
          </draw:text-box>
        </draw:frame>
        <draw:custom-shape draw:style-name="gr3" draw:text-style-name="P3" draw:layer="layout" svg:width="0.508cm" svg:height="0.508cm" svg:x="16.197cm" svg:y="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08cm" svg:height="0.508cm" svg:x="16.452cm" svg:y="9.3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508cm" svg:height="0.508cm" svg:x="16.706cm" svg:y="8.2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5.69cm" svg:y1="8.544cm" svg:x2="16.706cm" svg:y2="8.544cm">
          <text:p/>
        </draw:line>
        <draw:line draw:style-name="gr6" draw:text-style-name="P6" draw:layer="layout" svg:x1="15.182cm" svg:y1="9.051cm" svg:x2="16.198cm" svg:y2="9.051cm">
          <text:p/>
        </draw:line>
        <draw:frame draw:style-name="gr9" draw:text-style-name="P10" draw:layer="layout" svg:width="2.267cm" svg:height="0.964cm" svg:x="15.055cm" svg:y="9.559cm">
          <draw:text-box>
            <text:p><text:span text:style-name="T3">NMDA</text:span></text:p>
          </draw:text-box>
        </draw:frame>
        <draw:frame draw:style-name="gr7" draw:text-style-name="P11" draw:layer="layout" svg:width="1.778cm" svg:height="0.697cm" svg:x="15.982cm" svg:y="7.791cm">
          <draw:text-box>
            <text:p><text:span text:style-name="T4">GABA</text:span></text:p>
          </draw:text-box>
        </draw:frame>
        <draw:line draw:style-name="gr6" draw:text-style-name="P6" draw:layer="layout" svg:x1="15.386cm" svg:y1="9.55cm" svg:x2="16.402cm" svg:y2="9.55cm">
          <text:p/>
        </draw:line>
        <draw:line draw:style-name="gr81" draw:text-style-name="P6" draw:layer="layout" svg:x1="14.585cm" svg:y1="6.586cm" svg:x2="16.319cm" svg:y2="7.348cm">
          <text:p/>
        </draw:line>
        <draw:line draw:style-name="gr81" draw:text-style-name="P6" draw:layer="layout" svg:x1="14.586cm" svg:y1="6.586cm" svg:x2="15.221cm" svg:y2="8.364cm">
          <text:p/>
        </draw:line>
        <draw:frame draw:style-name="gr1" draw:text-style-name="P1" draw:layer="layout" svg:width="8.304cm" svg:height="7.124cm" svg:x="6.586cm" svg:y="9.125cm">
          <draw:image xlink:href="Pictures/10000001000002EA0000028041AC9FD954B05A16.png" xlink:type="simple" xlink:show="embed" xlink:actuate="onLoad" draw:mime-type="image/png">
            <text:p/>
          </draw:image>
        </draw:frame>
        <draw:frame draw:style-name="gr82" draw:text-style-name="P1" draw:layer="layout" svg:width="0.642cm" svg:height="0.662cm" svg:x="11.411cm" svg:y="4.019cm">
          <draw:image xlink:href="Pictures/100000000000010400000118AADE70BAD9ECFB52.png" xlink:type="simple" xlink:show="embed" xlink:actuate="onLoad" draw:mime-type="image/png">
            <text:p/>
          </draw:image>
        </draw:frame>
        <draw:frame draw:style-name="gr82" draw:text-style-name="P1" draw:layer="layout" svg:width="0.642cm" svg:height="0.662cm" svg:x="15.215cm" svg:y="7.221cm">
          <draw:image xlink:href="Pictures/100000000000010400000118AADE70BAD9ECFB52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frame draw:style-name="gr94" draw:text-style-name="P23" draw:layer="layout" svg:width="2.3cm" svg:height="1.648cm" svg:x="9.43cm" svg:y="7.938cm">
          <draw:text-box>
            <text:p><text:span text:style-name="T29">Cyriel</text:span></text:p>
          </draw:text-box>
        </draw:frame>
      </draw:page>
      <draw:page draw:name="page25" draw:style-name="dp1" draw:master-page-name="Default">
        <draw:frame draw:style-name="gr1" draw:text-style-name="P1" draw:layer="layout" svg:width="9.988cm" svg:height="7.181cm" svg:x="1.043cm" svg:y="1.436cm">
          <draw:image xlink:href="Pictures/10000001000003480000025C8FE1D75E44805E12.png" xlink:type="simple" xlink:show="embed" xlink:actuate="onLoad" draw:mime-type="image/png">
            <text:p/>
          </draw:image>
        </draw:frame>
        <draw:frame draw:style-name="gr1" draw:text-style-name="P1" draw:layer="layout" svg:width="3.65cm" svg:height="4.269cm" svg:x="11.5cm" svg:y="2.687cm">
          <draw:image xlink:href="Pictures/100000010000013E00000174A770992BBD8F1FE6.png" xlink:type="simple" xlink:show="embed" xlink:actuate="onLoad" draw:mime-type="image/png">
            <text:p/>
          </draw:image>
        </draw:frame>
        <draw:line draw:name="Line 58_ 1" draw:style-name="gr80" draw:text-style-name="P12" draw:layer="layout" svg:x1="10.103cm" svg:y1="3.953cm" svg:x2="12.555cm" svg:y2="3.538cm">
          <text:p/>
        </draw:line>
        <draw:line draw:name="Line 57_ 2" draw:style-name="gr80" draw:text-style-name="P12" draw:layer="layout" svg:x1="10.118cm" svg:y1="3.935cm" svg:x2="11.769cm" svg:y2="5.29cm">
          <text:p/>
        </draw:line>
        <draw:custom-shape draw:style-name="gr95" draw:text-style-name="P58" draw:layer="layout" svg:width="0.762cm" svg:height="0.762cm" svg:x="17.213cm" svg:y="8.4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6.706cm" svg:y="8.4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17.213cm" svg:y="7.9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6" draw:text-style-name="P6" draw:layer="layout" svg:x1="15.729cm" svg:y1="8.199cm" svg:x2="17.215cm" svg:y2="8.199cm">
          <text:p/>
        </draw:line>
        <draw:line draw:style-name="gr96" draw:text-style-name="P6" draw:layer="layout" svg:x1="15.221cm" svg:y1="8.645cm" svg:x2="16.706cm" svg:y2="8.645cm">
          <text:p/>
        </draw:line>
        <draw:frame draw:style-name="gr97" draw:text-style-name="P59" draw:layer="layout" svg:width="1.905cm" svg:height="1.137cm" svg:x="14.459cm" svg:y="8.061cm">
          <draw:text-box>
            <text:p><text:span text:style-name="T30">AMPAR</text:span></text:p>
          </draw:text-box>
        </draw:frame>
        <draw:custom-shape draw:style-name="gr98" draw:text-style-name="P60" draw:layer="layout" svg:width="0.508cm" svg:height="0.508cm" svg:x="16.706cm" svg:y="8.4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9" draw:text-style-name="P61" draw:layer="layout" svg:width="0.508cm" svg:height="0.508cm" svg:x="16.873cm" svg:y="8.8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0" draw:text-style-name="P62" draw:layer="layout" svg:width="0.508cm" svg:height="0.508cm" svg:x="17.213cm" svg:y="7.9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63" draw:layer="layout" svg:width="2.267cm" svg:height="0.964cm" svg:x="15.876cm" svg:y="9.252cm">
          <draw:text-box>
            <text:p><text:span text:style-name="T31">NMDAR</text:span></text:p>
          </draw:text-box>
        </draw:frame>
        <draw:frame draw:style-name="gr101" draw:text-style-name="P64" draw:layer="layout" svg:width="2.54cm" svg:height="0.895cm" svg:x="16.363cm" svg:y="7.221cm">
          <draw:text-box>
            <text:p><text:span text:style-name="T32">GABA</text:span><text:span text:style-name="T33">A</text:span><text:span text:style-name="T32">R</text:span></text:p>
          </draw:text-box>
        </draw:frame>
        <draw:line draw:style-name="gr96" draw:text-style-name="P6" draw:layer="layout" svg:x1="15.474cm" svg:y1="9.212cm" svg:x2="16.911cm" svg:y2="9.212cm">
          <text:p/>
        </draw:line>
        <draw:line draw:style-name="gr81" draw:text-style-name="P6" draw:layer="layout" svg:x1="14.585cm" svg:y1="6.586cm" svg:x2="16.319cm" svg:y2="7.348cm">
          <text:p/>
        </draw:line>
        <draw:line draw:style-name="gr81" draw:text-style-name="P6" draw:layer="layout" svg:x1="14.586cm" svg:y1="6.586cm" svg:x2="15.221cm" svg:y2="8.11cm">
          <text:p/>
        </draw:line>
        <draw:frame draw:style-name="gr1" draw:text-style-name="P1" draw:layer="layout" svg:width="11.619cm" svg:height="9.826cm" svg:x="4.384cm" svg:y="8.642cm">
          <draw:image xlink:href="Pictures/10000001000002FD0000028759639052BFE7AEFB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frame draw:style-name="gr1" draw:text-style-name="P1" draw:layer="layout" svg:width="9.988cm" svg:height="7.181cm" svg:x="1.043cm" svg:y="1.436cm">
          <draw:image xlink:href="Pictures/10000001000003480000025C8FE1D75E44805E12.png" xlink:type="simple" xlink:show="embed" xlink:actuate="onLoad" draw:mime-type="image/png">
            <text:p/>
          </draw:image>
        </draw:frame>
        <draw:frame draw:style-name="gr1" draw:text-style-name="P1" draw:layer="layout" svg:width="3.65cm" svg:height="4.269cm" svg:x="11.5cm" svg:y="2.687cm">
          <draw:image xlink:href="Pictures/100000010000013E00000174A770992BBD8F1FE6.png" xlink:type="simple" xlink:show="embed" xlink:actuate="onLoad" draw:mime-type="image/png">
            <text:p/>
          </draw:image>
        </draw:frame>
        <draw:line draw:name="Line 58_ 3" draw:style-name="gr80" draw:text-style-name="P12" draw:layer="layout" svg:x1="10.103cm" svg:y1="3.953cm" svg:x2="12.555cm" svg:y2="3.538cm">
          <text:p/>
        </draw:line>
        <draw:line draw:name="Line 57_ 4" draw:style-name="gr80" draw:text-style-name="P12" draw:layer="layout" svg:x1="10.118cm" svg:y1="3.935cm" svg:x2="11.769cm" svg:y2="5.29cm">
          <text:p/>
        </draw:line>
        <draw:custom-shape draw:style-name="gr95" draw:text-style-name="P65" draw:layer="layout" svg:width="0.762cm" svg:height="0.762cm" svg:x="17.213cm" svg:y="8.4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6.706cm" svg:y="8.4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17.213cm" svg:y="7.9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6" draw:text-style-name="P6" draw:layer="layout" svg:x1="15.729cm" svg:y1="8.199cm" svg:x2="17.215cm" svg:y2="8.199cm">
          <text:p/>
        </draw:line>
        <draw:line draw:style-name="gr96" draw:text-style-name="P6" draw:layer="layout" svg:x1="15.221cm" svg:y1="8.645cm" svg:x2="16.706cm" svg:y2="8.645cm">
          <text:p/>
        </draw:line>
        <draw:frame draw:style-name="gr97" draw:text-style-name="P59" draw:layer="layout" svg:width="1.905cm" svg:height="1.137cm" svg:x="14.459cm" svg:y="8.061cm">
          <draw:text-box>
            <text:p><text:span text:style-name="T30">AMPAR</text:span></text:p>
          </draw:text-box>
        </draw:frame>
        <draw:custom-shape draw:style-name="gr98" draw:text-style-name="P60" draw:layer="layout" svg:width="0.508cm" svg:height="0.508cm" svg:x="16.706cm" svg:y="8.4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9" draw:text-style-name="P61" draw:layer="layout" svg:width="0.508cm" svg:height="0.508cm" svg:x="16.873cm" svg:y="8.8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0" draw:text-style-name="P62" draw:layer="layout" svg:width="0.508cm" svg:height="0.508cm" svg:x="17.213cm" svg:y="7.9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63" draw:layer="layout" svg:width="2.267cm" svg:height="0.964cm" svg:x="15.876cm" svg:y="9.252cm">
          <draw:text-box>
            <text:p><text:span text:style-name="T31">NMDAR</text:span></text:p>
          </draw:text-box>
        </draw:frame>
        <draw:frame draw:style-name="gr101" draw:text-style-name="P64" draw:layer="layout" svg:width="2.54cm" svg:height="0.895cm" svg:x="16.363cm" svg:y="7.221cm">
          <draw:text-box>
            <text:p><text:span text:style-name="T32">GABA</text:span><text:span text:style-name="T33">A</text:span><text:span text:style-name="T32">R</text:span></text:p>
          </draw:text-box>
        </draw:frame>
        <draw:line draw:style-name="gr96" draw:text-style-name="P6" draw:layer="layout" svg:x1="15.474cm" svg:y1="9.212cm" svg:x2="16.911cm" svg:y2="9.212cm">
          <text:p/>
        </draw:line>
        <draw:line draw:style-name="gr81" draw:text-style-name="P6" draw:layer="layout" svg:x1="14.585cm" svg:y1="6.586cm" svg:x2="16.319cm" svg:y2="7.348cm">
          <text:p/>
        </draw:line>
        <draw:line draw:style-name="gr81" draw:text-style-name="P6" draw:layer="layout" svg:x1="14.586cm" svg:y1="6.586cm" svg:x2="15.221cm" svg:y2="8.11cm">
          <text:p/>
        </draw:line>
        <draw:frame draw:style-name="gr1" draw:text-style-name="P1" draw:layer="layout" svg:width="10.542cm" svg:height="8.67cm" svg:x="4.807cm" svg:y="8.71cm">
          <draw:image xlink:href="Pictures/10000001000002D700000256E159AF3BE6B5C829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frame draw:style-name="gr1" draw:text-style-name="P1" draw:layer="layout" svg:width="9.988cm" svg:height="7.181cm" svg:x="1.043cm" svg:y="1.436cm">
          <draw:image xlink:href="Pictures/10000001000003480000025C8FE1D75E44805E12.png" xlink:type="simple" xlink:show="embed" xlink:actuate="onLoad" draw:mime-type="image/png">
            <text:p/>
          </draw:image>
        </draw:frame>
        <draw:frame draw:style-name="gr1" draw:text-style-name="P1" draw:layer="layout" svg:width="3.65cm" svg:height="4.269cm" svg:x="11.5cm" svg:y="2.687cm">
          <draw:image xlink:href="Pictures/100000010000013E00000174A770992BBD8F1FE6.png" xlink:type="simple" xlink:show="embed" xlink:actuate="onLoad" draw:mime-type="image/png">
            <text:p/>
          </draw:image>
        </draw:frame>
        <draw:line draw:name="Line 58_ 2" draw:style-name="gr80" draw:text-style-name="P12" draw:layer="layout" svg:x1="10.103cm" svg:y1="3.953cm" svg:x2="12.555cm" svg:y2="3.538cm">
          <text:p/>
        </draw:line>
        <draw:line draw:name="Line 57_ 3" draw:style-name="gr80" draw:text-style-name="P12" draw:layer="layout" svg:x1="10.118cm" svg:y1="3.935cm" svg:x2="11.769cm" svg:y2="5.29cm">
          <text:p/>
        </draw:line>
        <draw:custom-shape draw:style-name="gr95" draw:text-style-name="P65" draw:layer="layout" svg:width="0.762cm" svg:height="0.762cm" svg:x="17.213cm" svg:y="8.4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6.706cm" svg:y="8.4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508cm" svg:height="0.508cm" svg:x="17.213cm" svg:y="7.9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6" draw:text-style-name="P6" draw:layer="layout" svg:x1="15.729cm" svg:y1="8.199cm" svg:x2="17.215cm" svg:y2="8.199cm">
          <text:p/>
        </draw:line>
        <draw:line draw:style-name="gr96" draw:text-style-name="P6" draw:layer="layout" svg:x1="15.221cm" svg:y1="8.645cm" svg:x2="16.706cm" svg:y2="8.645cm">
          <text:p/>
        </draw:line>
        <draw:frame draw:style-name="gr97" draw:text-style-name="P59" draw:layer="layout" svg:width="1.905cm" svg:height="1.137cm" svg:x="14.459cm" svg:y="8.061cm">
          <draw:text-box>
            <text:p><text:span text:style-name="T30">AMPAR</text:span></text:p>
          </draw:text-box>
        </draw:frame>
        <draw:custom-shape draw:style-name="gr98" draw:text-style-name="P60" draw:layer="layout" svg:width="0.508cm" svg:height="0.508cm" svg:x="16.706cm" svg:y="8.4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9" draw:text-style-name="P61" draw:layer="layout" svg:width="0.508cm" svg:height="0.508cm" svg:x="16.873cm" svg:y="8.8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0" draw:text-style-name="P62" draw:layer="layout" svg:width="0.508cm" svg:height="0.508cm" svg:x="17.213cm" svg:y="7.9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63" draw:layer="layout" svg:width="2.267cm" svg:height="0.964cm" svg:x="15.876cm" svg:y="9.252cm">
          <draw:text-box>
            <text:p><text:span text:style-name="T31">NMDAR</text:span></text:p>
          </draw:text-box>
        </draw:frame>
        <draw:frame draw:style-name="gr101" draw:text-style-name="P64" draw:layer="layout" svg:width="2.54cm" svg:height="0.895cm" svg:x="16.363cm" svg:y="7.221cm">
          <draw:text-box>
            <text:p><text:span text:style-name="T32">GABA</text:span><text:span text:style-name="T33">A</text:span><text:span text:style-name="T32">R</text:span></text:p>
          </draw:text-box>
        </draw:frame>
        <draw:line draw:style-name="gr96" draw:text-style-name="P6" draw:layer="layout" svg:x1="15.474cm" svg:y1="9.212cm" svg:x2="16.911cm" svg:y2="9.212cm">
          <text:p/>
        </draw:line>
        <draw:line draw:style-name="gr81" draw:text-style-name="P6" draw:layer="layout" svg:x1="14.585cm" svg:y1="6.586cm" svg:x2="16.319cm" svg:y2="7.348cm">
          <text:p/>
        </draw:line>
        <draw:line draw:style-name="gr81" draw:text-style-name="P6" draw:layer="layout" svg:x1="14.586cm" svg:y1="6.586cm" svg:x2="15.221cm" svg:y2="8.11cm">
          <text:p/>
        </draw:line>
        <draw:frame draw:style-name="gr102" draw:text-style-name="P1" draw:layer="layout" svg:width="10.813cm" svg:height="8.991cm" svg:x="5.189cm" svg:y="8.642cm">
          <draw:image xlink:href="Pictures/10000001000002FD0000028759639052BFE7AEFB.png" xlink:type="simple" xlink:show="embed" xlink:actuate="onLoad" draw:mime-type="image/png">
            <text:p/>
          </draw:image>
        </draw:frame>
        <draw:custom-shape draw:style-name="gr103" draw:text-style-name="P66" draw:layer="layout" svg:width="0.533cm" svg:height="0.254cm" svg:x="12.993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7" draw:layer="layout" svg:width="0.508cm" svg:height="0.254cm" svg:x="12.486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8" draw:layer="layout" svg:width="0.508cm" svg:height="0.254cm" svg:x="11.977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69" draw:layer="layout" svg:width="0.508cm" svg:height="0.254cm" svg:x="11.47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70" draw:layer="layout" svg:width="0.533cm" svg:height="0.254cm" svg:x="12.993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1" draw:layer="layout" svg:width="0.508cm" svg:height="0.254cm" svg:x="12.486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svg:x="11.977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73" draw:layer="layout" svg:width="0.508cm" svg:height="0.254cm" svg:x="11.47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6" draw:layer="layout" svg:width="0.533cm" svg:height="0.254cm" svg:x="12.993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7" draw:layer="layout" svg:width="0.508cm" svg:height="0.254cm" svg:x="12.486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8" draw:layer="layout" svg:width="0.508cm" svg:height="0.254cm" svg:x="11.977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69" draw:layer="layout" svg:width="0.508cm" svg:height="0.254cm" svg:x="11.47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70" draw:layer="layout" svg:width="0.533cm" svg:height="0.254cm" svg:x="12.993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1" draw:layer="layout" svg:width="0.508cm" svg:height="0.254cm" svg:x="12.486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svg:x="11.977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73" draw:layer="layout" svg:width="0.508cm" svg:height="0.254cm" svg:x="11.47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70" draw:layer="layout" svg:width="0.533cm" svg:height="0.254cm" svg:x="10.962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7" draw:layer="layout" svg:width="0.508cm" svg:height="0.254cm" svg:x="10.454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8" draw:layer="layout" svg:width="0.508cm" svg:height="0.254cm" svg:x="9.946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1" draw:layer="layout" svg:width="0.508cm" svg:height="0.254cm" svg:x="10.454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svg:x="9.946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7" draw:layer="layout" svg:width="0.508cm" svg:height="0.254cm" svg:x="10.454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8" draw:layer="layout" svg:width="0.508cm" svg:height="0.254cm" svg:x="9.946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1" draw:layer="layout" svg:width="0.508cm" svg:height="0.254cm" svg:x="10.454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svg:x="9.946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7" draw:layer="layout" svg:width="0.508cm" svg:height="0.254cm" svg:x="8.37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8" draw:layer="layout" svg:width="0.508cm" svg:height="0.254cm" svg:x="7.863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69" draw:layer="layout" svg:width="0.508cm" svg:height="0.254cm" svg:x="7.354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1" draw:layer="layout" svg:width="0.508cm" svg:height="0.254cm" svg:x="8.37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svg:x="7.863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73" draw:layer="layout" svg:width="0.508cm" svg:height="0.254cm" svg:x="7.354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7" draw:layer="layout" svg:width="0.508cm" svg:height="0.254cm" svg:x="8.37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8" draw:layer="layout" svg:width="0.508cm" svg:height="0.254cm" svg:x="7.863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69" draw:layer="layout" svg:width="0.508cm" svg:height="0.254cm" svg:x="7.354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1" draw:layer="layout" svg:width="0.508cm" svg:height="0.254cm" svg:x="8.37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svg:x="7.863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73" draw:layer="layout" svg:width="0.508cm" svg:height="0.254cm" svg:x="7.354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6" draw:layer="layout" svg:width="0.533cm" svg:height="0.254cm" svg:x="6.847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7" draw:layer="layout" svg:width="0.508cm" svg:height="0.254cm" svg:x="6.339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8" draw:layer="layout" svg:width="0.508cm" svg:height="0.254cm" svg:x="5.831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69" draw:layer="layout" svg:width="0.508cm" svg:height="0.254cm" svg:x="5.323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70" draw:layer="layout" svg:width="0.533cm" svg:height="0.254cm" svg:x="6.847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1" draw:layer="layout" svg:width="0.508cm" svg:height="0.254cm" svg:x="6.339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svg:x="5.831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73" draw:layer="layout" svg:width="0.508cm" svg:height="0.254cm" svg:x="5.323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6" draw:layer="layout" svg:width="0.533cm" svg:height="0.254cm" svg:x="6.847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7" draw:layer="layout" svg:width="0.508cm" svg:height="0.254cm" svg:x="6.339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8" draw:layer="layout" svg:width="0.508cm" svg:height="0.254cm" svg:x="5.831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69" draw:layer="layout" svg:width="0.508cm" svg:height="0.254cm" svg:x="5.323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70" draw:layer="layout" svg:width="0.533cm" svg:height="0.254cm" svg:x="6.847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1" draw:layer="layout" svg:width="0.508cm" svg:height="0.254cm" svg:x="6.339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svg:x="5.831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73" draw:layer="layout" svg:width="0.508cm" svg:height="0.254cm" svg:x="5.323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70" draw:layer="layout" svg:width="0.533cm" svg:height="0.254cm" svg:x="8.878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73" draw:layer="layout" svg:width="0.508cm" svg:height="0.254cm" svg:x="9.437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75" draw:layer="layout" svg:width="1.569cm" svg:height="1.535cm" svg:x="5.315cm" svg:y="17.761cm">
          <draw:text-box>
            <text:p text:style-name="P74"><text:span text:style-name="T34">L2/3</text:span></text:p>
          </draw:text-box>
        </draw:frame>
        <draw:frame draw:style-name="gr112" draw:text-style-name="P76" draw:layer="layout" svg:width="1.703cm" svg:height="1.016cm" svg:x="7.504cm" svg:y="17.761cm">
          <draw:text-box>
            <text:p text:style-name="P74"><text:span text:style-name="T34">L4</text:span></text:p>
          </draw:text-box>
        </draw:frame>
        <draw:frame draw:style-name="gr113" draw:text-style-name="P76" draw:layer="layout" svg:width="1.208cm" svg:height="1.326cm" svg:x="9.59cm" svg:y="17.761cm">
          <draw:text-box>
            <text:p text:style-name="P74"><text:span text:style-name="T34">L5</text:span></text:p>
          </draw:text-box>
        </draw:frame>
        <draw:frame draw:style-name="gr114" draw:text-style-name="P76" draw:layer="layout" svg:width="1.208cm" svg:height="0.955cm" svg:x="11.682cm" svg:y="17.761cm">
          <draw:text-box>
            <text:p text:style-name="P74"><text:span text:style-name="T34">L6</text:span></text:p>
          </draw:text-box>
        </draw:frame>
        <draw:frame draw:style-name="gr115" draw:text-style-name="P77" draw:layer="layout" svg:width="2.581cm" svg:height="1.663cm" svg:x="8.193cm" svg:y="18.27cm">
          <draw:text-box>
            <text:p text:style-name="P74"><text:span text:style-name="T35">Targets</text:span></text:p>
          </draw:text-box>
        </draw:frame>
        <draw:custom-shape draw:style-name="gr103" draw:text-style-name="P66" draw:layer="layout" svg:width="0.533cm" svg:height="0.254cm" draw:transform="skewX (-0.00401425727958696) rotate (-1.56521127318852) translate (5.239cm 16.9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7" draw:layer="layout" svg:width="0.508cm" svg:height="0.254cm" draw:transform="rotate (-1.56486220733812) translate (5.236cm 16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8" draw:layer="layout" svg:width="0.508cm" svg:height="0.254cm" draw:transform="rotate (-1.56486220733812) translate (5.233cm 15.9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69" draw:layer="layout" svg:width="0.508cm" svg:height="0.254cm" draw:transform="rotate (-1.56486220733812) translate (5.228cm 1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70" draw:layer="layout" svg:width="0.533cm" svg:height="0.254cm" draw:transform="skewX (-0.00401425727958696) rotate (-1.56521127318852) translate (5.239cm 16.9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1" draw:layer="layout" svg:width="0.508cm" svg:height="0.254cm" draw:transform="rotate (-1.56486220733812) translate (5.236cm 16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draw:transform="rotate (-1.56486220733812) translate (5.233cm 15.9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73" draw:layer="layout" svg:width="0.508cm" svg:height="0.254cm" draw:transform="rotate (-1.56486220733812) translate (5.228cm 1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6" draw:layer="layout" svg:width="0.533cm" svg:height="0.254cm" draw:transform="skewX (-0.00401425727958696) rotate (-1.56521127318852) translate (5.239cm 16.9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7" draw:layer="layout" svg:width="0.508cm" svg:height="0.254cm" draw:transform="rotate (-1.56486220733812) translate (5.236cm 16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8" draw:layer="layout" svg:width="0.508cm" svg:height="0.254cm" draw:transform="rotate (-1.56486220733812) translate (5.233cm 15.9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69" draw:layer="layout" svg:width="0.508cm" svg:height="0.254cm" draw:transform="rotate (-1.56486220733812) translate (5.228cm 1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70" draw:layer="layout" svg:width="0.533cm" svg:height="0.254cm" draw:transform="skewX (-0.00401425727958696) rotate (-1.56521127318852) translate (5.239cm 16.9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1" draw:layer="layout" svg:width="0.508cm" svg:height="0.254cm" draw:transform="rotate (-1.56486220733812) translate (5.236cm 16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draw:transform="rotate (-1.56486220733812) translate (5.233cm 15.9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73" draw:layer="layout" svg:width="0.508cm" svg:height="0.254cm" draw:transform="rotate (-1.56486220733812) translate (5.228cm 1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70" draw:layer="layout" svg:width="0.533cm" svg:height="0.254cm" draw:transform="skewX (-0.00401425727958696) rotate (-1.56521127318852) translate (5.225cm 14.8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7" draw:layer="layout" svg:width="0.508cm" svg:height="0.254cm" draw:transform="rotate (-1.56486220733812) translate (5.222cm 14.3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8" draw:layer="layout" svg:width="0.508cm" svg:height="0.254cm" draw:transform="rotate (-1.56486220733812) translate (5.218cm 13.8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1" draw:layer="layout" svg:width="0.508cm" svg:height="0.254cm" draw:transform="rotate (-1.56486220733812) translate (5.222cm 14.3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draw:transform="rotate (-1.56486220733812) translate (5.218cm 13.8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7" draw:layer="layout" svg:width="0.508cm" svg:height="0.254cm" draw:transform="rotate (-1.56486220733812) translate (5.222cm 14.3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8" draw:layer="layout" svg:width="0.508cm" svg:height="0.254cm" draw:transform="rotate (-1.56486220733812) translate (5.218cm 13.8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1" draw:layer="layout" svg:width="0.508cm" svg:height="0.254cm" draw:transform="rotate (-1.56486220733812) translate (5.222cm 14.3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draw:transform="rotate (-1.56486220733812) translate (5.218cm 13.8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7" draw:layer="layout" svg:width="0.508cm" svg:height="0.254cm" draw:transform="rotate (-1.56486220733812) translate (5.209cm 12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8" draw:layer="layout" svg:width="0.508cm" svg:height="0.254cm" draw:transform="rotate (-1.56486220733812) translate (5.206cm 11.7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69" draw:layer="layout" svg:width="0.508cm" svg:height="0.254cm" draw:transform="rotate (-1.56486220733812) translate (5.202cm 11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1" draw:layer="layout" svg:width="0.508cm" svg:height="0.254cm" draw:transform="rotate (-1.56486220733812) translate (5.209cm 12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draw:transform="rotate (-1.56486220733812) translate (5.206cm 11.7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73" draw:layer="layout" svg:width="0.508cm" svg:height="0.254cm" draw:transform="rotate (-1.56486220733812) translate (5.202cm 11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7" draw:layer="layout" svg:width="0.508cm" svg:height="0.254cm" draw:transform="rotate (-1.56486220733812) translate (5.209cm 12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8" draw:layer="layout" svg:width="0.508cm" svg:height="0.254cm" draw:transform="rotate (-1.56486220733812) translate (5.206cm 11.7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69" draw:layer="layout" svg:width="0.508cm" svg:height="0.254cm" draw:transform="rotate (-1.56486220733812) translate (5.202cm 11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1" draw:layer="layout" svg:width="0.508cm" svg:height="0.254cm" draw:transform="rotate (-1.56486220733812) translate (5.209cm 12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draw:transform="rotate (-1.56486220733812) translate (5.206cm 11.7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73" draw:layer="layout" svg:width="0.508cm" svg:height="0.254cm" draw:transform="rotate (-1.56486220733812) translate (5.202cm 11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6" draw:layer="layout" svg:width="0.533cm" svg:height="0.254cm" draw:transform="skewX (-0.00401425727958696) rotate (-1.56521127318852) translate (5.199cm 10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7" draw:layer="layout" svg:width="0.508cm" svg:height="0.254cm" draw:transform="rotate (-1.56486220733812) translate (5.196cm 10.2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8" draw:layer="layout" svg:width="0.508cm" svg:height="0.254cm" draw:transform="rotate (-1.56486220733812) translate (5.191cm 9.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69" draw:layer="layout" svg:width="0.508cm" svg:height="0.254cm" draw:transform="rotate (-1.56486220733812) translate (5.188cm 9.2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70" draw:layer="layout" svg:width="0.533cm" svg:height="0.254cm" draw:transform="skewX (-0.00401425727958696) rotate (-1.56521127318852) translate (5.199cm 10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1" draw:layer="layout" svg:width="0.508cm" svg:height="0.254cm" draw:transform="rotate (-1.56486220733812) translate (5.196cm 10.2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draw:transform="rotate (-1.56486220733812) translate (5.191cm 9.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73" draw:layer="layout" svg:width="0.508cm" svg:height="0.254cm" draw:transform="rotate (-1.56486220733812) translate (5.188cm 9.2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6" draw:layer="layout" svg:width="0.533cm" svg:height="0.254cm" draw:transform="skewX (-0.00401425727958696) rotate (-1.56521127318852) translate (5.199cm 10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7" draw:layer="layout" svg:width="0.508cm" svg:height="0.254cm" draw:transform="rotate (-1.56486220733812) translate (5.196cm 10.2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8" draw:layer="layout" svg:width="0.508cm" svg:height="0.254cm" draw:transform="rotate (-1.56486220733812) translate (5.191cm 9.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69" draw:layer="layout" svg:width="0.508cm" svg:height="0.254cm" draw:transform="rotate (-1.56486220733812) translate (5.188cm 9.2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70" draw:layer="layout" svg:width="0.533cm" svg:height="0.254cm" draw:transform="skewX (-0.00401425727958696) rotate (-1.56521127318852) translate (5.199cm 10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1" draw:layer="layout" svg:width="0.508cm" svg:height="0.254cm" draw:transform="rotate (-1.56486220733812) translate (5.196cm 10.2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draw:transform="rotate (-1.56486220733812) translate (5.191cm 9.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73" draw:layer="layout" svg:width="0.508cm" svg:height="0.254cm" draw:transform="rotate (-1.56486220733812) translate (5.188cm 9.2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70" draw:layer="layout" svg:width="0.533cm" svg:height="0.254cm" draw:transform="skewX (-0.00401425727958696) rotate (-1.56521127318852) translate (5.211cm 12.8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73" draw:layer="layout" svg:width="0.508cm" svg:height="0.254cm" draw:transform="rotate (-1.56486220733812) translate (5.216cm 13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75" draw:layer="layout" svg:width="1.569cm" svg:height="1.535cm" svg:x="3.492cm" svg:y="9.645cm">
          <draw:text-box>
            <text:p text:style-name="P74"><text:span text:style-name="T34">L2/3</text:span></text:p>
          </draw:text-box>
        </draw:frame>
        <draw:frame draw:style-name="gr117" draw:text-style-name="P76" draw:layer="layout" svg:width="1.703cm" svg:height="1.016cm" svg:x="3.993cm" svg:y="11.411cm">
          <draw:text-box>
            <text:p text:style-name="P74"><text:span text:style-name="T34">L4</text:span></text:p>
          </draw:text-box>
        </draw:frame>
        <draw:frame draw:style-name="gr118" draw:text-style-name="P76" draw:layer="layout" svg:width="1.208cm" svg:height="1.326cm" svg:x="3.918cm" svg:y="13.514cm">
          <draw:text-box>
            <text:p text:style-name="P74"><text:span text:style-name="T34">L5</text:span></text:p>
          </draw:text-box>
        </draw:frame>
        <draw:frame draw:style-name="gr119" draw:text-style-name="P23" draw:layer="layout" svg:width="1.129cm" svg:height="1.535cm" svg:x="3.932cm" svg:y="15.602cm">
          <draw:text-box>
            <text:p><text:span text:style-name="T34">L6</text:span></text:p>
          </draw:text-box>
        </draw:frame>
        <draw:frame draw:style-name="gr120" draw:text-style-name="P78" draw:layer="layout" svg:width="3.095cm" svg:height="1.657cm" draw:transform="rotate (1.58057017060606) translate (3.187cm 14.775cm)">
          <draw:text-box>
            <text:p><text:span text:style-name="T35">Sources</text:span></text:p>
          </draw:text-box>
        </draw:frame>
        <draw:custom-shape draw:style-name="gr121" draw:text-style-name="P13" draw:layer="layout" svg:width="1.016cm" svg:height="2.794cm" svg:x="15.094cm" svg:y="12.047cm">
          <text:p/>
          <draw:enhanced-geometry svg:viewBox="0 0 21600 21600" draw:type="rectangle" draw:enhanced-path="M 0 0 L 21600 0 21600 21600 0 21600 0 0 Z N"/>
        </draw:custom-shape>
        <draw:frame draw:style-name="gr122" draw:text-style-name="P23" draw:layer="layout" svg:width="3.99cm" svg:height="1.673cm" draw:transform="rotate (1.57987203890527) translate (14.876cm 14.839cm)">
          <draw:text-box>
            <text:p><text:span text:style-name="T35">Strength</text:span></text:p>
          </draw:text-box>
        </draw:frame>
      </draw:page>
      <draw:page draw:name="page28" draw:style-name="dp1" draw:master-page-name="Default">
        <draw:frame draw:style-name="gr123" draw:text-style-name="P1" draw:layer="layout" svg:width="10.812cm" svg:height="8.384cm" svg:x="5.191cm" svg:y="9.252cm">
          <draw:image xlink:href="Pictures/10000001000002FD0000028759639052BFE7AEFB.png" xlink:type="simple" xlink:show="embed" xlink:actuate="onLoad" draw:mime-type="image/png">
            <text:p/>
          </draw:image>
        </draw:frame>
        <draw:custom-shape draw:style-name="gr109" draw:text-style-name="P72" draw:layer="layout" svg:width="0.508cm" svg:height="0.254cm" svg:x="12.024cm" svg:y="1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0" draw:layer="layout" svg:width="0.508cm" svg:height="0.254cm" svg:x="13.065cm" svg:y="1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73" draw:layer="layout" svg:width="0.508cm" svg:height="0.253cm" svg:x="11.516cm" svg:y="17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75" draw:layer="layout" svg:width="1.569cm" svg:height="1.535cm" svg:x="5.316cm" svg:y="17.762cm">
          <draw:text-box>
            <text:p text:style-name="P74"><text:span text:style-name="T34">L2/3</text:span></text:p>
          </draw:text-box>
        </draw:frame>
        <draw:frame draw:style-name="gr127" draw:text-style-name="P76" draw:layer="layout" svg:width="1.703cm" svg:height="1.016cm" svg:x="7.505cm" svg:y="17.762cm">
          <draw:text-box>
            <text:p text:style-name="P74"><text:span text:style-name="T34">L4</text:span></text:p>
          </draw:text-box>
        </draw:frame>
        <draw:frame draw:style-name="gr128" draw:text-style-name="P76" draw:layer="layout" svg:width="1.208cm" svg:height="1.326cm" svg:x="9.591cm" svg:y="17.762cm">
          <draw:text-box>
            <text:p text:style-name="P74"><text:span text:style-name="T34">L5</text:span></text:p>
          </draw:text-box>
        </draw:frame>
        <draw:frame draw:style-name="gr129" draw:text-style-name="P76" draw:layer="layout" svg:width="1.208cm" svg:height="0.955cm" svg:x="11.683cm" svg:y="17.762cm">
          <draw:text-box>
            <text:p text:style-name="P74"><text:span text:style-name="T34">L6</text:span></text:p>
          </draw:text-box>
        </draw:frame>
        <draw:frame draw:style-name="gr130" draw:text-style-name="P77" draw:layer="layout" svg:width="2.581cm" svg:height="1.663cm" svg:x="8.194cm" svg:y="18.271cm">
          <draw:text-box>
            <text:p text:style-name="P74"><text:span text:style-name="T35">Targets</text:span></text:p>
          </draw:text-box>
        </draw:frame>
        <draw:frame draw:style-name="gr131" draw:text-style-name="P75" draw:layer="layout" svg:width="1.569cm" svg:height="1.535cm" svg:x="3.493cm" svg:y="9.646cm">
          <draw:text-box>
            <text:p text:style-name="P74"><text:span text:style-name="T34">L2/3</text:span></text:p>
          </draw:text-box>
        </draw:frame>
        <draw:frame draw:style-name="gr132" draw:text-style-name="P76" draw:layer="layout" svg:width="1.703cm" svg:height="1.016cm" svg:x="3.994cm" svg:y="11.412cm">
          <draw:text-box>
            <text:p text:style-name="P74"><text:span text:style-name="T34">L4</text:span></text:p>
          </draw:text-box>
        </draw:frame>
        <draw:frame draw:style-name="gr133" draw:text-style-name="P76" draw:layer="layout" svg:width="1.208cm" svg:height="1.326cm" svg:x="3.919cm" svg:y="13.515cm">
          <draw:text-box>
            <text:p text:style-name="P74"><text:span text:style-name="T34">L5</text:span></text:p>
          </draw:text-box>
        </draw:frame>
        <draw:frame draw:style-name="gr134" draw:text-style-name="P23" draw:layer="layout" svg:width="1.129cm" svg:height="0.878cm" svg:x="3.933cm" svg:y="15.603cm">
          <draw:text-box>
            <text:p><text:span text:style-name="T34">L6</text:span></text:p>
          </draw:text-box>
        </draw:frame>
        <draw:frame draw:style-name="gr120" draw:text-style-name="P78" draw:layer="layout" svg:width="3.095cm" svg:height="1.657cm" draw:transform="rotate (1.58057017060606) translate (3.188cm 14.776cm)">
          <draw:text-box>
            <text:p><text:span text:style-name="T35">Sources</text:span></text:p>
          </draw:text-box>
        </draw:frame>
        <draw:custom-shape draw:style-name="gr121" draw:text-style-name="P13" draw:layer="layout" svg:width="1.016cm" svg:height="2.794cm" svg:x="15.095cm" svg:y="12.047cm">
          <text:p/>
          <draw:enhanced-geometry svg:viewBox="0 0 21600 21600" draw:type="rectangle" draw:enhanced-path="M 0 0 L 21600 0 21600 21600 0 21600 0 0 Z N"/>
        </draw:custom-shape>
        <draw:frame draw:style-name="gr122" draw:text-style-name="P23" draw:layer="layout" svg:width="3.99cm" svg:height="1.673cm" draw:transform="rotate (1.57987203890527) translate (14.878cm 14.841cm)">
          <draw:text-box>
            <text:p><text:span text:style-name="T35">Strength</text:span></text:p>
          </draw:text-box>
        </draw:frame>
        <draw:frame draw:style-name="gr135" draw:text-style-name="P79" draw:layer="layout" svg:width="5.078cm" svg:height="1.987cm" svg:x="7.35cm" svg:y="8.237cm">
          <draw:text-box>
            <text:p><text:span text:style-name="T36">Connections</text:span></text:p>
          </draw:text-box>
        </draw:frame>
        <draw:line draw:style-name="gr136" draw:text-style-name="P6" draw:layer="layout" svg:x1="5.318cm" svg:y1="9.28cm" svg:x2="13.598cm" svg:y2="9.28cm">
          <text:p/>
        </draw:line>
        <draw:line draw:style-name="gr136" draw:text-style-name="P6" draw:layer="layout" svg:x1="5.316cm" svg:y1="17.51cm" svg:x2="13.573cm" svg:y2="17.513cm">
          <text:p/>
        </draw:line>
        <draw:line draw:style-name="gr136" draw:text-style-name="P6" draw:layer="layout" svg:x1="13.573cm" svg:y1="17.51cm" svg:x2="13.596cm" svg:y2="9.252cm">
          <text:p/>
        </draw:line>
        <draw:custom-shape draw:style-name="gr137" draw:text-style-name="P71" draw:layer="layout" svg:width="0.533cm" svg:height="0.254cm" svg:x="12.532cm" svg:y="1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0" draw:layer="layout" svg:width="0.508cm" svg:height="0.254cm" svg:x="13.066cm" svg:y="1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0" draw:layer="layout" svg:width="0.508cm" svg:height="0.254cm" svg:x="13.065cm" svg:y="1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0" draw:layer="layout" svg:width="0.508cm" svg:height="0.254cm" svg:x="13.066cm" svg:y="1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2" draw:layer="layout" svg:width="0.559cm" svg:height="0.254cm" svg:x="9.941cm" svg:y="1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0" draw:layer="layout" svg:width="0.508cm" svg:height="0.254cm" svg:x="11.007cm" svg:y="1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73" draw:layer="layout" svg:width="0.508cm" svg:height="0.253cm" svg:x="9.433cm" svg:y="17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1" draw:layer="layout" svg:width="0.533cm" svg:height="0.254cm" svg:x="10.474cm" svg:y="1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svg:x="7.884cm" svg:y="1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0" draw:layer="layout" svg:width="0.508cm" svg:height="0.254cm" svg:x="8.925cm" svg:y="1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73" draw:layer="layout" svg:width="0.508cm" svg:height="0.253cm" svg:x="7.376cm" svg:y="17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1" draw:layer="layout" svg:width="0.533cm" svg:height="0.254cm" svg:x="8.392cm" svg:y="1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svg:x="5.826cm" svg:y="1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0" draw:layer="layout" svg:width="0.508cm" svg:height="0.254cm" svg:x="6.867cm" svg:y="1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73" draw:layer="layout" svg:width="0.508cm" svg:height="0.253cm" svg:x="5.318cm" svg:y="17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1" draw:layer="layout" svg:width="0.533cm" svg:height="0.254cm" svg:x="6.334cm" svg:y="1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65" draw:layer="layout" svg:width="0.762cm" svg:height="0.762cm" svg:x="5.913cm" svg:y="3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6" draw:layer="layout" svg:x1="4.531cm" svg:y1="2.807cm" svg:x2="6.182cm" svg:y2="3.315cm">
          <text:p/>
        </draw:line>
        <draw:frame draw:style-name="gr97" draw:text-style-name="P80" draw:layer="layout" svg:width="1.905cm" svg:height="1.137cm" svg:x="3.794cm" svg:y="3.111cm">
          <draw:text-box>
            <text:p><text:span text:style-name="T37">AMPAR</text:span></text:p>
          </draw:text-box>
        </draw:frame>
        <draw:frame draw:style-name="gr9" draw:text-style-name="P81" draw:layer="layout" svg:width="2.267cm" svg:height="0.964cm" svg:x="5.21cm" svg:y="4.307cm">
          <draw:text-box>
            <text:p><text:span text:style-name="T37">NMDAR</text:span></text:p>
          </draw:text-box>
        </draw:frame>
        <draw:frame draw:style-name="gr101" draw:text-style-name="P81" draw:layer="layout" svg:width="2.54cm" svg:height="0.895cm" svg:x="5.144cm" svg:y="2.397cm">
          <draw:text-box>
            <text:p><text:span text:style-name="T37">GABA</text:span><text:span text:style-name="T38">A</text:span><text:span text:style-name="T37">R</text:span></text:p>
          </draw:text-box>
        </draw:frame>
        <draw:line draw:style-name="gr140" draw:text-style-name="P6" draw:layer="layout" svg:x1="4.175cm" svg:y1="3.746cm" svg:x2="5.866cm" svg:y2="3.746cm">
          <text:p/>
        </draw:line>
        <draw:line draw:style-name="gr140" draw:text-style-name="P6" draw:layer="layout" svg:x1="4.683cm" svg:y1="4.763cm" svg:x2="5.993cm" svg:y2="4.128cm">
          <text:p/>
        </draw:line>
        <draw:line draw:style-name="gr136" draw:text-style-name="P6" draw:layer="layout" svg:x1="5.324cm" svg:y1="17.51cm" svg:x2="5.324cm" svg:y2="9.28cm">
          <text:p/>
        </draw:line>
        <draw:custom-shape draw:style-name="gr109" draw:text-style-name="P72" draw:layer="layout" svg:width="0.508cm" svg:height="0.254cm" draw:transform="rotate (-1.5707963267949) translate (5.216cm 15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0" draw:layer="layout" svg:width="0.508cm" svg:height="0.254cm" draw:transform="rotate (-1.5707963267949) translate (5.217cm 17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73" draw:layer="layout" svg:width="0.508cm" svg:height="0.253cm" draw:transform="rotate (-1.5707963267949) translate (5.216cm 15.4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1" draw:layer="layout" svg:width="0.533cm" svg:height="0.254cm" draw:transform="rotate (-1.5707963267949) translate (5.217cm 16.4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0" draw:layer="layout" svg:width="0.508cm" svg:height="0.254cm" draw:transform="rotate (-1.5707963267949) translate (5.216cm 17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0" draw:layer="layout" svg:width="0.508cm" svg:height="0.254cm" draw:transform="rotate (-1.5707963267949) translate (5.217cm 17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0" draw:layer="layout" svg:width="0.508cm" svg:height="0.254cm" draw:transform="rotate (-1.5707963267949) translate (5.216cm 17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2" draw:layer="layout" svg:width="0.559cm" svg:height="0.254cm" draw:transform="rotate (-1.5707963267949) translate (5.216cm 13.8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0" draw:layer="layout" svg:width="0.508cm" svg:height="0.254cm" draw:transform="rotate (-1.5707963267949) translate (5.217cm 14.9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73" draw:layer="layout" svg:width="0.508cm" svg:height="0.253cm" draw:transform="rotate (-1.5707963267949) translate (5.216cm 13.3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1" draw:layer="layout" svg:width="0.533cm" svg:height="0.254cm" draw:transform="rotate (-1.5707963267949) translate (5.217cm 14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draw:transform="rotate (-1.5707963267949) translate (5.217cm 11.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0" draw:layer="layout" svg:width="0.508cm" svg:height="0.254cm" draw:transform="rotate (-1.5707963267949) translate (5.217cm 12.8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73" draw:layer="layout" svg:width="0.508cm" svg:height="0.253cm" draw:transform="rotate (-1.5707963267949) translate (5.216cm 11.3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1" draw:layer="layout" svg:width="0.533cm" svg:height="0.254cm" draw:transform="rotate (-1.5707963267949) translate (5.216cm 12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2" draw:layer="layout" svg:width="0.508cm" svg:height="0.254cm" draw:transform="rotate (-1.5707963267949) translate (5.217cm 9.7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0" draw:layer="layout" svg:width="0.508cm" svg:height="0.254cm" draw:transform="rotate (-1.5707963267949) translate (5.217cm 10.8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73" draw:layer="layout" svg:width="0.508cm" svg:height="0.253cm" draw:transform="rotate (-1.5707963267949) translate (5.216cm 9.2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1" draw:layer="layout" svg:width="0.533cm" svg:height="0.254cm" draw:transform="rotate (-1.5707963267949) translate (5.217cm 10.2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9" draw:style-name="dp1" draw:master-page-name="Default">
        <draw:frame draw:style-name="gr141" draw:text-style-name="P23" draw:layer="layout" svg:width="3.889cm" svg:height="1.665cm" svg:x="9.43cm" svg:y="7.938cm">
          <draw:text-box>
            <text:p><text:span text:style-name="T29">JORGE</text:span></text:p>
          </draw:text-box>
        </draw:frame>
      </draw:page>
      <draw:page draw:name="page30" draw:style-name="dp1" draw:master-page-name="Default">
        <draw:frame draw:style-name="gr1" draw:text-style-name="P1" draw:layer="layout" svg:width="9.988cm" svg:height="7.181cm" svg:x="1.043cm" svg:y="1.505cm">
          <draw:image xlink:href="Pictures/10000001000003480000025C8FE1D75E44805E12.png" xlink:type="simple" xlink:show="embed" xlink:actuate="onLoad" draw:mime-type="image/png">
            <text:p/>
          </draw:image>
        </draw:frame>
        <draw:frame draw:style-name="gr1" draw:text-style-name="P1" draw:layer="layout" svg:width="3.65cm" svg:height="4.269cm" svg:x="11.5cm" svg:y="2.687cm">
          <draw:image xlink:href="Pictures/100000010000013E00000174A770992BBD8F1FE6.png" xlink:type="simple" xlink:show="embed" xlink:actuate="onLoad" draw:mime-type="image/png">
            <text:p/>
          </draw:image>
        </draw:frame>
        <draw:line draw:name="Line 58_ 5" draw:style-name="gr80" draw:text-style-name="P12" draw:layer="layout" svg:x1="10.103cm" svg:y1="3.953cm" svg:x2="12.555cm" svg:y2="3.538cm">
          <text:p/>
        </draw:line>
        <draw:line draw:name="Line 57_ 6" draw:style-name="gr80" draw:text-style-name="P12" draw:layer="layout" svg:x1="10.118cm" svg:y1="3.935cm" svg:x2="11.769cm" svg:y2="5.29cm">
          <text:p/>
        </draw:line>
        <draw:line draw:style-name="gr81" draw:text-style-name="P6" draw:layer="layout" svg:x1="14.585cm" svg:y1="6.586cm" svg:x2="16.494cm" svg:y2="7.223cm">
          <text:p/>
        </draw:line>
        <draw:line draw:style-name="gr81" draw:text-style-name="P6" draw:layer="layout" svg:x1="14.586cm" svg:y1="6.586cm" svg:x2="15.097cm" svg:y2="8.239cm">
          <text:p/>
        </draw:line>
        <draw:frame draw:style-name="gr1" draw:text-style-name="P1" draw:layer="layout" svg:width="11.989cm" svg:height="10.297cm" svg:x="4.124cm" svg:y="8.737cm">
          <draw:image xlink:href="Pictures/10000001000002DA00000273F7AB320B3FA4C962.png" xlink:type="simple" xlink:show="embed" xlink:actuate="onLoad" draw:mime-type="image/png">
            <text:p/>
          </draw:image>
        </draw:frame>
        <draw:frame draw:style-name="gr1" draw:text-style-name="P1" draw:layer="layout" svg:width="3.586cm" svg:height="2.594cm" svg:x="15.224cm" svg:y="7.35cm">
          <draw:image xlink:href="Pictures/1000000100000130000000DC2CB0FA2DC8FCFA7C.png" xlink:type="simple" xlink:show="embed" xlink:actuate="onLoad" draw:mime-type="image/png">
            <text:p/>
          </draw:image>
        </draw:frame>
      </draw:page>
      <draw:page draw:name="page31" draw:style-name="dp1" draw:master-page-name="Default">
        <draw:frame draw:style-name="gr1" draw:text-style-name="P1" draw:layer="layout" svg:width="12.136cm" svg:height="10.423cm" svg:x="3.977cm" svg:y="8.738cm">
          <draw:image xlink:href="Pictures/10000001000002DA00000273F7AB320B3FA4C962.png" xlink:type="simple" xlink:show="embed" xlink:actuate="onLoad" draw:mime-type="image/png">
            <text:p/>
          </draw:image>
        </draw:frame>
        <draw:frame draw:style-name="gr1" draw:text-style-name="P1" draw:layer="layout" svg:width="9.988cm" svg:height="7.181cm" svg:x="1.043cm" svg:y="1.505cm">
          <draw:image xlink:href="Pictures/10000001000003480000025C8FE1D75E44805E12.png" xlink:type="simple" xlink:show="embed" xlink:actuate="onLoad" draw:mime-type="image/png">
            <text:p/>
          </draw:image>
        </draw:frame>
        <draw:frame draw:style-name="gr1" draw:text-style-name="P1" draw:layer="layout" svg:width="3.65cm" svg:height="4.269cm" svg:x="11.5cm" svg:y="2.687cm">
          <draw:image xlink:href="Pictures/100000010000013E00000174A770992BBD8F1FE6.png" xlink:type="simple" xlink:show="embed" xlink:actuate="onLoad" draw:mime-type="image/png">
            <text:p/>
          </draw:image>
        </draw:frame>
        <draw:line draw:name="Line 58_ 4" draw:style-name="gr80" draw:text-style-name="P12" draw:layer="layout" svg:x1="10.103cm" svg:y1="3.953cm" svg:x2="12.555cm" svg:y2="3.538cm">
          <text:p/>
        </draw:line>
        <draw:line draw:name="Line 57_ 5" draw:style-name="gr80" draw:text-style-name="P12" draw:layer="layout" svg:x1="10.118cm" svg:y1="3.935cm" svg:x2="11.769cm" svg:y2="5.29cm">
          <text:p/>
        </draw:line>
        <draw:line draw:style-name="gr81" draw:text-style-name="P6" draw:layer="layout" svg:x1="14.585cm" svg:y1="6.586cm" svg:x2="16.494cm" svg:y2="7.223cm">
          <text:p/>
        </draw:line>
        <draw:line draw:style-name="gr81" draw:text-style-name="P6" draw:layer="layout" svg:x1="14.586cm" svg:y1="6.586cm" svg:x2="15.097cm" svg:y2="8.239cm">
          <text:p/>
        </draw:line>
        <draw:custom-shape draw:style-name="gr95" draw:text-style-name="P65" draw:layer="layout" svg:width="0.762cm" svg:height="0.762cm" svg:x="17.216cm" svg:y="8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6" draw:layer="layout" svg:x1="15.834cm" svg:y1="7.553cm" svg:x2="17.485cm" svg:y2="8.061cm">
          <text:p/>
        </draw:line>
        <draw:frame draw:style-name="gr97" draw:text-style-name="P80" draw:layer="layout" svg:width="1.905cm" svg:height="1.137cm" svg:x="15.097cm" svg:y="7.857cm">
          <draw:text-box>
            <text:p><text:span text:style-name="T37">AMPAR</text:span></text:p>
          </draw:text-box>
        </draw:frame>
        <draw:frame draw:style-name="gr9" draw:text-style-name="P81" draw:layer="layout" svg:width="2.267cm" svg:height="0.964cm" svg:x="16.513cm" svg:y="9.053cm">
          <draw:text-box>
            <text:p><text:span text:style-name="T37">NMDAR</text:span></text:p>
          </draw:text-box>
        </draw:frame>
        <draw:frame draw:style-name="gr101" draw:text-style-name="P81" draw:layer="layout" svg:width="2.54cm" svg:height="0.895cm" svg:x="16.447cm" svg:y="7.143cm">
          <draw:text-box>
            <text:p><text:span text:style-name="T37">GABA</text:span><text:span text:style-name="T38">A</text:span><text:span text:style-name="T37">R</text:span></text:p>
          </draw:text-box>
        </draw:frame>
        <draw:line draw:style-name="gr140" draw:text-style-name="P6" draw:layer="layout" svg:x1="15.478cm" svg:y1="8.492cm" svg:x2="17.169cm" svg:y2="8.492cm">
          <text:p/>
        </draw:line>
        <draw:line draw:style-name="gr140" draw:text-style-name="P6" draw:layer="layout" svg:x1="15.986cm" svg:y1="9.509cm" svg:x2="17.296cm" svg:y2="8.874cm">
          <text:p/>
        </draw:line>
      </draw:page>
      <draw:page draw:name="page32" draw:style-name="dp1" draw:master-page-name="Default">
        <draw:frame draw:style-name="gr1" draw:text-style-name="P1" draw:layer="layout" svg:width="12.876cm" svg:height="11.059cm" svg:x="3.54cm" svg:y="8.738cm">
          <draw:image xlink:href="Pictures/10000001000002DA00000273F7AB320B3FA4C962.png" xlink:type="simple" xlink:show="embed" xlink:actuate="onLoad" draw:mime-type="image/png">
            <text:p/>
          </draw:image>
        </draw:frame>
        <draw:frame draw:style-name="gr1" draw:text-style-name="P1" draw:layer="layout" svg:width="9.57cm" svg:height="6.604cm" svg:x="1.336cm" svg:y="1.254cm">
          <draw:image xlink:href="Pictures/100000010000028C000001C28F205BDDEE7ABDD5.png" xlink:type="simple" xlink:show="embed" xlink:actuate="onLoad" draw:mime-type="image/png">
            <text:p/>
          </draw:image>
        </draw:frame>
        <draw:frame draw:style-name="gr1" draw:text-style-name="P1" draw:layer="layout" svg:width="3.65cm" svg:height="4.269cm" svg:x="11.5cm" svg:y="2.687cm">
          <draw:image xlink:href="Pictures/100000010000013E00000174A770992BBD8F1FE6.png" xlink:type="simple" xlink:show="embed" xlink:actuate="onLoad" draw:mime-type="image/png">
            <text:p/>
          </draw:image>
        </draw:frame>
        <draw:line draw:name="Line 58_ 6" draw:style-name="gr80" draw:text-style-name="P12" draw:layer="layout" svg:x1="10.103cm" svg:y1="3.953cm" svg:x2="12.555cm" svg:y2="3.538cm">
          <text:p/>
        </draw:line>
        <draw:line draw:name="Line 57_ 7" draw:style-name="gr80" draw:text-style-name="P12" draw:layer="layout" svg:x1="10.118cm" svg:y1="3.935cm" svg:x2="11.769cm" svg:y2="5.29cm">
          <text:p/>
        </draw:line>
        <draw:custom-shape draw:style-name="gr95" draw:text-style-name="P65" draw:layer="layout" svg:width="0.762cm" svg:height="0.762cm" svg:x="17.213cm" svg:y="8.4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6" draw:layer="layout" svg:x1="15.856cm" svg:y1="7.855cm" svg:x2="17.507cm" svg:y2="8.363cm">
          <text:p/>
        </draw:line>
        <draw:frame draw:style-name="gr97" draw:text-style-name="P80" draw:layer="layout" svg:width="1.905cm" svg:height="1.137cm" svg:x="15.094cm" svg:y="8.109cm">
          <draw:text-box>
            <text:p><text:span text:style-name="T37">AMPAR</text:span></text:p>
          </draw:text-box>
        </draw:frame>
        <draw:frame draw:style-name="gr9" draw:text-style-name="P81" draw:layer="layout" svg:width="2.267cm" svg:height="0.964cm" svg:x="16.384cm" svg:y="9.305cm">
          <draw:text-box>
            <text:p><text:span text:style-name="T37">NMDAR</text:span></text:p>
          </draw:text-box>
        </draw:frame>
        <draw:frame draw:style-name="gr101" draw:text-style-name="P81" draw:layer="layout" svg:width="2.54cm" svg:height="0.895cm" svg:x="16.491cm" svg:y="7.475cm">
          <draw:text-box>
            <text:p><text:span text:style-name="T37">GABA</text:span><text:span text:style-name="T38">A</text:span><text:span text:style-name="T37">R</text:span></text:p>
          </draw:text-box>
        </draw:frame>
        <draw:line draw:style-name="gr140" draw:text-style-name="P6" draw:layer="layout" svg:x1="15.475cm" svg:y1="8.744cm" svg:x2="17.166cm" svg:y2="8.744cm">
          <text:p/>
        </draw:line>
        <draw:line draw:style-name="gr81" draw:text-style-name="P6" draw:layer="layout" svg:x1="14.585cm" svg:y1="6.586cm" svg:x2="16.319cm" svg:y2="7.348cm">
          <text:p/>
        </draw:line>
        <draw:line draw:style-name="gr81" draw:text-style-name="P6" draw:layer="layout" svg:x1="14.586cm" svg:y1="6.586cm" svg:x2="15.221cm" svg:y2="8.11cm">
          <text:p/>
        </draw:line>
        <draw:line draw:style-name="gr140" draw:text-style-name="P6" draw:layer="layout" svg:x1="15.983cm" svg:y1="9.761cm" svg:x2="17.293cm" svg:y2="9.126cm">
          <text:p/>
        </draw:line>
      </draw:page>
      <draw:page draw:name="page33" draw:style-name="dp1" draw:master-page-name="Default">
        <draw:custom-shape draw:style-name="gr14" draw:text-style-name="P13" draw:layer="layout" svg:width="8.094cm" svg:height="9.272cm" svg:x="5.754cm" svg:y="3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1" draw:text-style-name="P6" draw:layer="layout" svg:x1="5.753cm" svg:y1="5.21cm" svg:x2="13.847cm" svg:y2="5.21cm">
          <text:p/>
        </draw:line>
        <draw:line draw:style-name="gr81" draw:text-style-name="P6" draw:layer="layout" svg:x1="5.753cm" svg:y1="10.895cm" svg:x2="13.847cm" svg:y2="10.895cm">
          <text:p/>
        </draw:line>
        <draw:line draw:style-name="gr81" draw:text-style-name="P6" draw:layer="layout" svg:x1="5.753cm" svg:y1="8.999cm" svg:x2="13.847cm" svg:y2="8.999cm">
          <text:p/>
        </draw:line>
        <draw:line draw:style-name="gr81" draw:text-style-name="P6" draw:layer="layout" svg:x1="5.753cm" svg:y1="7.105cm" svg:x2="13.847cm" svg:y2="7.105cm">
          <text:p/>
        </draw:line>
        <draw:line draw:style-name="gr83" draw:text-style-name="P6" draw:layer="layout" svg:x1="2.521cm" svg:y1="6.33cm" svg:x2="5.411cm" svg:y2="6.349cm">
          <text:p/>
        </draw:line>
        <draw:line draw:style-name="gr83" draw:text-style-name="P6" draw:layer="layout" svg:x1="2.521cm" svg:y1="8.236cm" svg:x2="5.411cm" svg:y2="8.244cm">
          <text:p/>
        </draw:line>
        <draw:line draw:style-name="gr83" draw:text-style-name="P6" draw:layer="layout" svg:x1="2.521cm" svg:y1="10.141cm" svg:x2="5.411cm" svg:y2="10.139cm">
          <text:p/>
        </draw:line>
        <draw:frame draw:style-name="gr84" draw:text-style-name="P47" draw:layer="layout" svg:width="2.113cm" svg:height="1.215cm" svg:x="15.686cm" svg:y="4.265cm">
          <draw:text-box>
            <text:p><text:span text:style-name="T22">L2/3</text:span></text:p>
          </draw:text-box>
        </draw:frame>
        <draw:custom-shape draw:style-name="gr18" draw:text-style-name="P15" draw:layer="layout" svg:width="0.761cm" svg:height="0.761cm" svg:x="12.174cm" svg:y="7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523cm" svg:height="1.523cm" svg:x="10.043cm" svg:y="11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6" draw:layer="layout" svg:x1="2.521cm" svg:y1="4.68cm" svg:x2="5.315cm" svg:y2="4.68cm">
          <text:p/>
        </draw:line>
        <draw:line draw:style-name="gr20" draw:text-style-name="P6" draw:layer="layout" svg:x1="5.753cm" svg:y1="3.519cm" svg:x2="8.716cm" svg:y2="2.003cm">
          <text:p/>
        </draw:line>
        <draw:line draw:style-name="gr20" draw:text-style-name="P6" draw:layer="layout" svg:x1="13.847cm" svg:y1="3.519cm" svg:x2="15.557cm" svg:y2="2.003cm">
          <text:p/>
        </draw:line>
        <draw:line draw:style-name="gr21" draw:text-style-name="P6" draw:layer="layout" svg:x1="8.715cm" svg:y1="2.003cm" svg:x2="15.557cm" svg:y2="2.003cm">
          <text:p/>
        </draw:line>
        <draw:line draw:style-name="gr21" draw:text-style-name="P6" draw:layer="layout" svg:x1="15.603cm" svg:y1="1.935cm" svg:x2="15.603cm" svg:y2="11.03cm">
          <text:p/>
        </draw:line>
        <draw:line draw:style-name="gr20" draw:text-style-name="P6" draw:layer="layout" svg:x1="13.847cm" svg:y1="12.791cm" svg:x2="15.602cm" svg:y2="11.03cm">
          <text:p/>
        </draw:line>
        <draw:line draw:style-name="gr81" draw:text-style-name="P6" draw:layer="layout" svg:x1="13.847cm" svg:y1="5.211cm" svg:x2="15.557cm" svg:y2="3.519cm">
          <text:p/>
        </draw:line>
        <draw:line draw:style-name="gr81" draw:text-style-name="P6" draw:layer="layout" svg:x1="13.824cm" svg:y1="7.194cm" svg:x2="15.602cm" svg:y2="5.443cm">
          <text:p/>
        </draw:line>
        <draw:line draw:style-name="gr81" draw:text-style-name="P6" draw:layer="layout" svg:x1="13.824cm" svg:y1="9.04cm" svg:x2="15.534cm" svg:y2="7.348cm">
          <text:p/>
        </draw:line>
        <draw:line draw:style-name="gr81" draw:text-style-name="P6" draw:layer="layout" svg:x1="13.847cm" svg:y1="10.895cm" svg:x2="15.557cm" svg:y2="9.203cm">
          <text:p/>
        </draw:line>
        <draw:custom-shape draw:style-name="gr22" draw:text-style-name="P17" draw:layer="layout" svg:width="1.57cm" svg:height="1.593cm" svg:x="5.951cm" svg:y="5.2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9" draw:layer="layout" svg:width="1.508cm" svg:height="1.522cm" svg:x="8.147cm" svg:y="11.081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1.57cm" svg:height="1.593cm" svg:x="5.951cm" svg:y="10.96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9" draw:text-style-name="P6" draw:layer="layout" svg:x1="2.521cm" svg:y1="4.665cm" svg:x2="2.558cm" svg:y2="12.056cm">
          <text:p/>
        </draw:line>
        <draw:custom-shape draw:style-name="gr31" draw:text-style-name="P32" draw:layer="layout" svg:width="1.397cm" svg:height="1.409cm" svg:x="11.793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2" draw:layer="layout" svg:width="1.017cm" svg:height="1.026cm" svg:x="10.142cm" svg:y="5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6" draw:layer="layout" svg:x1="2.521cm" svg:y1="12.047cm" svg:x2="5.464cm" svg:y2="12.031cm">
          <text:p/>
        </draw:line>
        <draw:frame draw:style-name="gr87" draw:text-style-name="P51" draw:layer="layout" svg:width="1.84cm" svg:height="1.055cm" svg:x="15.729cm" svg:y="2.591cm">
          <draw:text-box>
            <text:p><text:span text:style-name="T22">L1</text:span></text:p>
          </draw:text-box>
        </draw:frame>
        <draw:frame draw:style-name="gr88" draw:text-style-name="P51" draw:layer="layout" svg:width="1.29cm" svg:height="1.853cm" svg:x="15.729cm" svg:y="5.95cm">
          <draw:text-box>
            <text:p><text:span text:style-name="T22">L4</text:span></text:p>
          </draw:text-box>
        </draw:frame>
        <draw:frame draw:style-name="gr88" draw:text-style-name="P51" draw:layer="layout" svg:width="1.29cm" svg:height="1.853cm" svg:x="15.729cm" svg:y="7.924cm">
          <draw:text-box>
            <text:p><text:span text:style-name="T22">L5</text:span></text:p>
          </draw:text-box>
        </draw:frame>
        <draw:frame draw:style-name="gr88" draw:text-style-name="P51" draw:layer="layout" svg:width="1.29cm" svg:height="1.853cm" svg:x="15.729cm" svg:y="9.702cm">
          <draw:text-box>
            <text:p><text:span text:style-name="T22">L6</text:span></text:p>
          </draw:text-box>
        </draw:frame>
        <draw:frame draw:style-name="gr89" draw:text-style-name="P52" draw:layer="layout" svg:width="4.826cm" svg:height="3.059cm" svg:x="1.252cm" svg:y="2.649cm">
          <draw:text-box>
            <text:p><text:span text:style-name="T25">Background </text:span></text:p>
            <text:p><text:span text:style-name="T25">noise</text:span></text:p>
          </draw:text-box>
        </draw:frame>
        <draw:custom-shape draw:style-name="gr29" draw:text-style-name="P17" draw:layer="layout" svg:width="1.444cm" svg:height="1.466cm" svg:x="6.078cm" svg:y="7.2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7" draw:layer="layout" svg:width="1.249cm" svg:height="1.269cm" svg:x="6.098cm" svg:y="9.25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5" draw:layer="layout" svg:width="1.397cm" svg:height="1.409cm" svg:x="8.999cm" svg:y="3.653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1.508cm" svg:height="1.522cm" svg:x="8.126cm" svg:y="7.349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1.27cm" svg:height="1.282cm" svg:x="8.237cm" svg:y="9.3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1.27cm" svg:height="1.282cm" svg:x="8.237cm" svg:y="5.571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1.142cm" svg:height="1.152cm" svg:x="10.143cm" svg:y="7.602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1.142cm" svg:height="1.152cm" svg:x="10.163cm" svg:y="9.49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5" draw:layer="layout" svg:width="0.629cm" svg:height="0.634cm" svg:x="12.307cm" svg:y="11.667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5" draw:layer="layout" svg:width="0.509cm" svg:height="0.508cm" svg:x="12.301cm" svg:y="9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30_ 1" draw:style-name="gr38" draw:text-style-name="P12" draw:layer="layout" svg:x1="5.628cm" svg:y1="16.39cm" svg:x2="6.138cm" svg:y2="18.785cm">
          <text:p/>
        </draw:line>
        <draw:custom-shape draw:name="CustomShape 38_ 1" draw:style-name="gr39" draw:text-style-name="P28" draw:layer="layout" svg:width="0.775cm" svg:height="0.542cm" svg:x="3.027cm" svg:y="19.815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CustomShape 40_ 1" draw:style-name="gr40" draw:text-style-name="P29" draw:layer="layout" svg:width="0.871cm" svg:height="0.623cm" svg:x="5.082cm" svg:y="14.842cm">
          <text:p/>
          <draw:enhanced-geometry draw:mirror-horizontal="fals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range-y-maximum="?f15" draw:handle-position="?f44 ?f32" draw:handle-range-y-minimum="0"/>
          </draw:enhanced-geometry>
        </draw:custom-shape>
        <draw:line draw:name="Line 50_ 1" draw:style-name="gr41" draw:text-style-name="P12" draw:layer="layout" svg:x1="3.895cm" svg:y1="19.143cm" svg:x2="5.129cm" svg:y2="18.271cm">
          <text:p/>
        </draw:line>
        <draw:custom-shape draw:name="CustomShape 31_ 1" draw:style-name="gr42" draw:text-style-name="P12" draw:layer="layout" svg:width="3.283cm" svg:height="0.428cm" draw:transform="rotate (-1.5707963267949) translate (6.778cm 16.113cm)">
          <text:p/>
          <draw:enhanced-geometry draw:mirror-horizontal="true" draw:mirror-vertical="false" svg:viewBox="0 0 0 0" draw:text-areas="0 0 ?f4 ?f5" draw:type="ooxml-bentConnector4" draw:modifiers="-1435 298035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range-y-maximum="2147483647" draw:handle-position="?f1 ?f2" draw:handle-range-y-minimum="-2147483647"/>
          </draw:enhanced-geometry>
        </draw:custom-shape>
        <draw:custom-shape draw:name="CustomShape 37_ 1" draw:style-name="gr43" draw:text-style-name="P30" draw:layer="layout" svg:width="0.773cm" svg:height="0.524cm" svg:x="5.906cm" svg:y="19.907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CustomShape 39_ 1" draw:style-name="gr44" draw:text-style-name="P31" draw:layer="layout" svg:width="0.508cm" svg:height="0.604cm" svg:x="4.683cm" svg:y="17.287cm">
          <text:p/>
          <draw:enhanced-geometry draw:mirror-horizontal="false" draw:mirror-vertical="false" svg:viewBox="0 0 0 0" draw:text-areas="0 0 ?f43 ?f44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range-y-maximum="?f2" draw:handle-position="?f32 ?f24" draw:handle-range-y-minimum="0"/>
            <draw:handle draw:handle-range-y-maximum="?f1" draw:handle-position="?f43 ?f28" draw:handle-range-y-minimum="0"/>
            <draw:handle draw:handle-position="?f32 ?f44" draw:handle-range-x-maximum="?f15" draw:handle-range-x-minimum="0"/>
          </draw:enhanced-geometry>
        </draw:custom-shape>
        <draw:line draw:name="Line 47_ 1" draw:style-name="gr45" draw:text-style-name="P12" draw:layer="layout" svg:x1="5.699cm" svg:y1="18.362cm" svg:x2="5.842cm" svg:y2="18.894cm">
          <text:p/>
        </draw:line>
        <draw:line draw:name="Line 49_ 1" draw:style-name="gr41" draw:text-style-name="P12" draw:layer="layout" svg:x1="4.938cm" svg:y1="16.112cm" svg:x2="3.414cm" svg:y2="18.881cm">
          <text:p/>
        </draw:line>
        <draw:line draw:name="Line 52_ 1" draw:style-name="gr46" draw:text-style-name="P12" draw:layer="layout" svg:x1="5.446cm" svg:y1="16.413cm" svg:x2="5.578cm" svg:y2="17.321cm">
          <text:p/>
        </draw:line>
        <draw:line draw:name="Line 54_ 1" draw:style-name="gr47" draw:text-style-name="P12" draw:layer="layout" svg:x1="5.883cm" svg:y1="16.466cm" svg:x2="6.018cm" svg:y2="17.509cm">
          <text:p/>
        </draw:line>
        <draw:custom-shape draw:style-name="gr48" draw:text-style-name="P19" draw:layer="layout" svg:width="0.99cm" svg:height="0.936cm" svg:x="2.905cm" svg:y="18.88cm">
          <text:p text:style-name="P18"><text:span text:style-name="T6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2" draw:layer="layout" svg:width="0.989cm" svg:height="0.936cm" svg:x="5.006cm" svg:y="15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6" draw:layer="layout" svg:x1="3.895cm" svg:y1="19.143cm" svg:x2="5.637cm" svg:y2="19.16cm">
          <text:p/>
        </draw:line>
        <draw:custom-shape draw:name="CustomShape 51_ 1" draw:style-name="gr51" draw:text-style-name="P28" draw:layer="layout" svg:width="0.231cm" svg:height="0.235cm" svg:x="4.749cm" svg:y="16.06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2" draw:text-style-name="P6" draw:layer="layout" svg:x1="4.175cm" svg:y1="19.414cm" svg:x2="5.951cm" svg:y2="19.414cm">
          <text:p/>
        </draw:line>
        <draw:custom-shape draw:name="CustomShape 34_ 1" draw:style-name="gr53" draw:text-style-name="P30" draw:layer="layout" svg:width="0.386cm" svg:height="0.398cm" draw:transform="rotate (-1.5707963267949) translate (6.604cm 15.859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style-name="gr52" draw:text-style-name="P6" draw:layer="layout" svg:x1="6.322cm" svg:y1="17.89cm" svg:x2="7.651cm" svg:y2="17.89cm">
          <text:p/>
        </draw:line>
        <draw:custom-shape draw:style-name="gr54" draw:text-style-name="P33" draw:layer="layout" svg:width="0.99cm" svg:height="0.936cm" svg:x="5.223cm" svg:y="17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0_ 2" draw:style-name="gr47" draw:text-style-name="P12" draw:layer="layout" svg:x1="3.859cm" svg:y1="18.78cm" svg:x2="5.222cm" svg:y2="17.891cm">
          <text:p/>
        </draw:line>
        <draw:custom-shape draw:name="CustomShape 51_ 2" draw:style-name="gr51" draw:text-style-name="P28" draw:layer="layout" svg:width="0.231cm" svg:height="0.235cm" svg:x="5.003cm" svg:y="18.14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 3" draw:style-name="gr55" draw:text-style-name="P34" draw:layer="layout" svg:width="0.231cm" svg:height="0.235cm" svg:x="3.703cm" svg:y="18.644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 4" draw:style-name="gr55" draw:text-style-name="P34" draw:layer="layout" svg:width="0.23cm" svg:height="0.235cm" svg:x="5.744cm" svg:y="16.343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 5" draw:style-name="gr56" draw:text-style-name="P35" draw:layer="layout" svg:width="0.231cm" svg:height="0.235cm" svg:x="5.412cm" svg:y="17.091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 6" draw:style-name="gr56" draw:text-style-name="P35" draw:layer="layout" svg:width="0.231cm" svg:height="0.235cm" svg:x="5.993cm" svg:y="18.522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 7" draw:style-name="gr55" draw:text-style-name="P34" draw:layer="layout" svg:width="0.231cm" svg:height="0.235cm" svg:x="5.684cm" svg:y="18.708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 8" draw:style-name="gr56" draw:text-style-name="P35" draw:layer="layout" svg:width="0.231cm" svg:height="0.235cm" svg:x="3.474cm" svg:y="18.518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7" draw:text-style-name="P6" draw:layer="layout" svg:x1="5.191cm" svg:y1="16.312cm" svg:x2="3.667cm" svg:y2="18.652cm">
          <text:p/>
        </draw:line>
        <draw:custom-shape draw:style-name="gr58" draw:text-style-name="P17" draw:layer="layout" svg:width="1.257cm" svg:height="1.142cm" svg:x="5.756cm" svg:y="18.65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stomShape 51_ 9" draw:style-name="gr51" draw:text-style-name="P28" draw:layer="layout" svg:width="0.23cm" svg:height="0.235cm" svg:x="5.515cm" svg:y="19.01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_ 2" draw:style-name="gr53" draw:text-style-name="P30" draw:layer="layout" svg:width="0.386cm" svg:height="0.398cm" draw:transform="rotate (-1.5707963267949) translate (4.326cm 19.216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34_ 3" draw:style-name="gr53" draw:text-style-name="P30" draw:layer="layout" svg:width="0.386cm" svg:height="0.398cm" draw:transform="rotate (-1.5707963267949) translate (6.674cm 17.699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page>
      <draw:page draw:name="page34" draw:style-name="dp1" draw:master-page-name="Default">
        <draw:frame draw:style-name="gr1" draw:text-style-name="P1" draw:layer="layout" svg:width="9.647cm" svg:height="7.107cm" svg:x="1.386cm" svg:y="2.016cm">
          <draw:image xlink:href="Pictures/100000010000022300000193EBC77EE0306770AC.png" xlink:type="simple" xlink:show="embed" xlink:actuate="onLoad" draw:mime-type="image/png">
            <text:p/>
          </draw:image>
        </draw:frame>
        <draw:frame draw:style-name="gr1" draw:text-style-name="P1" draw:layer="layout" svg:width="4.655cm" svg:height="4.708cm" svg:x="11.712cm" svg:y="2.896cm">
          <draw:image xlink:href="Pictures/10000001000001080000010B530B94C0D9AED7F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linear" draw:start-color="#ffffff" draw:end-color="#b2b2b2" draw:start-intensity="100%" draw:end-intensity="100%" draw:angle="33deg" draw:border="0%"/>
    <draw:gradient draw:name="Gradient_20_12" draw:display-name="Gradient 12" draw:style="linear" draw:start-color="#00a933" draw:end-color="#ffd7d7" draw:start-intensity="100%" draw:end-intensity="100%" draw:angle="30deg" draw:border="0%"/>
    <draw:gradient draw:name="Gradient_20_16" draw:display-name="Gradient 16" draw:style="linear" draw:start-color="#2a6099" draw:end-color="#dee6ef" draw:start-intensity="100%" draw:end-intensity="100%" draw:angle="30deg" draw:border="0%"/>
    <draw:gradient draw:name="Gradient_20_20" draw:display-name="Gradient 20" draw:style="linear" draw:start-color="#ffbf00" draw:end-color="#fff5ce" draw:start-intensity="100%" draw:end-intensity="100%" draw:angle="30deg" draw:border="0%"/>
    <draw:gradient draw:name="Pastel_20_Bouquet" draw:display-name="Pastel Bouquet" draw:style="linear" draw:start-color="#bf0041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6" draw:display-name="Transparency 6" draw:style="radial" draw:cx="50%" draw:cy="50%" draw:start="100%" draw:end="0%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20 30" svg:d="M10 30l-10-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2T17:01:52.582359623</meta:creation-date>
    <dc:date>2023-06-05T16:45:01.994000000</dc:date>
    <meta:editing-duration>PT5H44M7S</meta:editing-duration>
    <meta:editing-cycles>22</meta:editing-cycles>
    <meta:generator>LibreOffice/7.5.3.2$Windows_X86_64 LibreOffice_project/9f56dff12ba03b9acd7730a5a481eea045e468f3</meta:generator>
    <meta:document-statistic meta:object-count="1365"/>
  </office:meta>
</office:document-meta>
</file>